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41pt"/>
    </style:style>
    <style:style style:name="co3" style:family="table-column">
      <style:table-column-properties fo:break-before="auto" style:column-width="102.64pt"/>
    </style:style>
    <style:style style:name="co4" style:family="table-column">
      <style:table-column-properties fo:break-before="auto" style:column-width="77.16pt"/>
    </style:style>
    <style:style style:name="ro1" style:family="table-row">
      <style:table-row-properties style:row-height="29.1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2.05pt" fo:break-before="auto" style:use-optimal-row-height="true"/>
    </style:style>
    <style:style style:name="ro4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6" style:family="table-cell" style:parent-style-name="Default" style:data-style-name="N2"/>
    <style:style style:name="ce7" style:family="table-cell" style:parent-style-name="Default" style:data-style-name="N0"/>
    <style:style style:name="ce8" style:family="table-cell" style:parent-style-name="Default" style:data-style-name="N2"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12" style:family="table-cell" style:parent-style-name="Default" style:data-style-name="N2">
      <style:text-properties fo:font-size="24pt" fo:font-weight="bold" style:font-size-asian="24pt" style:font-weight-asian="bold" style:font-size-complex="24pt" style:font-weight-complex="bold"/>
    </style:style>
    <style:style style:name="ce13" style:family="table-cell" style:parent-style-name="Default" style:data-style-name="N2">
      <style:text-properties fo:font-size="18pt" fo:font-weight="bold" style:font-size-asian="18pt" style:font-weight-asian="bold" style:font-size-complex="18pt" style:font-weight-complex="bold"/>
    </style:style>
    <style:style style:name="ce14" style:family="table-cell" style:parent-style-name="Default" style:data-style-name="N2"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rite-only" table:style-name="ta1">
        <table:table-column table:style-name="co1" table:number-columns-repeated="9" table:default-cell-style-name="ce6"/>
        <table:table-column table:style-name="co2" table:default-cell-style-name="ce6"/>
        <table:table-column table:style-name="co1" table:number-columns-repeated="1014" table:default-cell-style-name="ce6"/>
        <table:table-row table:style-name="ro1">
          <table:table-cell table:number-columns-repeated="4"/>
          <table:table-cell table:style-name="ce12" office:value-type="string" calcext:value-type="string">
            <text:p>2K Analysis for write-only loads</text:p>
          </table:table-cell>
          <table:table-cell table:style-name="ce12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Variabl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Num M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Num M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Num Threads</text:p>
          </table:table-cell>
          <table:table-cell table:number-columns-repeated="1022"/>
        </table:table-row>
        <table:table-row table:style-name="ro3">
          <table:table-cell table:number-columns-repeated="6"/>
          <table:table-cell table:style-name="ce13" office:value-type="string" calcext:value-type="string">
            <text:p>Throughput</text:p>
          </table:table-cell>
          <table:table-cell/>
          <table:table-cell table:style-name="ce14" table:number-columns-repeated="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TPS_1</text:p>
          </table:table-cell>
          <table:table-cell office:value-type="string" calcext:value-type="string">
            <text:p>TPS_2</text:p>
          </table:table-cell>
          <table:table-cell office:value-type="string" calcext:value-type="string">
            <text:p>TPS_3</text:p>
          </table:table-cell>
          <table:table-cell office:value-type="string" calcext:value-type="string">
            <text:p>Mean TPS</text:p>
          </table:table-cell>
          <table:table-cell office:value-type="string" calcext:value-type="string">
            <text:p>ERR_1</text:p>
          </table:table-cell>
          <table:table-cell office:value-type="string" calcext:value-type="string">
            <text:p>ERR_2</text:p>
          </table:table-cell>
          <table:table-cell office:value-type="string" calcext:value-type="string">
            <text:p>ERR_3</text:p>
          </table:table-cell>
          <table:table-cell table:number-columns-repeated="100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-1" calcext:value-type="float">
            <text:p>-1</text:p>
          </table:table-cell>
          <table:table-cell table:style-name="ce7" table:formula="of:=[.B10]*[.C10]" office:value-type="float" office:value="1" calcext:value-type="float">
            <text:p>1</text:p>
          </table:table-cell>
          <table:table-cell table:style-name="ce7" table:formula="of:=([.B10]*[.D10])" office:value-type="float" office:value="1" calcext:value-type="float">
            <text:p>1</text:p>
          </table:table-cell>
          <table:table-cell table:style-name="ce7" table:formula="of:=([.C10]*[.D10])" office:value-type="float" office:value="1" calcext:value-type="float">
            <text:p>1</text:p>
          </table:table-cell>
          <table:table-cell table:style-name="ce7" table:formula="of:=([.B10]*[.C10]*[.D10])" office:value-type="float" office:value="-1" calcext:value-type="float">
            <text:p>-1</text:p>
          </table:table-cell>
          <table:table-cell table:style-name="Default" office:value-type="float" office:value="6583.99" calcext:value-type="float">
            <text:p>6583.99</text:p>
          </table:table-cell>
          <table:table-cell table:style-name="Default" office:value-type="float" office:value="5872.06" calcext:value-type="float">
            <text:p>5872.06</text:p>
          </table:table-cell>
          <table:table-cell table:style-name="Default" office:value-type="float" office:value="5875.35" calcext:value-type="float">
            <text:p>5875.35</text:p>
          </table:table-cell>
          <table:table-cell table:formula="of:=AVERAGE([.I10:.K10])" office:value-type="float" office:value="6110.46666666667" calcext:value-type="float">
            <text:p>6110.47</text:p>
          </table:table-cell>
          <table:table-cell table:formula="of:=([.I10] - [.L10])" office:value-type="float" office:value="473.523333333333" calcext:value-type="float">
            <text:p>473.52</text:p>
          </table:table-cell>
          <table:table-cell table:formula="of:=([.J10] - [.L10])" office:value-type="float" office:value="-238.406666666667" calcext:value-type="float">
            <text:p>-238.41</text:p>
          </table:table-cell>
          <table:table-cell table:formula="of:=([.K10] - [.L10])" office:value-type="float" office:value="-235.116666666667" calcext:value-type="float">
            <text:p>-235.12</text:p>
          </table:table-cell>
          <table:table-cell table:number-columns-repeated="100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B11]*[.C11]" office:value-type="float" office:value="1" calcext:value-type="float">
            <text:p>1</text:p>
          </table:table-cell>
          <table:table-cell table:style-name="ce7" table:formula="of:=([.B11]*[.D11])" office:value-type="float" office:value="-1" calcext:value-type="float">
            <text:p>-1</text:p>
          </table:table-cell>
          <table:table-cell table:style-name="ce7" table:formula="of:=([.C11]*[.D11])" office:value-type="float" office:value="-1" calcext:value-type="float">
            <text:p>-1</text:p>
          </table:table-cell>
          <table:table-cell table:style-name="ce7" table:formula="of:=([.B11]*[.C11]*[.D11])" office:value-type="float" office:value="1" calcext:value-type="float">
            <text:p>1</text:p>
          </table:table-cell>
          <table:table-cell table:style-name="Default" office:value-type="float" office:value="10784.87" calcext:value-type="float">
            <text:p>10784.87</text:p>
          </table:table-cell>
          <table:table-cell table:style-name="Default" office:value-type="float" office:value="10559.31" calcext:value-type="float">
            <text:p>10559.31</text:p>
          </table:table-cell>
          <table:table-cell table:style-name="Default" office:value-type="float" office:value="11112" calcext:value-type="float">
            <text:p>11112</text:p>
          </table:table-cell>
          <table:table-cell table:formula="of:=AVERAGE([.I11:.K11])" office:value-type="float" office:value="10818.7266666667" calcext:value-type="float">
            <text:p>10818.73</text:p>
          </table:table-cell>
          <table:table-cell table:formula="of:=([.I11] - [.L11])" office:value-type="float" office:value="-33.8566666666666" calcext:value-type="float">
            <text:p>-33.86</text:p>
          </table:table-cell>
          <table:table-cell table:formula="of:=([.J11] - [.L11])" office:value-type="float" office:value="-259.416666666668" calcext:value-type="float">
            <text:p>-259.42</text:p>
          </table:table-cell>
          <table:table-cell table:formula="of:=([.K11] - [.L11])" office:value-type="float" office:value="293.273333333333" calcext:value-type="float">
            <text:p>293.27</text:p>
          </table:table-cell>
          <table:table-cell table:number-columns-repeated="100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7" table:formula="of:=[.B12]*[.C12]" office:value-type="float" office:value="-1" calcext:value-type="float">
            <text:p>-1</text:p>
          </table:table-cell>
          <table:table-cell table:style-name="ce7" table:formula="of:=([.B12]*[.D12])" office:value-type="float" office:value="1" calcext:value-type="float">
            <text:p>1</text:p>
          </table:table-cell>
          <table:table-cell table:style-name="ce7" table:formula="of:=([.C12]*[.D12])" office:value-type="float" office:value="-1" calcext:value-type="float">
            <text:p>-1</text:p>
          </table:table-cell>
          <table:table-cell table:style-name="ce7" table:formula="of:=([.B12]*[.C12]*[.D12])" office:value-type="float" office:value="1" calcext:value-type="float">
            <text:p>1</text:p>
          </table:table-cell>
          <table:table-cell table:style-name="Default" office:value-type="float" office:value="9237.88" calcext:value-type="float">
            <text:p>9237.88</text:p>
          </table:table-cell>
          <table:table-cell table:style-name="Default" office:value-type="float" office:value="9269.57" calcext:value-type="float">
            <text:p>9269.57</text:p>
          </table:table-cell>
          <table:table-cell table:style-name="Default" office:value-type="float" office:value="9318.59" calcext:value-type="float">
            <text:p>9318.59</text:p>
          </table:table-cell>
          <table:table-cell table:formula="of:=AVERAGE([.I12:.K12])" office:value-type="float" office:value="9275.34666666667" calcext:value-type="float">
            <text:p>9275.35</text:p>
          </table:table-cell>
          <table:table-cell table:formula="of:=([.I12] - [.L12])" office:value-type="float" office:value="-37.4666666666671" calcext:value-type="float">
            <text:p>-37.47</text:p>
          </table:table-cell>
          <table:table-cell table:formula="of:=([.J12] - [.L12])" office:value-type="float" office:value="-5.77666666666664" calcext:value-type="float">
            <text:p>-5.78</text:p>
          </table:table-cell>
          <table:table-cell table:formula="of:=([.K12] - [.L12])" office:value-type="float" office:value="43.2433333333338" calcext:value-type="float">
            <text:p>43.24</text:p>
          </table:table-cell>
          <table:table-cell table:number-columns-repeated="100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[.B13]*[.C13]" office:value-type="float" office:value="-1" calcext:value-type="float">
            <text:p>-1</text:p>
          </table:table-cell>
          <table:table-cell table:style-name="ce7" table:formula="of:=([.B13]*[.D13])" office:value-type="float" office:value="-1" calcext:value-type="float">
            <text:p>-1</text:p>
          </table:table-cell>
          <table:table-cell table:style-name="ce7" table:formula="of:=([.C13]*[.D13])" office:value-type="float" office:value="1" calcext:value-type="float">
            <text:p>1</text:p>
          </table:table-cell>
          <table:table-cell table:style-name="ce7" table:formula="of:=([.B13]*[.C13]*[.D13])" office:value-type="float" office:value="-1" calcext:value-type="float">
            <text:p>-1</text:p>
          </table:table-cell>
          <table:table-cell table:style-name="Default" office:value-type="float" office:value="18600.28" calcext:value-type="float">
            <text:p>18600.28</text:p>
          </table:table-cell>
          <table:table-cell table:style-name="Default" office:value-type="float" office:value="17272.73" calcext:value-type="float">
            <text:p>17272.73</text:p>
          </table:table-cell>
          <table:table-cell table:style-name="Default" office:value-type="float" office:value="17470.06" calcext:value-type="float">
            <text:p>17470.06</text:p>
          </table:table-cell>
          <table:table-cell table:formula="of:=AVERAGE([.I13:.K13])" office:value-type="float" office:value="17781.0233333333" calcext:value-type="float">
            <text:p>17781.02</text:p>
          </table:table-cell>
          <table:table-cell table:formula="of:=([.I13] - [.L13])" office:value-type="float" office:value="819.256666666664" calcext:value-type="float">
            <text:p>819.26</text:p>
          </table:table-cell>
          <table:table-cell table:formula="of:=([.J13] - [.L13])" office:value-type="float" office:value="-508.293333333335" calcext:value-type="float">
            <text:p>-508.29</text:p>
          </table:table-cell>
          <table:table-cell table:formula="of:=([.K13] - [.L13])" office:value-type="float" office:value="-310.963333333333" calcext:value-type="float">
            <text:p>-310.96</text:p>
          </table:table-cell>
          <table:table-cell table:number-columns-repeated="1009"/>
        </table:table-row>
        <table:table-row table:style-name="ro2"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-1" calcext:value-type="float">
            <text:p>-1</text:p>
          </table:table-cell>
          <table:table-cell table:style-name="ce7" table:formula="of:=[.B14]*[.C14]" office:value-type="float" office:value="-1" calcext:value-type="float">
            <text:p>-1</text:p>
          </table:table-cell>
          <table:table-cell table:style-name="ce7" table:formula="of:=([.B14]*[.D14])" office:value-type="float" office:value="-1" calcext:value-type="float">
            <text:p>-1</text:p>
          </table:table-cell>
          <table:table-cell table:style-name="ce7" table:formula="of:=([.C14]*[.D14])" office:value-type="float" office:value="1" calcext:value-type="float">
            <text:p>1</text:p>
          </table:table-cell>
          <table:table-cell table:style-name="ce7" table:formula="of:=([.B14]*[.C14]*[.D14])" office:value-type="float" office:value="1" calcext:value-type="float">
            <text:p>1</text:p>
          </table:table-cell>
          <table:table-cell table:style-name="Default" office:value-type="float" office:value="3115.38" calcext:value-type="float">
            <text:p>3115.38</text:p>
          </table:table-cell>
          <table:table-cell table:style-name="Default" office:value-type="float" office:value="3198.37" calcext:value-type="float">
            <text:p>3198.37</text:p>
          </table:table-cell>
          <table:table-cell table:style-name="Default" office:value-type="float" office:value="3114.57" calcext:value-type="float">
            <text:p>3114.57</text:p>
          </table:table-cell>
          <table:table-cell table:formula="of:=AVERAGE([.I14:.K14])" office:value-type="float" office:value="3142.77333333333" calcext:value-type="float">
            <text:p>3142.77</text:p>
          </table:table-cell>
          <table:table-cell table:formula="of:=([.I14] - [.L14])" office:value-type="float" office:value="-27.393333333333" calcext:value-type="float">
            <text:p>-27.39</text:p>
          </table:table-cell>
          <table:table-cell table:formula="of:=([.J14] - [.L14])" office:value-type="float" office:value="55.5966666666668" calcext:value-type="float">
            <text:p>55.60</text:p>
          </table:table-cell>
          <table:table-cell table:formula="of:=([.K14] - [.L14])" office:value-type="float" office:value="-28.2033333333329" calcext:value-type="float">
            <text:p>-28.20</text:p>
          </table:table-cell>
          <table:table-cell table:number-columns-repeated="1009"/>
        </table:table-row>
        <table:table-row table:style-name="ro2"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B15]*[.C15]" office:value-type="float" office:value="-1" calcext:value-type="float">
            <text:p>-1</text:p>
          </table:table-cell>
          <table:table-cell table:style-name="ce7" table:formula="of:=([.B15]*[.D15])" office:value-type="float" office:value="1" calcext:value-type="float">
            <text:p>1</text:p>
          </table:table-cell>
          <table:table-cell table:style-name="ce7" table:formula="of:=([.C15]*[.D15])" office:value-type="float" office:value="-1" calcext:value-type="float">
            <text:p>-1</text:p>
          </table:table-cell>
          <table:table-cell table:style-name="ce7" table:formula="of:=([.B15]*[.C15]*[.D15])" office:value-type="float" office:value="-1" calcext:value-type="float">
            <text:p>-1</text:p>
          </table:table-cell>
          <table:table-cell table:style-name="Default" office:value-type="float" office:value="6247.53" calcext:value-type="float">
            <text:p>6247.53</text:p>
          </table:table-cell>
          <table:table-cell table:style-name="Default" office:value-type="float" office:value="6427.93" calcext:value-type="float">
            <text:p>6427.93</text:p>
          </table:table-cell>
          <table:table-cell table:style-name="Default" office:value-type="float" office:value="6391.08" calcext:value-type="float">
            <text:p>6391.08</text:p>
          </table:table-cell>
          <table:table-cell table:formula="of:=AVERAGE([.I15:.K15])" office:value-type="float" office:value="6355.51333333333" calcext:value-type="float">
            <text:p>6355.51</text:p>
          </table:table-cell>
          <table:table-cell table:formula="of:=([.I15] - [.L15])" office:value-type="float" office:value="-107.983333333334" calcext:value-type="float">
            <text:p>-107.98</text:p>
          </table:table-cell>
          <table:table-cell table:formula="of:=([.J15] - [.L15])" office:value-type="float" office:value="72.416666666667" calcext:value-type="float">
            <text:p>72.42</text:p>
          </table:table-cell>
          <table:table-cell table:formula="of:=([.K15] - [.L15])" office:value-type="float" office:value="35.5666666666666" calcext:value-type="float">
            <text:p>35.57</text:p>
          </table:table-cell>
          <table:table-cell table:number-columns-repeated="1009"/>
        </table:table-row>
        <table:table-row table:style-name="ro2"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7" table:formula="of:=[.B16]*[.C16]" office:value-type="float" office:value="1" calcext:value-type="float">
            <text:p>1</text:p>
          </table:table-cell>
          <table:table-cell table:style-name="ce7" table:formula="of:=([.B16]*[.D16])" office:value-type="float" office:value="-1" calcext:value-type="float">
            <text:p>-1</text:p>
          </table:table-cell>
          <table:table-cell table:style-name="ce7" table:formula="of:=([.C16]*[.D16])" office:value-type="float" office:value="-1" calcext:value-type="float">
            <text:p>-1</text:p>
          </table:table-cell>
          <table:table-cell table:style-name="ce7" table:formula="of:=([.B16]*[.C16]*[.D16])" office:value-type="float" office:value="-1" calcext:value-type="float">
            <text:p>-1</text:p>
          </table:table-cell>
          <table:table-cell table:style-name="Default" office:value-type="float" office:value="6461.39" calcext:value-type="float">
            <text:p>6461.39</text:p>
          </table:table-cell>
          <table:table-cell table:style-name="Default" office:value-type="float" office:value="6646.43" calcext:value-type="float">
            <text:p>6646.43</text:p>
          </table:table-cell>
          <table:table-cell table:style-name="Default" office:value-type="float" office:value="6720.81" calcext:value-type="float">
            <text:p>6720.81</text:p>
          </table:table-cell>
          <table:table-cell table:formula="of:=AVERAGE([.I16:.K16])" office:value-type="float" office:value="6609.54333333333" calcext:value-type="float">
            <text:p>6609.54</text:p>
          </table:table-cell>
          <table:table-cell table:formula="of:=([.I16] - [.L16])" office:value-type="float" office:value="-148.153333333334" calcext:value-type="float">
            <text:p>-148.15</text:p>
          </table:table-cell>
          <table:table-cell table:formula="of:=([.J16] - [.L16])" office:value-type="float" office:value="36.8866666666663" calcext:value-type="float">
            <text:p>36.89</text:p>
          </table:table-cell>
          <table:table-cell table:formula="of:=([.K16] - [.L16])" office:value-type="float" office:value="111.266666666666" calcext:value-type="float">
            <text:p>111.27</text:p>
          </table:table-cell>
          <table:table-cell table:number-columns-repeated="1009"/>
        </table:table-row>
        <table:table-row table:style-name="ro2">
          <table:table-cell table:number-columns-repeated="4" table:style-name="ce7" office:value-type="float" office:value="1" calcext:value-type="float">
            <text:p>1</text:p>
          </table:table-cell>
          <table:table-cell table:style-name="ce7" table:formula="of:=[.B17]*[.C17]" office:value-type="float" office:value="1" calcext:value-type="float">
            <text:p>1</text:p>
          </table:table-cell>
          <table:table-cell table:style-name="ce7" table:formula="of:=([.B17]*[.D17])" office:value-type="float" office:value="1" calcext:value-type="float">
            <text:p>1</text:p>
          </table:table-cell>
          <table:table-cell table:style-name="ce7" table:formula="of:=([.C17]*[.D17])" office:value-type="float" office:value="1" calcext:value-type="float">
            <text:p>1</text:p>
          </table:table-cell>
          <table:table-cell table:style-name="ce7" table:formula="of:=([.B17]*[.C17]*[.D17])" office:value-type="float" office:value="1" calcext:value-type="float">
            <text:p>1</text:p>
          </table:table-cell>
          <table:table-cell table:style-name="Default" office:value-type="float" office:value="12841.69" calcext:value-type="float">
            <text:p>12841.69</text:p>
          </table:table-cell>
          <table:table-cell table:style-name="Default" office:value-type="float" office:value="13124.02" calcext:value-type="float">
            <text:p>13124.02</text:p>
          </table:table-cell>
          <table:table-cell table:style-name="Default" office:value-type="float" office:value="12610.09" calcext:value-type="float">
            <text:p>12610.09</text:p>
          </table:table-cell>
          <table:table-cell table:formula="of:=AVERAGE([.I17:.K17])" office:value-type="float" office:value="12858.6" calcext:value-type="float">
            <text:p>12858.60</text:p>
          </table:table-cell>
          <table:table-cell table:formula="of:=([.I17] - [.L17])" office:value-type="float" office:value="-16.9099999999999" calcext:value-type="float">
            <text:p>-16.91</text:p>
          </table:table-cell>
          <table:table-cell table:formula="of:=([.J17] - [.L17])" office:value-type="float" office:value="265.42" calcext:value-type="float">
            <text:p>265.42</text:p>
          </table:table-cell>
          <table:table-cell table:formula="of:=([.K17] - [.L17])" office:value-type="float" office:value="-248.51" calcext:value-type="float">
            <text:p>-248.51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8" office:value-type="string" calcext:value-type="string">
            <text:p>Table of q values</text:p>
          </table:table-cell>
          <table:table-cell table:style-name="ce9"/>
          <table:table-cell table:number-columns-repeated="5"/>
          <table:table-cell table:style-name="ce8" office:value-type="string" calcext:value-type="string">
            <text:p>Table of Sum of Squares and Variation Contribution Analysis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 calcext:value-type="string">
            <text:p>Conf. Bound</text:p>
          </table:table-cell>
          <table:table-cell table:number-columns-repeated="4"/>
          <table:table-cell office:value-type="string" calcext:value-type="string">
            <text:p>Component</text:p>
          </table:table-cell>
          <table:table-cell office:value-type="string" calcext:value-type="string">
            <text:p>SS(comp) val</text:p>
          </table:table-cell>
          <table:table-cell office:value-type="string" calcext:value-type="string">
            <text:p>Contribution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q0</text:p>
          </table:table-cell>
          <table:table-cell table:formula="of:=SUMPRODUCT([.A10:.A17];[.L10:.L17])/8" office:value-type="float" office:value="9118.99916666667" calcext:value-type="float">
            <text:p>9119.00</text:p>
          </table:table-cell>
          <table:table-cell table:formula="of:=ROUND( [.C22] - [.$G$39];2)" office:value-type="float" office:value="9029.74" calcext:value-type="float">
            <text:p>9029.74</text:p>
          </table:table-cell>
          <table:table-cell table:style-name="ce11" table:formula="of:=ROUND( [.C22] + [.$G$39];2)" office:value-type="float" office:value="9208.25" calcext:value-type="float">
            <text:p>9208.25</text:p>
          </table:table-cell>
          <table:table-cell table:number-columns-repeated="3"/>
          <table:table-cell office:value-type="string" calcext:value-type="string">
            <text:p>SSY</text:p>
          </table:table-cell>
          <table:table-cell table:formula="of:=SUMSQ([.I10:.K17])" office:value-type="float" office:value="2449347512.3776" calcext:value-type="float">
            <text:p>2449347512.3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qA</text:p>
          </table:table-cell>
          <table:table-cell table:formula="of:=SUMPRODUCT([.B10:.B17];[.L10:.L17])/8" office:value-type="float" office:value="-1877.39166666667" calcext:value-type="float">
            <text:p>-1877.39</text:p>
          </table:table-cell>
          <table:table-cell table:formula="of:=ROUND( [.C23] - [.$G$39];2)" office:value-type="float" office:value="-1966.65" calcext:value-type="float">
            <text:p>-1966.65</text:p>
          </table:table-cell>
          <table:table-cell table:style-name="ce11" table:formula="of:=ROUND( [.C23] + [.$G$39];2)" office:value-type="float" office:value="-1788.14" calcext:value-type="float">
            <text:p>-1788.14</text:p>
          </table:table-cell>
          <table:table-cell table:style-name="Default"/>
          <table:table-cell table:number-columns-repeated="2"/>
          <table:table-cell office:value-type="string" calcext:value-type="string">
            <text:p>SS0</text:p>
          </table:table-cell>
          <table:table-cell table:formula="of:=24*[.C22]*[.C22]" office:value-type="float" office:value="1995747499.24002" calcext:value-type="float">
            <text:p>1995747499.24</text:p>
          </table:table-cell>
          <table:table-cell table:formula="of:=(100* [.J23]/[.$J$24])" office:value-type="float" office:value="439.979594673134" calcext:value-type="float">
            <text:p>439.98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qB</text:p>
          </table:table-cell>
          <table:table-cell table:formula="of:=SUMPRODUCT([.C10:.C17];[.L10:.L17])/8" office:value-type="float" office:value="2512.12916666667" calcext:value-type="float">
            <text:p>2512.13</text:p>
          </table:table-cell>
          <table:table-cell table:formula="of:=ROUND( [.C24] - [.$G$39];2)" office:value-type="float" office:value="2422.87" calcext:value-type="float">
            <text:p>2422.87</text:p>
          </table:table-cell>
          <table:table-cell table:style-name="ce11" table:formula="of:=ROUND( [.C24] + [.$G$39];2)" office:value-type="float" office:value="2601.38" calcext:value-type="float">
            <text:p>2601.38</text:p>
          </table:table-cell>
          <table:table-cell table:number-columns-repeated="3"/>
          <table:table-cell office:value-type="string" calcext:value-type="string">
            <text:p>SST</text:p>
          </table:table-cell>
          <table:table-cell table:formula="of:=([.J22] - [.J23])" office:value-type="float" office:value="453600013.137583" calcext:value-type="float">
            <text:p>453600013.14</text:p>
          </table:table-cell>
          <table:table-cell table:formula="of:=(100* [.J24]/[.$J$24])" office:value-type="float" office:value="100" calcext:value-type="float">
            <text:p>100.00</text:p>
          </table:table-cell>
          <table:table-cell/>
          <table:table-cell office:value-type="string" calcext:value-type="string">
            <text:p>Sum of Squares Total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qC</text:p>
          </table:table-cell>
          <table:table-cell table:style-name="ce11" table:formula="of:=SUMPRODUCT([.D10:.D17];[.L10:.L17])/8" office:value-type="float" office:value="2834.46666666667" calcext:value-type="float">
            <text:p>2834.47</text:p>
          </table:table-cell>
          <table:table-cell table:formula="of:=ROUND( [.C25] - [.$G$39];2)" office:value-type="float" office:value="2745.21" calcext:value-type="float">
            <text:p>2745.21</text:p>
          </table:table-cell>
          <table:table-cell table:style-name="ce11" table:formula="of:=ROUND( [.C25] + [.$G$39];2)" office:value-type="float" office:value="2923.72" calcext:value-type="float">
            <text:p>2923.72</text:p>
          </table:table-cell>
          <table:table-cell table:number-columns-repeated="3"/>
          <table:table-cell office:value-type="string" calcext:value-type="string">
            <text:p>SSA</text:p>
          </table:table-cell>
          <table:table-cell table:formula="of:=24*[.C23]*[.C23]" office:value-type="float" office:value="84590387.2816667" calcext:value-type="float">
            <text:p>84590387.28</text:p>
          </table:table-cell>
          <table:table-cell table:formula="of:=(100* [.J25]/[.$J$24])" office:value-type="float" office:value="18.6486739046917" calcext:value-type="float">
            <text:p>18.65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qAB</text:p>
          </table:table-cell>
          <table:table-cell table:style-name="ce11" table:formula="of:=SUMPRODUCT([.E10:.E17];[.L10:.L17])/8" office:value-type="float" office:value="-19.6649999999993" calcext:value-type="float">
            <text:p>-19.66</text:p>
          </table:table-cell>
          <table:table-cell table:formula="of:=ROUND( [.C26] - [.$G$39];2)" office:value-type="float" office:value="-108.92" calcext:value-type="float">
            <text:p>-108.92</text:p>
          </table:table-cell>
          <table:table-cell table:style-name="ce11" table:formula="of:=ROUND( [.C26] + [.$G$39];2)" office:value-type="float" office:value="69.59" calcext:value-type="float">
            <text:p>69.59</text:p>
          </table:table-cell>
          <table:table-cell table:number-columns-repeated="3"/>
          <table:table-cell office:value-type="string" calcext:value-type="string">
            <text:p>SSB</text:p>
          </table:table-cell>
          <table:table-cell table:formula="of:=24*[.C24]*[.C24]" office:value-type="float" office:value="151459030.800417" calcext:value-type="float">
            <text:p>151459030.80</text:p>
          </table:table-cell>
          <table:table-cell table:formula="of:=(100* [.J26]/[.$J$24])" office:value-type="float" office:value="33.390437921896" calcext:value-type="float">
            <text:p>33.39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qAC</text:p>
          </table:table-cell>
          <table:table-cell table:style-name="ce11" table:formula="of:=SUMPRODUCT([.F10:.F17];[.L10:.L17])/8" office:value-type="float" office:value="-469.0175" calcext:value-type="float">
            <text:p>-469.02</text:p>
          </table:table-cell>
          <table:table-cell table:formula="of:=ROUND( [.C27] - [.$G$39];2)" office:value-type="float" office:value="-558.27" calcext:value-type="float">
            <text:p>-558.27</text:p>
          </table:table-cell>
          <table:table-cell table:style-name="ce11" table:formula="of:=ROUND( [.C27] + [.$G$39];2)" office:value-type="float" office:value="-379.76" calcext:value-type="float">
            <text:p>-379.76</text:p>
          </table:table-cell>
          <table:table-cell office:value-type="string" calcext:value-type="string">
            <text:p>(insig coz crosses 0)</text:p>
          </table:table-cell>
          <table:table-cell table:number-columns-repeated="2"/>
          <table:table-cell office:value-type="string" calcext:value-type="string">
            <text:p>SSC</text:p>
          </table:table-cell>
          <table:table-cell table:formula="of:=24*[.C25]*[.C25]" office:value-type="float" office:value="192820830.826667" calcext:value-type="float">
            <text:p>192820830.83</text:p>
          </table:table-cell>
          <table:table-cell table:formula="of:=(100* [.J27]/[.$J$24])" office:value-type="float" office:value="42.5090002738121" calcext:value-type="float">
            <text:p>42.51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qBC</text:p>
          </table:table-cell>
          <table:table-cell table:style-name="ce11" table:formula="of:=SUMPRODUCT([.G10:.G17];[.L10:.L17])/8" office:value-type="float" office:value="854.216666666667" calcext:value-type="float">
            <text:p>854.22</text:p>
          </table:table-cell>
          <table:table-cell table:formula="of:=ROUND( [.C28] - [.$G$39];2)" office:value-type="float" office:value="764.96" calcext:value-type="float">
            <text:p>764.96</text:p>
          </table:table-cell>
          <table:table-cell table:style-name="ce11" table:formula="of:=ROUND( [.C28] + [.$G$39];2)" office:value-type="float" office:value="943.47" calcext:value-type="float">
            <text:p>943.47</text:p>
          </table:table-cell>
          <table:table-cell table:number-columns-repeated="3"/>
          <table:table-cell office:value-type="string" calcext:value-type="string">
            <text:p>SSAB</text:p>
          </table:table-cell>
          <table:table-cell table:formula="of:=24*[.C26]*[.C26]" office:value-type="float" office:value="9281.09339999932" calcext:value-type="float">
            <text:p>9281.09</text:p>
          </table:table-cell>
          <table:table-cell table:formula="of:=(100* [.J28]/[.$J$24])" office:value-type="float" office:value="0.00204609636931034" calcext:value-type="float">
            <text:p>0.00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qABC</text:p>
          </table:table-cell>
          <table:table-cell table:style-name="ce11" table:formula="of:=SUMPRODUCT([.H10:.H17];[.L10:.L17])/8" office:value-type="float" office:value="-95.1375000000001" calcext:value-type="float">
            <text:p>-95.14</text:p>
          </table:table-cell>
          <table:table-cell table:formula="of:=ROUND( [.C29] - [.$G$39];2)" office:value-type="float" office:value="-184.39" calcext:value-type="float">
            <text:p>-184.39</text:p>
          </table:table-cell>
          <table:table-cell table:style-name="ce11" table:formula="of:=ROUND( [.C29] + [.$G$39];2)" office:value-type="float" office:value="-5.88" calcext:value-type="float">
            <text:p>-5.88</text:p>
          </table:table-cell>
          <table:table-cell office:value-type="string" calcext:value-type="string">
            <text:p>(insig coz crosses 0)</text:p>
          </table:table-cell>
          <table:table-cell table:number-columns-repeated="2"/>
          <table:table-cell office:value-type="string" calcext:value-type="string">
            <text:p>SSAC</text:p>
          </table:table-cell>
          <table:table-cell table:formula="of:=24*[.C27]*[.C27]" office:value-type="float" office:value="5279457.96735" calcext:value-type="float">
            <text:p>5279457.97</text:p>
          </table:table-cell>
          <table:table-cell table:formula="of:=(100* [.J29]/[.$J$24])" office:value-type="float" office:value="1.16390163457704" calcext:value-type="float">
            <text:p>1.16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 calcext:value-type="string">
            <text:p>SSBC</text:p>
          </table:table-cell>
          <table:table-cell table:formula="of:=24*[.C28]*[.C28]" office:value-type="float" office:value="17512466.7266667" calcext:value-type="float">
            <text:p>17512466.73</text:p>
          </table:table-cell>
          <table:table-cell table:formula="of:=(100* [.J30]/[.$J$24])" office:value-type="float" office:value="3.8607729760702" calcext:value-type="float">
            <text:p>3.86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 calcext:value-type="string">
            <text:p>SSABC</text:p>
          </table:table-cell>
          <table:table-cell table:formula="of:=24*[.C29]*[.C29]" office:value-type="float" office:value="217227.45375" calcext:value-type="float">
            <text:p>217227.45</text:p>
          </table:table-cell>
          <table:table-cell table:formula="of:=(100* [.J31]/[.$J$24])" office:value-type="float" office:value="0.0478896489105948" calcext:value-type="float">
            <text:p>0.05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 calcext:value-type="string">
            <text:p>SSE</text:p>
          </table:table-cell>
          <table:table-cell table:formula="of:=SUMSQ([.M10:.O17])" office:value-type="float" office:value="1711330.98766666" calcext:value-type="float">
            <text:p>1711330.99</text:p>
          </table:table-cell>
          <table:table-cell table:formula="of:=(100* [.J32]/[.$J$24])" office:value-type="float" office:value="0.377277543673173" calcext:value-type="float">
            <text:p>0.38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Variance of errors</text:p>
          </table:table-cell>
          <table:table-cell/>
          <table:table-cell table:formula="of:=([.J32] / 16)" office:value-type="float" office:value="106958.186729167" calcext:value-type="float">
            <text:p>106958.19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Std deviation of errors</text:p>
          </table:table-cell>
          <table:table-cell/>
          <table:table-cell table:formula="of:=SQRT([.G35])" office:value-type="float" office:value="327.044624981311" calcext:value-type="float">
            <text:p>327.04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Std deviation of effects</text:p>
          </table:table-cell>
          <table:table-cell/>
          <table:table-cell table:formula="of:=([.G36] / SQRT(8*3))" office:value-type="float" office:value="66.7577045270078" calcext:value-type="float">
            <text:p>66.76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T-value 16 dof 90% conf</text:p>
          </table:table-cell>
          <table:table-cell/>
          <table:table-cell office:value-type="float" office:value="1.337" calcext:value-type="float">
            <text:p>1.34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confidence bound</text:p>
          </table:table-cell>
          <table:table-cell/>
          <table:table-cell table:formula="of:=([.G37]*[.G38])" office:value-type="float" office:value="89.2550509526094" calcext:value-type="float">
            <text:p>89.26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6"/>
          <table:table-cell table:style-name="ce13" office:value-type="string" calcext:value-type="string">
            <text:p>Response Time</text:p>
          </table:table-cell>
          <table:table-cell/>
          <table:table-cell table:style-name="ce14" table:number-columns-repeated="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LAT_1</text:p>
          </table:table-cell>
          <table:table-cell office:value-type="string" calcext:value-type="string">
            <text:p>LAT_2</text:p>
          </table:table-cell>
          <table:table-cell office:value-type="string" calcext:value-type="string">
            <text:p>LAT_3</text:p>
          </table:table-cell>
          <table:table-cell office:value-type="string" calcext:value-type="string">
            <text:p>Mean LAT</text:p>
          </table:table-cell>
          <table:table-cell office:value-type="string" calcext:value-type="string">
            <text:p>ERR_1</text:p>
          </table:table-cell>
          <table:table-cell office:value-type="string" calcext:value-type="string">
            <text:p>ERR_2</text:p>
          </table:table-cell>
          <table:table-cell office:value-type="string" calcext:value-type="string">
            <text:p>ERR_3</text:p>
          </table:table-cell>
          <table:table-cell table:number-columns-repeated="100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-1" calcext:value-type="float">
            <text:p>-1</text:p>
          </table:table-cell>
          <table:table-cell table:style-name="ce7" table:formula="of:=[.B45]*[.C45]" office:value-type="float" office:value="1" calcext:value-type="float">
            <text:p>1</text:p>
          </table:table-cell>
          <table:table-cell table:style-name="ce7" table:formula="of:=([.B45]*[.D45])" office:value-type="float" office:value="1" calcext:value-type="float">
            <text:p>1</text:p>
          </table:table-cell>
          <table:table-cell table:style-name="ce7" table:formula="of:=([.C45]*[.D45])" office:value-type="float" office:value="1" calcext:value-type="float">
            <text:p>1</text:p>
          </table:table-cell>
          <table:table-cell table:style-name="ce7" table:formula="of:=([.B45]*[.C45]*[.D45])" office:value-type="float" office:value="-1" calcext:value-type="float">
            <text:p>-1</text:p>
          </table:table-cell>
          <table:table-cell office:value-type="float" office:value="29.1566666667" calcext:value-type="float">
            <text:p>29.16</text:p>
          </table:table-cell>
          <table:table-cell office:value-type="float" office:value="32.83" calcext:value-type="float">
            <text:p>32.83</text:p>
          </table:table-cell>
          <table:table-cell office:value-type="float" office:value="32.6733333333" calcext:value-type="float">
            <text:p>32.67</text:p>
          </table:table-cell>
          <table:table-cell table:formula="of:=AVERAGE([.I45:.K45])" office:value-type="float" office:value="31.5533333333333" calcext:value-type="float">
            <text:p>31.55</text:p>
          </table:table-cell>
          <table:table-cell table:formula="of:=([.I45] - [.L45])" office:value-type="float" office:value="-2.39666666663333" calcext:value-type="float">
            <text:p>-2.40</text:p>
          </table:table-cell>
          <table:table-cell table:formula="of:=([.J45] - [.L45])" office:value-type="float" office:value="1.27666666666667" calcext:value-type="float">
            <text:p>1.28</text:p>
          </table:table-cell>
          <table:table-cell table:formula="of:=([.K45] - [.L45])" office:value-type="float" office:value="1.11999999996667" calcext:value-type="float">
            <text:p>1.12</text:p>
          </table:table-cell>
          <table:table-cell table:number-columns-repeated="100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B46]*[.C46]" office:value-type="float" office:value="1" calcext:value-type="float">
            <text:p>1</text:p>
          </table:table-cell>
          <table:table-cell table:style-name="ce7" table:formula="of:=([.B46]*[.D46])" office:value-type="float" office:value="-1" calcext:value-type="float">
            <text:p>-1</text:p>
          </table:table-cell>
          <table:table-cell table:style-name="ce7" table:formula="of:=([.C46]*[.D46])" office:value-type="float" office:value="-1" calcext:value-type="float">
            <text:p>-1</text:p>
          </table:table-cell>
          <table:table-cell table:style-name="ce7" table:formula="of:=([.B46]*[.C46]*[.D46])" office:value-type="float" office:value="1" calcext:value-type="float">
            <text:p>1</text:p>
          </table:table-cell>
          <table:table-cell office:value-type="float" office:value="17.8033333333" calcext:value-type="float">
            <text:p>17.80</text:p>
          </table:table-cell>
          <table:table-cell office:value-type="float" office:value="17.9566666667" calcext:value-type="float">
            <text:p>17.96</text:p>
          </table:table-cell>
          <table:table-cell office:value-type="float" office:value="17.3066666667" calcext:value-type="float">
            <text:p>17.31</text:p>
          </table:table-cell>
          <table:table-cell table:formula="of:=AVERAGE([.I46:.K46])" office:value-type="float" office:value="17.6888888889" calcext:value-type="float">
            <text:p>17.69</text:p>
          </table:table-cell>
          <table:table-cell table:formula="of:=([.I46] - [.L46])" office:value-type="float" office:value="0.1144444444" calcext:value-type="float">
            <text:p>0.11</text:p>
          </table:table-cell>
          <table:table-cell table:formula="of:=([.J46] - [.L46])" office:value-type="float" office:value="0.267777777799999" calcext:value-type="float">
            <text:p>0.27</text:p>
          </table:table-cell>
          <table:table-cell table:formula="of:=([.K46] - [.L46])" office:value-type="float" office:value="-0.382222222199999" calcext:value-type="float">
            <text:p>-0.38</text:p>
          </table:table-cell>
          <table:table-cell table:number-columns-repeated="100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7" table:formula="of:=[.B47]*[.C47]" office:value-type="float" office:value="-1" calcext:value-type="float">
            <text:p>-1</text:p>
          </table:table-cell>
          <table:table-cell table:style-name="ce7" table:formula="of:=([.B47]*[.D47])" office:value-type="float" office:value="1" calcext:value-type="float">
            <text:p>1</text:p>
          </table:table-cell>
          <table:table-cell table:style-name="ce7" table:formula="of:=([.C47]*[.D47])" office:value-type="float" office:value="-1" calcext:value-type="float">
            <text:p>-1</text:p>
          </table:table-cell>
          <table:table-cell table:style-name="ce7" table:formula="of:=([.B47]*[.C47]*[.D47])" office:value-type="float" office:value="1" calcext:value-type="float">
            <text:p>1</text:p>
          </table:table-cell>
          <table:table-cell office:value-type="float" office:value="22.08" calcext:value-type="float">
            <text:p>22.08</text:p>
          </table:table-cell>
          <table:table-cell office:value-type="float" office:value="21.8316666667" calcext:value-type="float">
            <text:p>21.83</text:p>
          </table:table-cell>
          <table:table-cell office:value-type="float" office:value="21.7533333333" calcext:value-type="float">
            <text:p>21.75</text:p>
          </table:table-cell>
          <table:table-cell table:formula="of:=AVERAGE([.I47:.K47])" office:value-type="float" office:value="21.8883333333333" calcext:value-type="float">
            <text:p>21.89</text:p>
          </table:table-cell>
          <table:table-cell table:formula="of:=([.I47] - [.L47])" office:value-type="float" office:value="0.191666666666666" calcext:value-type="float">
            <text:p>0.19</text:p>
          </table:table-cell>
          <table:table-cell table:formula="of:=([.J47] - [.L47])" office:value-type="float" office:value="-0.0566666666333333" calcext:value-type="float">
            <text:p>-0.06</text:p>
          </table:table-cell>
          <table:table-cell table:formula="of:=([.K47] - [.L47])" office:value-type="float" office:value="-0.135000000033333" calcext:value-type="float">
            <text:p>-0.14</text:p>
          </table:table-cell>
          <table:table-cell table:number-columns-repeated="100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[.B48]*[.C48]" office:value-type="float" office:value="-1" calcext:value-type="float">
            <text:p>-1</text:p>
          </table:table-cell>
          <table:table-cell table:style-name="ce7" table:formula="of:=([.B48]*[.D48])" office:value-type="float" office:value="-1" calcext:value-type="float">
            <text:p>-1</text:p>
          </table:table-cell>
          <table:table-cell table:style-name="ce7" table:formula="of:=([.C48]*[.D48])" office:value-type="float" office:value="1" calcext:value-type="float">
            <text:p>1</text:p>
          </table:table-cell>
          <table:table-cell table:style-name="ce7" table:formula="of:=([.B48]*[.C48]*[.D48])" office:value-type="float" office:value="-1" calcext:value-type="float">
            <text:p>-1</text:p>
          </table:table-cell>
          <table:table-cell office:value-type="float" office:value="10.33" calcext:value-type="float">
            <text:p>10.33</text:p>
          </table:table-cell>
          <table:table-cell office:value-type="float" office:value="11.2783333333" calcext:value-type="float">
            <text:p>11.28</text:p>
          </table:table-cell>
          <table:table-cell office:value-type="float" office:value="11.11" calcext:value-type="float">
            <text:p>11.11</text:p>
          </table:table-cell>
          <table:table-cell table:formula="of:=AVERAGE([.I48:.K48])" office:value-type="float" office:value="10.9061111111" calcext:value-type="float">
            <text:p>10.91</text:p>
          </table:table-cell>
          <table:table-cell table:formula="of:=([.I48] - [.L48])" office:value-type="float" office:value="-0.576111111100001" calcext:value-type="float">
            <text:p>-0.58</text:p>
          </table:table-cell>
          <table:table-cell table:formula="of:=([.J48] - [.L48])" office:value-type="float" office:value="0.3722222222" calcext:value-type="float">
            <text:p>0.37</text:p>
          </table:table-cell>
          <table:table-cell table:formula="of:=([.K48] - [.L48])" office:value-type="float" office:value="0.203888888899998" calcext:value-type="float">
            <text:p>0.20</text:p>
          </table:table-cell>
          <table:table-cell table:number-columns-repeated="1009"/>
        </table:table-row>
        <table:table-row table:style-name="ro2"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-1" calcext:value-type="float">
            <text:p>-1</text:p>
          </table:table-cell>
          <table:table-cell table:style-name="ce7" table:formula="of:=[.B49]*[.C49]" office:value-type="float" office:value="-1" calcext:value-type="float">
            <text:p>-1</text:p>
          </table:table-cell>
          <table:table-cell table:style-name="ce7" table:formula="of:=([.B49]*[.D49])" office:value-type="float" office:value="-1" calcext:value-type="float">
            <text:p>-1</text:p>
          </table:table-cell>
          <table:table-cell table:style-name="ce7" table:formula="of:=([.C49]*[.D49])" office:value-type="float" office:value="1" calcext:value-type="float">
            <text:p>1</text:p>
          </table:table-cell>
          <table:table-cell table:style-name="ce7" table:formula="of:=([.B49]*[.C49]*[.D49])" office:value-type="float" office:value="1" calcext:value-type="float">
            <text:p>1</text:p>
          </table:table-cell>
          <table:table-cell office:value-type="float" office:value="61.6233333333" calcext:value-type="float">
            <text:p>61.62</text:p>
          </table:table-cell>
          <table:table-cell office:value-type="float" office:value="60.0366666667" calcext:value-type="float">
            <text:p>60.04</text:p>
          </table:table-cell>
          <table:table-cell office:value-type="float" office:value="61.13" calcext:value-type="float">
            <text:p>61.13</text:p>
          </table:table-cell>
          <table:table-cell table:formula="of:=AVERAGE([.I49:.K49])" office:value-type="float" office:value="60.93" calcext:value-type="float">
            <text:p>60.93</text:p>
          </table:table-cell>
          <table:table-cell table:formula="of:=([.I49] - [.L49])" office:value-type="float" office:value="0.693333333300004" calcext:value-type="float">
            <text:p>0.69</text:p>
          </table:table-cell>
          <table:table-cell table:formula="of:=([.J49] - [.L49])" office:value-type="float" office:value="-0.893333333299999" calcext:value-type="float">
            <text:p>-0.89</text:p>
          </table:table-cell>
          <table:table-cell table:formula="of:=([.K49] - [.L49])" office:value-type="float" office:value="0.200000000000003" calcext:value-type="float">
            <text:p>0.20</text:p>
          </table:table-cell>
          <table:table-cell table:number-columns-repeated="1009"/>
        </table:table-row>
        <table:table-row table:style-name="ro2"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B50]*[.C50]" office:value-type="float" office:value="-1" calcext:value-type="float">
            <text:p>-1</text:p>
          </table:table-cell>
          <table:table-cell table:style-name="ce7" table:formula="of:=([.B50]*[.D50])" office:value-type="float" office:value="1" calcext:value-type="float">
            <text:p>1</text:p>
          </table:table-cell>
          <table:table-cell table:style-name="ce7" table:formula="of:=([.C50]*[.D50])" office:value-type="float" office:value="-1" calcext:value-type="float">
            <text:p>-1</text:p>
          </table:table-cell>
          <table:table-cell table:style-name="ce7" table:formula="of:=([.B50]*[.C50]*[.D50])" office:value-type="float" office:value="-1" calcext:value-type="float">
            <text:p>-1</text:p>
          </table:table-cell>
          <table:table-cell office:value-type="float" office:value="30.7266666667" calcext:value-type="float">
            <text:p>30.73</text:p>
          </table:table-cell>
          <table:table-cell office:value-type="float" office:value="29.8666666667" calcext:value-type="float">
            <text:p>29.87</text:p>
          </table:table-cell>
          <table:table-cell office:value-type="float" office:value="30.04" calcext:value-type="float">
            <text:p>30.04</text:p>
          </table:table-cell>
          <table:table-cell table:formula="of:=AVERAGE([.I50:.K50])" office:value-type="float" office:value="30.2111111111333" calcext:value-type="float">
            <text:p>30.21</text:p>
          </table:table-cell>
          <table:table-cell table:formula="of:=([.I50] - [.L50])" office:value-type="float" office:value="0.515555555566667" calcext:value-type="float">
            <text:p>0.52</text:p>
          </table:table-cell>
          <table:table-cell table:formula="of:=([.J50] - [.L50])" office:value-type="float" office:value="-0.344444444433336" calcext:value-type="float">
            <text:p>-0.34</text:p>
          </table:table-cell>
          <table:table-cell table:formula="of:=([.K50] - [.L50])" office:value-type="float" office:value="-0.171111111133335" calcext:value-type="float">
            <text:p>-0.17</text:p>
          </table:table-cell>
          <table:table-cell table:number-columns-repeated="1009"/>
        </table:table-row>
        <table:table-row table:style-name="ro2"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7" table:formula="of:=[.B51]*[.C51]" office:value-type="float" office:value="1" calcext:value-type="float">
            <text:p>1</text:p>
          </table:table-cell>
          <table:table-cell table:style-name="ce7" table:formula="of:=([.B51]*[.D51])" office:value-type="float" office:value="-1" calcext:value-type="float">
            <text:p>-1</text:p>
          </table:table-cell>
          <table:table-cell table:style-name="ce7" table:formula="of:=([.C51]*[.D51])" office:value-type="float" office:value="-1" calcext:value-type="float">
            <text:p>-1</text:p>
          </table:table-cell>
          <table:table-cell table:style-name="ce7" table:formula="of:=([.B51]*[.C51]*[.D51])" office:value-type="float" office:value="-1" calcext:value-type="float">
            <text:p>-1</text:p>
          </table:table-cell>
          <table:table-cell office:value-type="float" office:value="29.4583333333" calcext:value-type="float">
            <text:p>29.46</text:p>
          </table:table-cell>
          <table:table-cell office:value-type="float" office:value="28.9716666667" calcext:value-type="float">
            <text:p>28.97</text:p>
          </table:table-cell>
          <table:table-cell office:value-type="float" office:value="28.66" calcext:value-type="float">
            <text:p>28.66</text:p>
          </table:table-cell>
          <table:table-cell table:formula="of:=AVERAGE([.I51:.K51])" office:value-type="float" office:value="29.03" calcext:value-type="float">
            <text:p>29.03</text:p>
          </table:table-cell>
          <table:table-cell table:formula="of:=([.I51] - [.L51])" office:value-type="float" office:value="0.428333333299999" calcext:value-type="float">
            <text:p>0.43</text:p>
          </table:table-cell>
          <table:table-cell table:formula="of:=([.J51] - [.L51])" office:value-type="float" office:value="-0.058333333300002" calcext:value-type="float">
            <text:p>-0.06</text:p>
          </table:table-cell>
          <table:table-cell table:formula="of:=([.K51] - [.L51])" office:value-type="float" office:value="-0.370000000000001" calcext:value-type="float">
            <text:p>-0.37</text:p>
          </table:table-cell>
          <table:table-cell table:number-columns-repeated="1009"/>
        </table:table-row>
        <table:table-row table:style-name="ro2">
          <table:table-cell table:number-columns-repeated="4" table:style-name="ce7" office:value-type="float" office:value="1" calcext:value-type="float">
            <text:p>1</text:p>
          </table:table-cell>
          <table:table-cell table:style-name="ce7" table:formula="of:=[.B52]*[.C52]" office:value-type="float" office:value="1" calcext:value-type="float">
            <text:p>1</text:p>
          </table:table-cell>
          <table:table-cell table:style-name="ce7" table:formula="of:=([.B52]*[.D52])" office:value-type="float" office:value="1" calcext:value-type="float">
            <text:p>1</text:p>
          </table:table-cell>
          <table:table-cell table:style-name="ce7" table:formula="of:=([.C52]*[.D52])" office:value-type="float" office:value="1" calcext:value-type="float">
            <text:p>1</text:p>
          </table:table-cell>
          <table:table-cell table:style-name="ce7" table:formula="of:=([.B52]*[.C52]*[.D52])" office:value-type="float" office:value="1" calcext:value-type="float">
            <text:p>1</text:p>
          </table:table-cell>
          <table:table-cell office:value-type="float" office:value="14.9916666667" calcext:value-type="float">
            <text:p>14.99</text:p>
          </table:table-cell>
          <table:table-cell office:value-type="float" office:value="14.645" calcext:value-type="float">
            <text:p>14.65</text:p>
          </table:table-cell>
          <table:table-cell office:value-type="float" office:value="15.24" calcext:value-type="float">
            <text:p>15.24</text:p>
          </table:table-cell>
          <table:table-cell table:formula="of:=AVERAGE([.I52:.K52])" office:value-type="float" office:value="14.9588888889" calcext:value-type="float">
            <text:p>14.96</text:p>
          </table:table-cell>
          <table:table-cell table:formula="of:=([.I52] - [.L52])" office:value-type="float" office:value="0.0327777778000016" calcext:value-type="float">
            <text:p>0.03</text:p>
          </table:table-cell>
          <table:table-cell table:formula="of:=([.J52] - [.L52])" office:value-type="float" office:value="-0.313888888899999" calcext:value-type="float">
            <text:p>-0.31</text:p>
          </table:table-cell>
          <table:table-cell table:formula="of:=([.K52] - [.L52])" office:value-type="float" office:value="0.281111111100001" calcext:value-type="float">
            <text:p>0.28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8" office:value-type="string" calcext:value-type="string">
            <text:p>Table of q values</text:p>
          </table:table-cell>
          <table:table-cell table:style-name="ce9"/>
          <table:table-cell table:number-columns-repeated="5"/>
          <table:table-cell table:style-name="ce8" office:value-type="string" calcext:value-type="string">
            <text:p>Table of Sum of Squares and Variation Contribution Analysis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 calcext:value-type="string">
            <text:p>Conf. Bound</text:p>
          </table:table-cell>
          <table:table-cell table:number-columns-repeated="4"/>
          <table:table-cell office:value-type="string" calcext:value-type="string">
            <text:p>Component</text:p>
          </table:table-cell>
          <table:table-cell office:value-type="string" calcext:value-type="string">
            <text:p>SS(comp) val</text:p>
          </table:table-cell>
          <table:table-cell office:value-type="string" calcext:value-type="string">
            <text:p>Contribution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q0</text:p>
          </table:table-cell>
          <table:table-cell table:formula="of:=SUMPRODUCT([.A45:.A52];[.L45:.L52])/8" office:value-type="float" office:value="27.1458333333375" calcext:value-type="float">
            <text:p>27.15</text:p>
          </table:table-cell>
          <table:table-cell table:formula="of:=ROUND( [.C57] - [.$G$74];2)" office:value-type="float" office:value="26.91" calcext:value-type="float">
            <text:p>26.91</text:p>
          </table:table-cell>
          <table:table-cell table:style-name="ce11" table:formula="of:=ROUND( [.C57] + [.$G$74];2)" office:value-type="float" office:value="27.38" calcext:value-type="float">
            <text:p>27.38</text:p>
          </table:table-cell>
          <table:table-cell table:number-columns-repeated="3"/>
          <table:table-cell office:value-type="string" calcext:value-type="string">
            <text:p>SSY</text:p>
          </table:table-cell>
          <table:table-cell table:formula="of:=SUMSQ([.I45:.K52])" office:value-type="float" office:value="22806.3765166717" calcext:value-type="float">
            <text:p>22806.3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qA</text:p>
          </table:table-cell>
          <table:table-cell table:formula="of:=SUMPRODUCT([.B45:.B52];[.L45:.L52])/8" office:value-type="float" office:value="6.63666666667083" calcext:value-type="float">
            <text:p>6.64</text:p>
          </table:table-cell>
          <table:table-cell table:formula="of:=ROUND( [.C58] - [.$G$74];2)" office:value-type="float" office:value="6.4" calcext:value-type="float">
            <text:p>6.40</text:p>
          </table:table-cell>
          <table:table-cell table:style-name="ce11" table:formula="of:=ROUND( [.C58] + [.$G$74];2)" office:value-type="float" office:value="6.87" calcext:value-type="float">
            <text:p>6.87</text:p>
          </table:table-cell>
          <table:table-cell table:number-columns-repeated="3"/>
          <table:table-cell office:value-type="string" calcext:value-type="string">
            <text:p>SS0</text:p>
          </table:table-cell>
          <table:table-cell table:formula="of:=24*[.C57]*[.C57]" office:value-type="float" office:value="17685.5104166721" calcext:value-type="float">
            <text:p>17685.51</text:p>
          </table:table-cell>
          <table:table-cell table:formula="of:=(100* [.J58]/[.$J$59])" office:value-type="float" office:value="345.361703885858" calcext:value-type="float">
            <text:p>345.36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qB</text:p>
          </table:table-cell>
          <table:table-cell table:formula="of:=SUMPRODUCT([.C45:.C52];[.L45:.L52])/8" office:value-type="float" office:value="-7.95000000000417" calcext:value-type="float">
            <text:p>-7.95</text:p>
          </table:table-cell>
          <table:table-cell table:formula="of:=ROUND( [.C59] - [.$G$74];2)" office:value-type="float" office:value="-8.18" calcext:value-type="float">
            <text:p>-8.18</text:p>
          </table:table-cell>
          <table:table-cell table:style-name="ce11" table:formula="of:=ROUND( [.C59] + [.$G$74];2)" office:value-type="float" office:value="-7.72" calcext:value-type="float">
            <text:p>-7.72</text:p>
          </table:table-cell>
          <table:table-cell office:value-type="string" calcext:value-type="string">
            <text:p><text:s/>Increasing MW reduces latency</text:p>
          </table:table-cell>
          <table:table-cell table:number-columns-repeated="2"/>
          <table:table-cell office:value-type="string" calcext:value-type="string">
            <text:p>SST</text:p>
          </table:table-cell>
          <table:table-cell table:formula="of:=([.J57] - [.J58])" office:value-type="float" office:value="5120.86609999965" calcext:value-type="float">
            <text:p>5120.87</text:p>
          </table:table-cell>
          <table:table-cell table:formula="of:=(100* [.J59]/[.$J$59])" office:value-type="float" office:value="100" calcext:value-type="float">
            <text:p>100.00</text:p>
          </table:table-cell>
          <table:table-cell/>
          <table:table-cell office:value-type="string" calcext:value-type="string">
            <text:p>Sum of Squares Total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qC</text:p>
          </table:table-cell>
          <table:table-cell table:style-name="ce11" table:formula="of:=SUMPRODUCT([.D45:.D52];[.L45:.L52])/8" office:value-type="float" office:value="-8.70458333332917" calcext:value-type="float">
            <text:p>-8.70</text:p>
          </table:table-cell>
          <table:table-cell table:formula="of:=ROUND( [.C60] - [.$G$74];2)" office:value-type="float" office:value="-8.94" calcext:value-type="float">
            <text:p>-8.94</text:p>
          </table:table-cell>
          <table:table-cell table:style-name="ce11" table:formula="of:=ROUND( [.C60] + [.$G$74];2)" office:value-type="float" office:value="-8.47" calcext:value-type="float">
            <text:p>-8.47</text:p>
          </table:table-cell>
          <table:table-cell office:value-type="string" calcext:value-type="string">
            <text:p>Increasing Num Thread reduces latency</text:p>
          </table:table-cell>
          <table:table-cell table:number-columns-repeated="2"/>
          <table:table-cell office:value-type="string" calcext:value-type="string">
            <text:p>SSA</text:p>
          </table:table-cell>
          <table:table-cell table:formula="of:=24*[.C58]*[.C58]" office:value-type="float" office:value="1057.08826666799" calcext:value-type="float">
            <text:p>1057.09</text:p>
          </table:table-cell>
          <table:table-cell table:formula="of:=(100* [.J60]/[.$J$59])" office:value-type="float" office:value="20.6427632752996" calcext:value-type="float">
            <text:p>20.64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qAB</text:p>
          </table:table-cell>
          <table:table-cell table:style-name="ce11" table:formula="of:=SUMPRODUCT([.E45:.E52];[.L45:.L52])/8" office:value-type="float" office:value="-3.83805555555417" calcext:value-type="float">
            <text:p>-3.84</text:p>
          </table:table-cell>
          <table:table-cell table:formula="of:=ROUND( [.C61] - [.$G$74];2)" office:value-type="float" office:value="-4.07" calcext:value-type="float">
            <text:p>-4.07</text:p>
          </table:table-cell>
          <table:table-cell table:style-name="ce11" table:formula="of:=ROUND( [.C61] + [.$G$74];2)" office:value-type="float" office:value="-3.61" calcext:value-type="float">
            <text:p>-3.61</text:p>
          </table:table-cell>
          <table:table-cell table:number-columns-repeated="3"/>
          <table:table-cell office:value-type="string" calcext:value-type="string">
            <text:p>SSB</text:p>
          </table:table-cell>
          <table:table-cell table:formula="of:=24*[.C59]*[.C59]" office:value-type="float" office:value="1516.86000000159" calcext:value-type="float">
            <text:p>1516.86</text:p>
          </table:table-cell>
          <table:table-cell table:formula="of:=(100* [.J61]/[.$J$59])" office:value-type="float" office:value="29.6211611547838" calcext:value-type="float">
            <text:p>29.62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qAC</text:p>
          </table:table-cell>
          <table:table-cell table:style-name="ce11" table:formula="of:=SUMPRODUCT([.F45:.F52];[.L45:.L52])/8" office:value-type="float" office:value="-2.4929166666625" calcext:value-type="float">
            <text:p>-2.49</text:p>
          </table:table-cell>
          <table:table-cell table:formula="of:=ROUND( [.C62] - [.$G$74];2)" office:value-type="float" office:value="-2.73" calcext:value-type="float">
            <text:p>-2.73</text:p>
          </table:table-cell>
          <table:table-cell table:style-name="ce11" table:formula="of:=ROUND( [.C62] + [.$G$74];2)" office:value-type="float" office:value="-2.26" calcext:value-type="float">
            <text:p>-2.26</text:p>
          </table:table-cell>
          <table:table-cell table:number-columns-repeated="3"/>
          <table:table-cell office:value-type="string" calcext:value-type="string">
            <text:p>SSC</text:p>
          </table:table-cell>
          <table:table-cell table:formula="of:=24*[.C60]*[.C60]" office:value-type="float" office:value="1818.47450416493" calcext:value-type="float">
            <text:p>1818.47</text:p>
          </table:table-cell>
          <table:table-cell table:formula="of:=(100* [.J62]/[.$J$59])" office:value-type="float" office:value="35.5110731007993" calcext:value-type="float">
            <text:p>35.51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qBC</text:p>
          </table:table-cell>
          <table:table-cell table:style-name="ce11" table:formula="of:=SUMPRODUCT([.G45:.G52];[.L45:.L52])/8" office:value-type="float" office:value="2.44124999999583" calcext:value-type="float">
            <text:p>2.44</text:p>
          </table:table-cell>
          <table:table-cell table:formula="of:=ROUND( [.C63] - [.$G$74];2)" office:value-type="float" office:value="2.21" calcext:value-type="float">
            <text:p>2.21</text:p>
          </table:table-cell>
          <table:table-cell table:style-name="ce11" table:formula="of:=ROUND( [.C63] + [.$G$74];2)" office:value-type="float" office:value="2.67" calcext:value-type="float">
            <text:p>2.67</text:p>
          </table:table-cell>
          <table:table-cell table:number-columns-repeated="3"/>
          <table:table-cell office:value-type="string" calcext:value-type="string">
            <text:p>SSAB</text:p>
          </table:table-cell>
          <table:table-cell table:formula="of:=24*[.C61]*[.C61]" office:value-type="float" office:value="353.536090740485" calcext:value-type="float">
            <text:p>353.54</text:p>
          </table:table-cell>
          <table:table-cell table:formula="of:=(100* [.J63]/[.$J$59])" office:value-type="float" office:value="6.90383391865116" calcext:value-type="float">
            <text:p>6.90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qABC</text:p>
          </table:table-cell>
          <table:table-cell table:style-name="ce11" table:formula="of:=SUMPRODUCT([.H45:.H52];[.L45:.L52])/8" office:value-type="float" office:value="1.72069444444583" calcext:value-type="float">
            <text:p>1.72</text:p>
          </table:table-cell>
          <table:table-cell table:formula="of:=ROUND( [.C64] - [.$G$74];2)" office:value-type="float" office:value="1.49" calcext:value-type="float">
            <text:p>1.49</text:p>
          </table:table-cell>
          <table:table-cell table:style-name="ce11" table:formula="of:=ROUND( [.C64] + [.$G$74];2)" office:value-type="float" office:value="1.95" calcext:value-type="float">
            <text:p>1.95</text:p>
          </table:table-cell>
          <table:table-cell table:number-columns-repeated="3"/>
          <table:table-cell office:value-type="string" calcext:value-type="string">
            <text:p>SSAC</text:p>
          </table:table-cell>
          <table:table-cell table:formula="of:=24*[.C62]*[.C62]" office:value-type="float" office:value="149.151204166168" calcext:value-type="float">
            <text:p>149.15</text:p>
          </table:table-cell>
          <table:table-cell table:formula="of:=(100* [.J64]/[.$J$59])" office:value-type="float" office:value="2.91261675766485" calcext:value-type="float">
            <text:p>2.91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 calcext:value-type="string">
            <text:p>SSBC</text:p>
          </table:table-cell>
          <table:table-cell table:formula="of:=24*[.C63]*[.C63]" office:value-type="float" office:value="143.032837499512" calcext:value-type="float">
            <text:p>143.03</text:p>
          </table:table-cell>
          <table:table-cell table:formula="of:=(100* [.J65]/[.$J$59])" office:value-type="float" office:value="2.79313761981633" calcext:value-type="float">
            <text:p>2.79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 calcext:value-type="string">
            <text:p>SSABC</text:p>
          </table:table-cell>
          <table:table-cell table:formula="of:=24*[.C64]*[.C64]" office:value-type="float" office:value="71.0589449075221" calcext:value-type="float">
            <text:p>71.06</text:p>
          </table:table-cell>
          <table:table-cell table:formula="of:=(100* [.J66]/[.$J$59])" office:value-type="float" office:value="1.38763528512349" calcext:value-type="float">
            <text:p>1.39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 calcext:value-type="string">
            <text:p>SSE</text:p>
          </table:table-cell>
          <table:table-cell table:formula="of:=SUMSQ([.M45:.O52])" office:value-type="float" office:value="11.6642518514579" calcext:value-type="float">
            <text:p>11.66</text:p>
          </table:table-cell>
          <table:table-cell table:formula="of:=(100* [.J67]/[.$J$59])" office:value-type="float" office:value="0.227778887861542" calcext:value-type="float">
            <text:p>0.23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Variance of errors</text:p>
          </table:table-cell>
          <table:table-cell/>
          <table:table-cell table:formula="of:=([.J67] / 16)" office:value-type="float" office:value="0.72901574071612" calcext:value-type="float">
            <text:p>0.73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Std deviation of errors</text:p>
          </table:table-cell>
          <table:table-cell/>
          <table:table-cell table:formula="of:=SQRT([.G70])" office:value-type="float" office:value="0.853824186068842" calcext:value-type="float">
            <text:p>0.85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Std deviation of effects</text:p>
          </table:table-cell>
          <table:table-cell/>
          <table:table-cell table:formula="of:=([.G71] / SQRT(8*3))" office:value-type="float" office:value="0.174286132159652" calcext:value-type="float">
            <text:p>0.17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T-value 16 dof 90% conf</text:p>
          </table:table-cell>
          <table:table-cell/>
          <table:table-cell office:value-type="float" office:value="1.337" calcext:value-type="float">
            <text:p>1.34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confidence bound</text:p>
          </table:table-cell>
          <table:table-cell/>
          <table:table-cell table:formula="of:=([.G72]*[.G73])" office:value-type="float" office:value="0.233020558697455" calcext:value-type="float">
            <text:p>0.23</text:p>
          </table:table-cell>
          <table:table-cell table:number-columns-repeated="1017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ad-only" table:style-name="ta1">
        <table:table-column table:style-name="co1" table:number-columns-repeated="9" table:default-cell-style-name="ce6"/>
        <table:table-column table:style-name="co3" table:default-cell-style-name="ce6"/>
        <table:table-column table:style-name="co1" table:number-columns-repeated="1014" table:default-cell-style-name="ce6"/>
        <table:table-row table:style-name="ro1">
          <table:table-cell table:number-columns-repeated="4"/>
          <table:table-cell table:style-name="ce12" office:value-type="string" calcext:value-type="string">
            <text:p>2K Analysis for read-only loads</text:p>
          </table:table-cell>
          <table:table-cell table:style-name="ce12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Variabl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Num M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Num M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Num Threads</text:p>
          </table:table-cell>
          <table:table-cell table:number-columns-repeated="1022"/>
        </table:table-row>
        <table:table-row table:style-name="ro3">
          <table:table-cell table:number-columns-repeated="6"/>
          <table:table-cell table:style-name="ce13" office:value-type="string" calcext:value-type="string">
            <text:p>Throughput</text:p>
          </table:table-cell>
          <table:table-cell/>
          <table:table-cell table:style-name="ce14" table:number-columns-repeated="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TPS_1</text:p>
          </table:table-cell>
          <table:table-cell office:value-type="string" calcext:value-type="string">
            <text:p>TPS_2</text:p>
          </table:table-cell>
          <table:table-cell office:value-type="string" calcext:value-type="string">
            <text:p>TPS_3</text:p>
          </table:table-cell>
          <table:table-cell office:value-type="string" calcext:value-type="string">
            <text:p>Mean TPS</text:p>
          </table:table-cell>
          <table:table-cell office:value-type="string" calcext:value-type="string">
            <text:p>ERR_1</text:p>
          </table:table-cell>
          <table:table-cell office:value-type="string" calcext:value-type="string">
            <text:p>ERR_2</text:p>
          </table:table-cell>
          <table:table-cell office:value-type="string" calcext:value-type="string">
            <text:p>ERR_3</text:p>
          </table:table-cell>
          <table:table-cell table:number-columns-repeated="100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-1" calcext:value-type="float">
            <text:p>-1</text:p>
          </table:table-cell>
          <table:table-cell table:style-name="ce7" table:formula="of:=[.B10]*[.C10]" office:value-type="float" office:value="1" calcext:value-type="float">
            <text:p>1</text:p>
          </table:table-cell>
          <table:table-cell table:style-name="ce7" table:formula="of:=([.B10]*[.D10])" office:value-type="float" office:value="1" calcext:value-type="float">
            <text:p>1</text:p>
          </table:table-cell>
          <table:table-cell table:style-name="ce7" table:formula="of:=([.C10]*[.D10])" office:value-type="float" office:value="1" calcext:value-type="float">
            <text:p>1</text:p>
          </table:table-cell>
          <table:table-cell table:style-name="ce7" table:formula="of:=([.B10]*[.C10]*[.D10])" office:value-type="float" office:value="-1" calcext:value-type="float">
            <text:p>-1</text:p>
          </table:table-cell>
          <table:table-cell table:style-name="Default" office:value-type="float" office:value="6894.96" calcext:value-type="float">
            <text:p>6894.96</text:p>
          </table:table-cell>
          <table:table-cell table:style-name="Default" office:value-type="float" office:value="6907.95" calcext:value-type="float">
            <text:p>6907.95</text:p>
          </table:table-cell>
          <table:table-cell table:style-name="Default" office:value-type="float" office:value="7621.01" calcext:value-type="float">
            <text:p>7621.01</text:p>
          </table:table-cell>
          <table:table-cell table:formula="of:=AVERAGE([.I10:.K10])" office:value-type="float" office:value="7141.30666666667" calcext:value-type="float">
            <text:p>7141.31</text:p>
          </table:table-cell>
          <table:table-cell table:formula="of:=([.I10] - [.L10])" office:value-type="float" office:value="-246.346666666666" calcext:value-type="float">
            <text:p>-246.35</text:p>
          </table:table-cell>
          <table:table-cell table:formula="of:=([.J10] - [.L10])" office:value-type="float" office:value="-233.356666666667" calcext:value-type="float">
            <text:p>-233.36</text:p>
          </table:table-cell>
          <table:table-cell table:formula="of:=([.K10] - [.L10])" office:value-type="float" office:value="479.703333333334" calcext:value-type="float">
            <text:p>479.70</text:p>
          </table:table-cell>
          <table:table-cell table:number-columns-repeated="100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B11]*[.C11]" office:value-type="float" office:value="1" calcext:value-type="float">
            <text:p>1</text:p>
          </table:table-cell>
          <table:table-cell table:style-name="ce7" table:formula="of:=([.B11]*[.D11])" office:value-type="float" office:value="-1" calcext:value-type="float">
            <text:p>-1</text:p>
          </table:table-cell>
          <table:table-cell table:style-name="ce7" table:formula="of:=([.C11]*[.D11])" office:value-type="float" office:value="-1" calcext:value-type="float">
            <text:p>-1</text:p>
          </table:table-cell>
          <table:table-cell table:style-name="ce7" table:formula="of:=([.B11]*[.C11]*[.D11])" office:value-type="float" office:value="1" calcext:value-type="float">
            <text:p>1</text:p>
          </table:table-cell>
          <table:table-cell table:style-name="Default" office:value-type="float" office:value="12602.77" calcext:value-type="float">
            <text:p>12602.77</text:p>
          </table:table-cell>
          <table:table-cell table:style-name="Default" office:value-type="float" office:value="13113.52" calcext:value-type="float">
            <text:p>13113.52</text:p>
          </table:table-cell>
          <table:table-cell table:style-name="Default" office:value-type="float" office:value="12723.7" calcext:value-type="float">
            <text:p>12723.7</text:p>
          </table:table-cell>
          <table:table-cell table:formula="of:=AVERAGE([.I11:.K11])" office:value-type="float" office:value="12813.33" calcext:value-type="float">
            <text:p>12813.33</text:p>
          </table:table-cell>
          <table:table-cell table:formula="of:=([.I11] - [.L11])" office:value-type="float" office:value="-210.560000000001" calcext:value-type="float">
            <text:p>-210.56</text:p>
          </table:table-cell>
          <table:table-cell table:formula="of:=([.J11] - [.L11])" office:value-type="float" office:value="300.189999999999" calcext:value-type="float">
            <text:p>300.19</text:p>
          </table:table-cell>
          <table:table-cell table:formula="of:=([.K11] - [.L11])" office:value-type="float" office:value="-89.630000000001" calcext:value-type="float">
            <text:p>-89.63</text:p>
          </table:table-cell>
          <table:table-cell table:number-columns-repeated="100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7" table:formula="of:=[.B12]*[.C12]" office:value-type="float" office:value="-1" calcext:value-type="float">
            <text:p>-1</text:p>
          </table:table-cell>
          <table:table-cell table:style-name="ce7" table:formula="of:=([.B12]*[.D12])" office:value-type="float" office:value="1" calcext:value-type="float">
            <text:p>1</text:p>
          </table:table-cell>
          <table:table-cell table:style-name="ce7" table:formula="of:=([.C12]*[.D12])" office:value-type="float" office:value="-1" calcext:value-type="float">
            <text:p>-1</text:p>
          </table:table-cell>
          <table:table-cell table:style-name="ce7" table:formula="of:=([.B12]*[.C12]*[.D12])" office:value-type="float" office:value="1" calcext:value-type="float">
            <text:p>1</text:p>
          </table:table-cell>
          <table:table-cell table:style-name="Default" office:value-type="float" office:value="11112.42" calcext:value-type="float">
            <text:p>11112.42</text:p>
          </table:table-cell>
          <table:table-cell table:style-name="Default" office:value-type="float" office:value="10709.1" calcext:value-type="float">
            <text:p>10709.1</text:p>
          </table:table-cell>
          <table:table-cell table:style-name="Default" office:value-type="float" office:value="10860.5" calcext:value-type="float">
            <text:p>10860.5</text:p>
          </table:table-cell>
          <table:table-cell table:formula="of:=AVERAGE([.I12:.K12])" office:value-type="float" office:value="10894.0066666667" calcext:value-type="float">
            <text:p>10894.01</text:p>
          </table:table-cell>
          <table:table-cell table:formula="of:=([.I12] - [.L12])" office:value-type="float" office:value="218.413333333334" calcext:value-type="float">
            <text:p>218.41</text:p>
          </table:table-cell>
          <table:table-cell table:formula="of:=([.J12] - [.L12])" office:value-type="float" office:value="-184.906666666666" calcext:value-type="float">
            <text:p>-184.91</text:p>
          </table:table-cell>
          <table:table-cell table:formula="of:=([.K12] - [.L12])" office:value-type="float" office:value="-33.5066666666662" calcext:value-type="float">
            <text:p>-33.51</text:p>
          </table:table-cell>
          <table:table-cell table:number-columns-repeated="100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[.B13]*[.C13]" office:value-type="float" office:value="-1" calcext:value-type="float">
            <text:p>-1</text:p>
          </table:table-cell>
          <table:table-cell table:style-name="ce7" table:formula="of:=([.B13]*[.D13])" office:value-type="float" office:value="-1" calcext:value-type="float">
            <text:p>-1</text:p>
          </table:table-cell>
          <table:table-cell table:style-name="ce7" table:formula="of:=([.C13]*[.D13])" office:value-type="float" office:value="1" calcext:value-type="float">
            <text:p>1</text:p>
          </table:table-cell>
          <table:table-cell table:style-name="ce7" table:formula="of:=([.B13]*[.C13]*[.D13])" office:value-type="float" office:value="-1" calcext:value-type="float">
            <text:p>-1</text:p>
          </table:table-cell>
          <table:table-cell table:style-name="Default" office:value-type="float" office:value="20920.12" calcext:value-type="float">
            <text:p>20920.12</text:p>
          </table:table-cell>
          <table:table-cell table:style-name="Default" office:value-type="float" office:value="21609.2" calcext:value-type="float">
            <text:p>21609.2</text:p>
          </table:table-cell>
          <table:table-cell table:style-name="Default" office:value-type="float" office:value="20867.14" calcext:value-type="float">
            <text:p>20867.14</text:p>
          </table:table-cell>
          <table:table-cell table:formula="of:=AVERAGE([.I13:.K13])" office:value-type="float" office:value="21132.1533333333" calcext:value-type="float">
            <text:p>21132.15</text:p>
          </table:table-cell>
          <table:table-cell table:formula="of:=([.I13] - [.L13])" office:value-type="float" office:value="-212.033333333333" calcext:value-type="float">
            <text:p>-212.03</text:p>
          </table:table-cell>
          <table:table-cell table:formula="of:=([.J13] - [.L13])" office:value-type="float" office:value="477.046666666669" calcext:value-type="float">
            <text:p>477.05</text:p>
          </table:table-cell>
          <table:table-cell table:formula="of:=([.K13] - [.L13])" office:value-type="float" office:value="-265.013333333332" calcext:value-type="float">
            <text:p>-265.01</text:p>
          </table:table-cell>
          <table:table-cell table:number-columns-repeated="1009"/>
        </table:table-row>
        <table:table-row table:style-name="ro2"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-1" calcext:value-type="float">
            <text:p>-1</text:p>
          </table:table-cell>
          <table:table-cell table:style-name="ce7" table:formula="of:=[.B14]*[.C14]" office:value-type="float" office:value="-1" calcext:value-type="float">
            <text:p>-1</text:p>
          </table:table-cell>
          <table:table-cell table:style-name="ce7" table:formula="of:=([.B14]*[.D14])" office:value-type="float" office:value="-1" calcext:value-type="float">
            <text:p>-1</text:p>
          </table:table-cell>
          <table:table-cell table:style-name="ce7" table:formula="of:=([.C14]*[.D14])" office:value-type="float" office:value="1" calcext:value-type="float">
            <text:p>1</text:p>
          </table:table-cell>
          <table:table-cell table:style-name="ce7" table:formula="of:=([.B14]*[.C14]*[.D14])" office:value-type="float" office:value="1" calcext:value-type="float">
            <text:p>1</text:p>
          </table:table-cell>
          <table:table-cell table:style-name="Default" office:value-type="float" office:value="5270.24" calcext:value-type="float">
            <text:p>5270.24</text:p>
          </table:table-cell>
          <table:table-cell table:style-name="Default" office:value-type="float" office:value="5655.58" calcext:value-type="float">
            <text:p>5655.58</text:p>
          </table:table-cell>
          <table:table-cell table:style-name="Default" office:value-type="float" office:value="5686.73" calcext:value-type="float">
            <text:p>5686.73</text:p>
          </table:table-cell>
          <table:table-cell table:formula="of:=AVERAGE([.I14:.K14])" office:value-type="float" office:value="5537.51666666667" calcext:value-type="float">
            <text:p>5537.52</text:p>
          </table:table-cell>
          <table:table-cell table:formula="of:=([.I14] - [.L14])" office:value-type="float" office:value="-267.276666666667" calcext:value-type="float">
            <text:p>-267.28</text:p>
          </table:table-cell>
          <table:table-cell table:formula="of:=([.J14] - [.L14])" office:value-type="float" office:value="118.063333333334" calcext:value-type="float">
            <text:p>118.06</text:p>
          </table:table-cell>
          <table:table-cell table:formula="of:=([.K14] - [.L14])" office:value-type="float" office:value="149.213333333333" calcext:value-type="float">
            <text:p>149.21</text:p>
          </table:table-cell>
          <table:table-cell table:number-columns-repeated="1009"/>
        </table:table-row>
        <table:table-row table:style-name="ro2"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B15]*[.C15]" office:value-type="float" office:value="-1" calcext:value-type="float">
            <text:p>-1</text:p>
          </table:table-cell>
          <table:table-cell table:style-name="ce7" table:formula="of:=([.B15]*[.D15])" office:value-type="float" office:value="1" calcext:value-type="float">
            <text:p>1</text:p>
          </table:table-cell>
          <table:table-cell table:style-name="ce7" table:formula="of:=([.C15]*[.D15])" office:value-type="float" office:value="-1" calcext:value-type="float">
            <text:p>-1</text:p>
          </table:table-cell>
          <table:table-cell table:style-name="ce7" table:formula="of:=([.B15]*[.C15]*[.D15])" office:value-type="float" office:value="-1" calcext:value-type="float">
            <text:p>-1</text:p>
          </table:table-cell>
          <table:table-cell table:style-name="Default" office:value-type="float" office:value="10950.75" calcext:value-type="float">
            <text:p>10950.75</text:p>
          </table:table-cell>
          <table:table-cell table:style-name="Default" office:value-type="float" office:value="10764.43" calcext:value-type="float">
            <text:p>10764.43</text:p>
          </table:table-cell>
          <table:table-cell table:style-name="Default" office:value-type="float" office:value="11391" calcext:value-type="float">
            <text:p>11391</text:p>
          </table:table-cell>
          <table:table-cell table:formula="of:=AVERAGE([.I15:.K15])" office:value-type="float" office:value="11035.3933333333" calcext:value-type="float">
            <text:p>11035.39</text:p>
          </table:table-cell>
          <table:table-cell table:formula="of:=([.I15] - [.L15])" office:value-type="float" office:value="-84.6433333333334" calcext:value-type="float">
            <text:p>-84.64</text:p>
          </table:table-cell>
          <table:table-cell table:formula="of:=([.J15] - [.L15])" office:value-type="float" office:value="-270.963333333333" calcext:value-type="float">
            <text:p>-270.96</text:p>
          </table:table-cell>
          <table:table-cell table:formula="of:=([.K15] - [.L15])" office:value-type="float" office:value="355.606666666667" calcext:value-type="float">
            <text:p>355.61</text:p>
          </table:table-cell>
          <table:table-cell table:number-columns-repeated="1009"/>
        </table:table-row>
        <table:table-row table:style-name="ro2"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7" table:formula="of:=[.B16]*[.C16]" office:value-type="float" office:value="1" calcext:value-type="float">
            <text:p>1</text:p>
          </table:table-cell>
          <table:table-cell table:style-name="ce7" table:formula="of:=([.B16]*[.D16])" office:value-type="float" office:value="-1" calcext:value-type="float">
            <text:p>-1</text:p>
          </table:table-cell>
          <table:table-cell table:style-name="ce7" table:formula="of:=([.C16]*[.D16])" office:value-type="float" office:value="-1" calcext:value-type="float">
            <text:p>-1</text:p>
          </table:table-cell>
          <table:table-cell table:style-name="ce7" table:formula="of:=([.B16]*[.C16]*[.D16])" office:value-type="float" office:value="-1" calcext:value-type="float">
            <text:p>-1</text:p>
          </table:table-cell>
          <table:table-cell table:style-name="Default" office:value-type="float" office:value="10710.6" calcext:value-type="float">
            <text:p>10710.6</text:p>
          </table:table-cell>
          <table:table-cell table:style-name="Default" office:value-type="float" office:value="10579.93" calcext:value-type="float">
            <text:p>10579.93</text:p>
          </table:table-cell>
          <table:table-cell table:style-name="Default" office:value-type="float" office:value="10626.53" calcext:value-type="float">
            <text:p>10626.53</text:p>
          </table:table-cell>
          <table:table-cell table:formula="of:=AVERAGE([.I16:.K16])" office:value-type="float" office:value="10639.02" calcext:value-type="float">
            <text:p>10639.02</text:p>
          </table:table-cell>
          <table:table-cell table:formula="of:=([.I16] - [.L16])" office:value-type="float" office:value="71.5800000000017" calcext:value-type="float">
            <text:p>71.58</text:p>
          </table:table-cell>
          <table:table-cell table:formula="of:=([.J16] - [.L16])" office:value-type="float" office:value="-59.0899999999983" calcext:value-type="float">
            <text:p>-59.09</text:p>
          </table:table-cell>
          <table:table-cell table:formula="of:=([.K16] - [.L16])" office:value-type="float" office:value="-12.489999999998" calcext:value-type="float">
            <text:p>-12.49</text:p>
          </table:table-cell>
          <table:table-cell table:number-columns-repeated="1009"/>
        </table:table-row>
        <table:table-row table:style-name="ro2">
          <table:table-cell table:number-columns-repeated="4" table:style-name="ce7" office:value-type="float" office:value="1" calcext:value-type="float">
            <text:p>1</text:p>
          </table:table-cell>
          <table:table-cell table:style-name="ce7" table:formula="of:=[.B17]*[.C17]" office:value-type="float" office:value="1" calcext:value-type="float">
            <text:p>1</text:p>
          </table:table-cell>
          <table:table-cell table:style-name="ce7" table:formula="of:=([.B17]*[.D17])" office:value-type="float" office:value="1" calcext:value-type="float">
            <text:p>1</text:p>
          </table:table-cell>
          <table:table-cell table:style-name="ce7" table:formula="of:=([.C17]*[.D17])" office:value-type="float" office:value="1" calcext:value-type="float">
            <text:p>1</text:p>
          </table:table-cell>
          <table:table-cell table:style-name="ce7" table:formula="of:=([.B17]*[.C17]*[.D17])" office:value-type="float" office:value="1" calcext:value-type="float">
            <text:p>1</text:p>
          </table:table-cell>
          <table:table-cell table:style-name="Default" office:value-type="float" office:value="20216.69" calcext:value-type="float">
            <text:p>20216.69</text:p>
          </table:table-cell>
          <table:table-cell table:style-name="Default" office:value-type="float" office:value="19582.97" calcext:value-type="float">
            <text:p>19582.97</text:p>
          </table:table-cell>
          <table:table-cell table:style-name="Default" office:value-type="float" office:value="20152.81" calcext:value-type="float">
            <text:p>20152.81</text:p>
          </table:table-cell>
          <table:table-cell table:formula="of:=AVERAGE([.I17:.K17])" office:value-type="float" office:value="19984.1566666667" calcext:value-type="float">
            <text:p>19984.16</text:p>
          </table:table-cell>
          <table:table-cell table:formula="of:=([.I17] - [.L17])" office:value-type="float" office:value="232.533333333333" calcext:value-type="float">
            <text:p>232.53</text:p>
          </table:table-cell>
          <table:table-cell table:formula="of:=([.J17] - [.L17])" office:value-type="float" office:value="-401.186666666665" calcext:value-type="float">
            <text:p>-401.19</text:p>
          </table:table-cell>
          <table:table-cell table:formula="of:=([.K17] - [.L17])" office:value-type="float" office:value="168.653333333335" calcext:value-type="float">
            <text:p>168.65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8" office:value-type="string" calcext:value-type="string">
            <text:p>Table of q values</text:p>
          </table:table-cell>
          <table:table-cell table:style-name="ce9"/>
          <table:table-cell table:number-columns-repeated="5"/>
          <table:table-cell table:style-name="ce8" office:value-type="string" calcext:value-type="string">
            <text:p>Table of Sum of Squares and Variation Contribution Analysis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 calcext:value-type="string">
            <text:p>Conf. Bound</text:p>
          </table:table-cell>
          <table:table-cell table:number-columns-repeated="4"/>
          <table:table-cell office:value-type="string" calcext:value-type="string">
            <text:p>Component</text:p>
          </table:table-cell>
          <table:table-cell office:value-type="string" calcext:value-type="string">
            <text:p>SS(comp) val</text:p>
          </table:table-cell>
          <table:table-cell office:value-type="string" calcext:value-type="string">
            <text:p>Contribution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q0</text:p>
          </table:table-cell>
          <table:table-cell table:formula="of:=SUMPRODUCT([.A10:.A17];[.L10:.L17])/8" office:value-type="float" office:value="12397.1104166667" calcext:value-type="float">
            <text:p>12397.11</text:p>
          </table:table-cell>
          <table:table-cell table:formula="of:=ROUND( [.C22] - [.$G$39];2)" office:value-type="float" office:value="12314.09" calcext:value-type="float">
            <text:p>12314.09</text:p>
          </table:table-cell>
          <table:table-cell table:style-name="ce11" table:formula="of:=ROUND( [.C22] + [.$G$39];2)" office:value-type="float" office:value="12480.13" calcext:value-type="float">
            <text:p>12480.13</text:p>
          </table:table-cell>
          <table:table-cell table:number-columns-repeated="3"/>
          <table:table-cell office:value-type="string" calcext:value-type="string">
            <text:p>SSY</text:p>
          </table:table-cell>
          <table:table-cell table:formula="of:=SUMSQ([.I10:.K17])" office:value-type="float" office:value="4337759141.8811" calcext:value-type="float">
            <text:p>4337759141.8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qA</text:p>
          </table:table-cell>
          <table:table-cell table:formula="of:=SUMPRODUCT([.B10:.B17];[.L10:.L17])/8" office:value-type="float" office:value="-598.08875" calcext:value-type="float">
            <text:p>-598.09</text:p>
          </table:table-cell>
          <table:table-cell table:formula="of:=ROUND( [.C23] - [.$G$39];2)" office:value-type="float" office:value="-681.1" calcext:value-type="float">
            <text:p>-681.10</text:p>
          </table:table-cell>
          <table:table-cell table:style-name="ce11" table:formula="of:=ROUND( [.C23] + [.$G$39];2)" office:value-type="float" office:value="-515.07" calcext:value-type="float">
            <text:p>-515.07</text:p>
          </table:table-cell>
          <table:table-cell table:number-columns-repeated="3"/>
          <table:table-cell office:value-type="string" calcext:value-type="string">
            <text:p>SS0</text:p>
          </table:table-cell>
          <table:table-cell table:formula="of:=24*[.C22]*[.C22]" office:value-type="float" office:value="3688520320.3926" calcext:value-type="float">
            <text:p>3688520320.39</text:p>
          </table:table-cell>
          <table:table-cell table:formula="of:=(100* [.J23]/[.$J$24])" office:value-type="float" office:value="568.129969790779" calcext:value-type="float">
            <text:p>568.13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qB</text:p>
          </table:table-cell>
          <table:table-cell table:formula="of:=SUMPRODUCT([.C10:.C17];[.L10:.L17])/8" office:value-type="float" office:value="3265.22375" calcext:value-type="float">
            <text:p>3265.22</text:p>
          </table:table-cell>
          <table:table-cell table:formula="of:=ROUND( [.C24] - [.$G$39];2)" office:value-type="float" office:value="3182.21" calcext:value-type="float">
            <text:p>3182.21</text:p>
          </table:table-cell>
          <table:table-cell table:style-name="ce11" table:formula="of:=ROUND( [.C24] + [.$G$39];2)" office:value-type="float" office:value="3348.24" calcext:value-type="float">
            <text:p>3348.24</text:p>
          </table:table-cell>
          <table:table-cell table:number-columns-repeated="3"/>
          <table:table-cell office:value-type="string" calcext:value-type="string">
            <text:p>SST</text:p>
          </table:table-cell>
          <table:table-cell table:formula="of:=([.J22] - [.J23])" office:value-type="float" office:value="649238821.488496" calcext:value-type="float">
            <text:p>649238821.49</text:p>
          </table:table-cell>
          <table:table-cell table:formula="of:=(100* [.J24]/[.$J$24])" office:value-type="float" office:value="100" calcext:value-type="float">
            <text:p>100.00</text:p>
          </table:table-cell>
          <table:table-cell/>
          <table:table-cell office:value-type="string" calcext:value-type="string">
            <text:p>Sum of Squares Total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qC</text:p>
          </table:table-cell>
          <table:table-cell table:style-name="ce11" table:formula="of:=SUMPRODUCT([.D10:.D17];[.L10:.L17])/8" office:value-type="float" office:value="3844.14791666667" calcext:value-type="float">
            <text:p>3844.15</text:p>
          </table:table-cell>
          <table:table-cell table:formula="of:=ROUND( [.C25] - [.$G$39];2)" office:value-type="float" office:value="3761.13" calcext:value-type="float">
            <text:p>3761.13</text:p>
          </table:table-cell>
          <table:table-cell table:style-name="ce11" table:formula="of:=ROUND( [.C25] + [.$G$39];2)" office:value-type="float" office:value="3927.16" calcext:value-type="float">
            <text:p>3927.16</text:p>
          </table:table-cell>
          <table:table-cell table:number-columns-repeated="3"/>
          <table:table-cell office:value-type="string" calcext:value-type="string">
            <text:p>SSA</text:p>
          </table:table-cell>
          <table:table-cell table:formula="of:=24*[.C23]*[.C23]" office:value-type="float" office:value="8585043.66903751" calcext:value-type="float">
            <text:p>8585043.67</text:p>
          </table:table-cell>
          <table:table-cell table:formula="of:=(100* [.J25]/[.$J$24])" office:value-type="float" office:value="1.32232444901473" calcext:value-type="float">
            <text:p>1.32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qAB</text:p>
          </table:table-cell>
          <table:table-cell table:style-name="ce11" table:formula="of:=SUMPRODUCT([.E10:.E17];[.L10:.L17])/8" office:value-type="float" office:value="247.342916666667" calcext:value-type="float">
            <text:p>247.34</text:p>
          </table:table-cell>
          <table:table-cell table:formula="of:=ROUND( [.C26] - [.$G$39];2)" office:value-type="float" office:value="164.33" calcext:value-type="float">
            <text:p>164.33</text:p>
          </table:table-cell>
          <table:table-cell table:style-name="ce11" table:formula="of:=ROUND( [.C26] + [.$G$39];2)" office:value-type="float" office:value="330.36" calcext:value-type="float">
            <text:p>330.36</text:p>
          </table:table-cell>
          <table:table-cell office:value-type="string" calcext:value-type="string">
            <text:p>(insig coz crosses 0)</text:p>
          </table:table-cell>
          <table:table-cell table:number-columns-repeated="2"/>
          <table:table-cell office:value-type="string" calcext:value-type="string">
            <text:p>SSB</text:p>
          </table:table-cell>
          <table:table-cell table:formula="of:=24*[.C24]*[.C24]" office:value-type="float" office:value="255880467.301537" calcext:value-type="float">
            <text:p>255880467.30</text:p>
          </table:table-cell>
          <table:table-cell table:formula="of:=(100* [.J26]/[.$J$24])" office:value-type="float" office:value="39.4123793637117" calcext:value-type="float">
            <text:p>39.41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qAC</text:p>
          </table:table-cell>
          <table:table-cell table:style-name="ce11" table:formula="of:=SUMPRODUCT([.F10:.F17];[.L10:.L17])/8" office:value-type="float" office:value="-133.394583333333" calcext:value-type="float">
            <text:p>-133.39</text:p>
          </table:table-cell>
          <table:table-cell table:formula="of:=ROUND( [.C27] - [.$G$39];2)" office:value-type="float" office:value="-216.41" calcext:value-type="float">
            <text:p>-216.41</text:p>
          </table:table-cell>
          <table:table-cell table:style-name="ce11" table:formula="of:=ROUND( [.C27] + [.$G$39];2)" office:value-type="float" office:value="-50.38" calcext:value-type="float">
            <text:p>-50.38</text:p>
          </table:table-cell>
          <table:table-cell table:number-columns-repeated="3"/>
          <table:table-cell office:value-type="string" calcext:value-type="string">
            <text:p>SSC</text:p>
          </table:table-cell>
          <table:table-cell table:formula="of:=24*[.C25]*[.C25]" office:value-type="float" office:value="354659356.925104" calcext:value-type="float">
            <text:p>354659356.93</text:p>
          </table:table-cell>
          <table:table-cell table:formula="of:=(100* [.J27]/[.$J$24])" office:value-type="float" office:value="54.6269485413679" calcext:value-type="float">
            <text:p>54.63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qBC</text:p>
          </table:table-cell>
          <table:table-cell table:style-name="ce11" table:formula="of:=SUMPRODUCT([.G10:.G17];[.L10:.L17])/8" office:value-type="float" office:value="1051.67291666667" calcext:value-type="float">
            <text:p>1051.67</text:p>
          </table:table-cell>
          <table:table-cell table:formula="of:=ROUND( [.C28] - [.$G$39];2)" office:value-type="float" office:value="968.66" calcext:value-type="float">
            <text:p>968.66</text:p>
          </table:table-cell>
          <table:table-cell table:style-name="ce11" table:formula="of:=ROUND( [.C28] + [.$G$39];2)" office:value-type="float" office:value="1134.69" calcext:value-type="float">
            <text:p>1134.69</text:p>
          </table:table-cell>
          <table:table-cell table:number-columns-repeated="3"/>
          <table:table-cell office:value-type="string" calcext:value-type="string">
            <text:p>SSAB</text:p>
          </table:table-cell>
          <table:table-cell table:formula="of:=24*[.C26]*[.C26]" office:value-type="float" office:value="1468284.44220417" calcext:value-type="float">
            <text:p>1468284.44</text:p>
          </table:table-cell>
          <table:table-cell table:formula="of:=(100* [.J28]/[.$J$24])" office:value-type="float" office:value="0.22615475131907" calcext:value-type="float">
            <text:p>0.23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qABC</text:p>
          </table:table-cell>
          <table:table-cell table:style-name="ce11" table:formula="of:=SUMPRODUCT([.H10:.H17];[.L10:.L17])/8" office:value-type="float" office:value="-89.8579166666664" calcext:value-type="float">
            <text:p>-89.86</text:p>
          </table:table-cell>
          <table:table-cell table:formula="of:=ROUND( [.C29] - [.$G$39];2)" office:value-type="float" office:value="-172.87" calcext:value-type="float">
            <text:p>-172.87</text:p>
          </table:table-cell>
          <table:table-cell table:style-name="ce11" table:formula="of:=ROUND( [.C29] + [.$G$39];2)" office:value-type="float" office:value="-6.84" calcext:value-type="float">
            <text:p>-6.84</text:p>
          </table:table-cell>
          <table:table-cell office:value-type="string" calcext:value-type="string">
            <text:p>(insig coz crosses 0)</text:p>
          </table:table-cell>
          <table:table-cell table:number-columns-repeated="2"/>
          <table:table-cell office:value-type="string" calcext:value-type="string">
            <text:p>SSAC</text:p>
          </table:table-cell>
          <table:table-cell table:formula="of:=24*[.C27]*[.C27]" office:value-type="float" office:value="427058.756704166" calcext:value-type="float">
            <text:p>427058.76</text:p>
          </table:table-cell>
          <table:table-cell table:formula="of:=(100* [.J29]/[.$J$24])" office:value-type="float" office:value="0.0657783765494887" calcext:value-type="float">
            <text:p>0.07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 calcext:value-type="string">
            <text:p>SSBC</text:p>
          </table:table-cell>
          <table:table-cell table:formula="of:=24*[.C28]*[.C28]" office:value-type="float" office:value="26544382.1676041" calcext:value-type="float">
            <text:p>26544382.17</text:p>
          </table:table-cell>
          <table:table-cell table:formula="of:=(100* [.J30]/[.$J$24])" office:value-type="float" office:value="4.08853896117093" calcext:value-type="float">
            <text:p>4.09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 calcext:value-type="string">
            <text:p>SSABC</text:p>
          </table:table-cell>
          <table:table-cell table:formula="of:=24*[.C29]*[.C29]" office:value-type="float" office:value="193786.684504165" calcext:value-type="float">
            <text:p>193786.68</text:p>
          </table:table-cell>
          <table:table-cell table:formula="of:=(100* [.J31]/[.$J$24])" office:value-type="float" office:value="0.0298482897341035" calcext:value-type="float">
            <text:p>0.03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 calcext:value-type="string">
            <text:p>SSE</text:p>
          </table:table-cell>
          <table:table-cell table:formula="of:=SUMSQ([.M10:.O17])" office:value-type="float" office:value="1480441.5418" calcext:value-type="float">
            <text:p>1480441.54</text:p>
          </table:table-cell>
          <table:table-cell table:formula="of:=(100* [.J32]/[.$J$24])" office:value-type="float" office:value="0.228027267131966" calcext:value-type="float">
            <text:p>0.23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Variance of errors</text:p>
          </table:table-cell>
          <table:table-cell/>
          <table:table-cell table:formula="of:=([.J32] / 16)" office:value-type="float" office:value="92527.5963625001" calcext:value-type="float">
            <text:p>92527.60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Std deviation of errors</text:p>
          </table:table-cell>
          <table:table-cell/>
          <table:table-cell table:formula="of:=SQRT([.G35])" office:value-type="float" office:value="304.183491272127" calcext:value-type="float">
            <text:p>304.18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Std deviation of effects</text:p>
          </table:table-cell>
          <table:table-cell/>
          <table:table-cell table:formula="of:=([.G36] / SQRT(8*3))" office:value-type="float" office:value="62.0911951495876" calcext:value-type="float">
            <text:p>62.09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T-value 16 dof 90% conf</text:p>
          </table:table-cell>
          <table:table-cell/>
          <table:table-cell office:value-type="float" office:value="1.337" calcext:value-type="float">
            <text:p>1.34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confidence bound</text:p>
          </table:table-cell>
          <table:table-cell/>
          <table:table-cell table:formula="of:=([.G37]*[.G38])" office:value-type="float" office:value="83.0159279149986" calcext:value-type="float">
            <text:p>83.02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6"/>
          <table:table-cell table:style-name="ce13" office:value-type="string" calcext:value-type="string">
            <text:p>Response Time</text:p>
          </table:table-cell>
          <table:table-cell/>
          <table:table-cell table:style-name="ce14" table:number-columns-repeated="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LAT_1</text:p>
          </table:table-cell>
          <table:table-cell office:value-type="string" calcext:value-type="string">
            <text:p>LAT_2</text:p>
          </table:table-cell>
          <table:table-cell office:value-type="string" calcext:value-type="string">
            <text:p>LAT_3</text:p>
          </table:table-cell>
          <table:table-cell office:value-type="string" calcext:value-type="string">
            <text:p>Mean LAT</text:p>
          </table:table-cell>
          <table:table-cell office:value-type="string" calcext:value-type="string">
            <text:p>ERR_1</text:p>
          </table:table-cell>
          <table:table-cell office:value-type="string" calcext:value-type="string">
            <text:p>ERR_2</text:p>
          </table:table-cell>
          <table:table-cell office:value-type="string" calcext:value-type="string">
            <text:p>ERR_3</text:p>
          </table:table-cell>
          <table:table-cell table:number-columns-repeated="100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-1" calcext:value-type="float">
            <text:p>-1</text:p>
          </table:table-cell>
          <table:table-cell table:style-name="ce7" table:formula="of:=[.B45]*[.C45]" office:value-type="float" office:value="1" calcext:value-type="float">
            <text:p>1</text:p>
          </table:table-cell>
          <table:table-cell table:style-name="ce7" table:formula="of:=([.B45]*[.D45])" office:value-type="float" office:value="1" calcext:value-type="float">
            <text:p>1</text:p>
          </table:table-cell>
          <table:table-cell table:style-name="ce7" table:formula="of:=([.C45]*[.D45])" office:value-type="float" office:value="1" calcext:value-type="float">
            <text:p>1</text:p>
          </table:table-cell>
          <table:table-cell table:style-name="ce7" table:formula="of:=([.B45]*[.C45]*[.D45])" office:value-type="float" office:value="-1" calcext:value-type="float">
            <text:p>-1</text:p>
          </table:table-cell>
          <table:table-cell office:value-type="float" office:value="27.8366666667" calcext:value-type="float">
            <text:p>27.84</text:p>
          </table:table-cell>
          <table:table-cell office:value-type="float" office:value="27.79" calcext:value-type="float">
            <text:p>27.79</text:p>
          </table:table-cell>
          <table:table-cell office:value-type="float" office:value="24.98" calcext:value-type="float">
            <text:p>24.98</text:p>
          </table:table-cell>
          <table:table-cell table:formula="of:=AVERAGE([.I45:.K45])" office:value-type="float" office:value="26.8688888889" calcext:value-type="float">
            <text:p>26.87</text:p>
          </table:table-cell>
          <table:table-cell table:formula="of:=([.I45] - [.L45])" office:value-type="float" office:value="0.967777777800002" calcext:value-type="float">
            <text:p>0.97</text:p>
          </table:table-cell>
          <table:table-cell table:formula="of:=([.J45] - [.L45])" office:value-type="float" office:value="0.9211111111" calcext:value-type="float">
            <text:p>0.92</text:p>
          </table:table-cell>
          <table:table-cell table:formula="of:=([.K45] - [.L45])" office:value-type="float" office:value="-1.8888888889" calcext:value-type="float">
            <text:p>-1.89</text:p>
          </table:table-cell>
          <table:table-cell table:number-columns-repeated="100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B46]*[.C46]" office:value-type="float" office:value="1" calcext:value-type="float">
            <text:p>1</text:p>
          </table:table-cell>
          <table:table-cell table:style-name="ce7" table:formula="of:=([.B46]*[.D46])" office:value-type="float" office:value="-1" calcext:value-type="float">
            <text:p>-1</text:p>
          </table:table-cell>
          <table:table-cell table:style-name="ce7" table:formula="of:=([.C46]*[.D46])" office:value-type="float" office:value="-1" calcext:value-type="float">
            <text:p>-1</text:p>
          </table:table-cell>
          <table:table-cell table:style-name="ce7" table:formula="of:=([.B46]*[.C46]*[.D46])" office:value-type="float" office:value="1" calcext:value-type="float">
            <text:p>1</text:p>
          </table:table-cell>
          <table:table-cell office:value-type="float" office:value="15.23" calcext:value-type="float">
            <text:p>15.23</text:p>
          </table:table-cell>
          <table:table-cell office:value-type="float" office:value="14.6366666667" calcext:value-type="float">
            <text:p>14.64</text:p>
          </table:table-cell>
          <table:table-cell office:value-type="float" office:value="15.0833333333" calcext:value-type="float">
            <text:p>15.08</text:p>
          </table:table-cell>
          <table:table-cell table:formula="of:=AVERAGE([.I46:.K46])" office:value-type="float" office:value="14.9833333333333" calcext:value-type="float">
            <text:p>14.98</text:p>
          </table:table-cell>
          <table:table-cell table:formula="of:=([.I46] - [.L46])" office:value-type="float" office:value="0.246666666666666" calcext:value-type="float">
            <text:p>0.25</text:p>
          </table:table-cell>
          <table:table-cell table:formula="of:=([.J46] - [.L46])" office:value-type="float" office:value="-0.346666666633334" calcext:value-type="float">
            <text:p>-0.35</text:p>
          </table:table-cell>
          <table:table-cell table:formula="of:=([.K46] - [.L46])" office:value-type="float" office:value="0.0999999999666663" calcext:value-type="float">
            <text:p>0.10</text:p>
          </table:table-cell>
          <table:table-cell table:number-columns-repeated="100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7" table:formula="of:=[.B47]*[.C47]" office:value-type="float" office:value="-1" calcext:value-type="float">
            <text:p>-1</text:p>
          </table:table-cell>
          <table:table-cell table:style-name="ce7" table:formula="of:=([.B47]*[.D47])" office:value-type="float" office:value="1" calcext:value-type="float">
            <text:p>1</text:p>
          </table:table-cell>
          <table:table-cell table:style-name="ce7" table:formula="of:=([.C47]*[.D47])" office:value-type="float" office:value="-1" calcext:value-type="float">
            <text:p>-1</text:p>
          </table:table-cell>
          <table:table-cell table:style-name="ce7" table:formula="of:=([.B47]*[.C47]*[.D47])" office:value-type="float" office:value="1" calcext:value-type="float">
            <text:p>1</text:p>
          </table:table-cell>
          <table:table-cell office:value-type="float" office:value="19.0833333333" calcext:value-type="float">
            <text:p>19.08</text:p>
          </table:table-cell>
          <table:table-cell office:value-type="float" office:value="19.6083333333" calcext:value-type="float">
            <text:p>19.61</text:p>
          </table:table-cell>
          <table:table-cell office:value-type="float" office:value="19.4016666667" calcext:value-type="float">
            <text:p>19.40</text:p>
          </table:table-cell>
          <table:table-cell table:formula="of:=AVERAGE([.I47:.K47])" office:value-type="float" office:value="19.3644444444333" calcext:value-type="float">
            <text:p>19.36</text:p>
          </table:table-cell>
          <table:table-cell table:formula="of:=([.I47] - [.L47])" office:value-type="float" office:value="-0.281111111133331" calcext:value-type="float">
            <text:p>-0.28</text:p>
          </table:table-cell>
          <table:table-cell table:formula="of:=([.J47] - [.L47])" office:value-type="float" office:value="0.243888888866667" calcext:value-type="float">
            <text:p>0.24</text:p>
          </table:table-cell>
          <table:table-cell table:formula="of:=([.K47] - [.L47])" office:value-type="float" office:value="0.0372222222666672" calcext:value-type="float">
            <text:p>0.04</text:p>
          </table:table-cell>
          <table:table-cell table:number-columns-repeated="100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[.B48]*[.C48]" office:value-type="float" office:value="-1" calcext:value-type="float">
            <text:p>-1</text:p>
          </table:table-cell>
          <table:table-cell table:style-name="ce7" table:formula="of:=([.B48]*[.D48])" office:value-type="float" office:value="-1" calcext:value-type="float">
            <text:p>-1</text:p>
          </table:table-cell>
          <table:table-cell table:style-name="ce7" table:formula="of:=([.C48]*[.D48])" office:value-type="float" office:value="1" calcext:value-type="float">
            <text:p>1</text:p>
          </table:table-cell>
          <table:table-cell table:style-name="ce7" table:formula="of:=([.B48]*[.C48]*[.D48])" office:value-type="float" office:value="-1" calcext:value-type="float">
            <text:p>-1</text:p>
          </table:table-cell>
          <table:table-cell office:value-type="float" office:value="9.27333333333" calcext:value-type="float">
            <text:p>9.27</text:p>
          </table:table-cell>
          <table:table-cell office:value-type="float" office:value="8.90333333333" calcext:value-type="float">
            <text:p>8.90</text:p>
          </table:table-cell>
          <table:table-cell office:value-type="float" office:value="9.24333333333" calcext:value-type="float">
            <text:p>9.24</text:p>
          </table:table-cell>
          <table:table-cell table:formula="of:=AVERAGE([.I48:.K48])" office:value-type="float" office:value="9.13999999999667" calcext:value-type="float">
            <text:p>9.14</text:p>
          </table:table-cell>
          <table:table-cell table:formula="of:=([.I48] - [.L48])" office:value-type="float" office:value="0.133333333333333" calcext:value-type="float">
            <text:p>0.13</text:p>
          </table:table-cell>
          <table:table-cell table:formula="of:=([.J48] - [.L48])" office:value-type="float" office:value="-0.236666666666666" calcext:value-type="float">
            <text:p>-0.24</text:p>
          </table:table-cell>
          <table:table-cell table:formula="of:=([.K48] - [.L48])" office:value-type="float" office:value="0.103333333333334" calcext:value-type="float">
            <text:p>0.10</text:p>
          </table:table-cell>
          <table:table-cell table:number-columns-repeated="1009"/>
        </table:table-row>
        <table:table-row table:style-name="ro2"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-1" calcext:value-type="float">
            <text:p>-1</text:p>
          </table:table-cell>
          <table:table-cell table:style-name="ce7" table:formula="of:=[.B49]*[.C49]" office:value-type="float" office:value="-1" calcext:value-type="float">
            <text:p>-1</text:p>
          </table:table-cell>
          <table:table-cell table:style-name="ce7" table:formula="of:=([.B49]*[.D49])" office:value-type="float" office:value="-1" calcext:value-type="float">
            <text:p>-1</text:p>
          </table:table-cell>
          <table:table-cell table:style-name="ce7" table:formula="of:=([.C49]*[.D49])" office:value-type="float" office:value="1" calcext:value-type="float">
            <text:p>1</text:p>
          </table:table-cell>
          <table:table-cell table:style-name="ce7" table:formula="of:=([.B49]*[.C49]*[.D49])" office:value-type="float" office:value="1" calcext:value-type="float">
            <text:p>1</text:p>
          </table:table-cell>
          <table:table-cell office:value-type="float" office:value="36.43" calcext:value-type="float">
            <text:p>36.43</text:p>
          </table:table-cell>
          <table:table-cell office:value-type="float" office:value="33.94" calcext:value-type="float">
            <text:p>33.94</text:p>
          </table:table-cell>
          <table:table-cell office:value-type="float" office:value="33.7566666667" calcext:value-type="float">
            <text:p>33.76</text:p>
          </table:table-cell>
          <table:table-cell table:formula="of:=AVERAGE([.I49:.K49])" office:value-type="float" office:value="34.7088888889" calcext:value-type="float">
            <text:p>34.71</text:p>
          </table:table-cell>
          <table:table-cell table:formula="of:=([.I49] - [.L49])" office:value-type="float" office:value="1.7211111111" calcext:value-type="float">
            <text:p>1.72</text:p>
          </table:table-cell>
          <table:table-cell table:formula="of:=([.J49] - [.L49])" office:value-type="float" office:value="-0.768888888900001" calcext:value-type="float">
            <text:p>-0.77</text:p>
          </table:table-cell>
          <table:table-cell table:formula="of:=([.K49] - [.L49])" office:value-type="float" office:value="-0.9522222222" calcext:value-type="float">
            <text:p>-0.95</text:p>
          </table:table-cell>
          <table:table-cell table:number-columns-repeated="1009"/>
        </table:table-row>
        <table:table-row table:style-name="ro2"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B50]*[.C50]" office:value-type="float" office:value="-1" calcext:value-type="float">
            <text:p>-1</text:p>
          </table:table-cell>
          <table:table-cell table:style-name="ce7" table:formula="of:=([.B50]*[.D50])" office:value-type="float" office:value="1" calcext:value-type="float">
            <text:p>1</text:p>
          </table:table-cell>
          <table:table-cell table:style-name="ce7" table:formula="of:=([.C50]*[.D50])" office:value-type="float" office:value="-1" calcext:value-type="float">
            <text:p>-1</text:p>
          </table:table-cell>
          <table:table-cell table:style-name="ce7" table:formula="of:=([.B50]*[.C50]*[.D50])" office:value-type="float" office:value="-1" calcext:value-type="float">
            <text:p>-1</text:p>
          </table:table-cell>
          <table:table-cell office:value-type="float" office:value="17.53" calcext:value-type="float">
            <text:p>17.53</text:p>
          </table:table-cell>
          <table:table-cell office:value-type="float" office:value="17.8333333333" calcext:value-type="float">
            <text:p>17.83</text:p>
          </table:table-cell>
          <table:table-cell office:value-type="float" office:value="16.92" calcext:value-type="float">
            <text:p>16.92</text:p>
          </table:table-cell>
          <table:table-cell table:formula="of:=AVERAGE([.I50:.K50])" office:value-type="float" office:value="17.4277777777667" calcext:value-type="float">
            <text:p>17.43</text:p>
          </table:table-cell>
          <table:table-cell table:formula="of:=([.I50] - [.L50])" office:value-type="float" office:value="0.102222222233333" calcext:value-type="float">
            <text:p>0.10</text:p>
          </table:table-cell>
          <table:table-cell table:formula="of:=([.J50] - [.L50])" office:value-type="float" office:value="0.405555555533333" calcext:value-type="float">
            <text:p>0.41</text:p>
          </table:table-cell>
          <table:table-cell table:formula="of:=([.K50] - [.L50])" office:value-type="float" office:value="-0.507777777766666" calcext:value-type="float">
            <text:p>-0.51</text:p>
          </table:table-cell>
          <table:table-cell table:number-columns-repeated="1009"/>
        </table:table-row>
        <table:table-row table:style-name="ro2"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7" table:formula="of:=[.B51]*[.C51]" office:value-type="float" office:value="1" calcext:value-type="float">
            <text:p>1</text:p>
          </table:table-cell>
          <table:table-cell table:style-name="ce7" table:formula="of:=([.B51]*[.D51])" office:value-type="float" office:value="-1" calcext:value-type="float">
            <text:p>-1</text:p>
          </table:table-cell>
          <table:table-cell table:style-name="ce7" table:formula="of:=([.C51]*[.D51])" office:value-type="float" office:value="-1" calcext:value-type="float">
            <text:p>-1</text:p>
          </table:table-cell>
          <table:table-cell table:style-name="ce7" table:formula="of:=([.B51]*[.C51]*[.D51])" office:value-type="float" office:value="-1" calcext:value-type="float">
            <text:p>-1</text:p>
          </table:table-cell>
          <table:table-cell office:value-type="float" office:value="18.105" calcext:value-type="float">
            <text:p>18.11</text:p>
          </table:table-cell>
          <table:table-cell office:value-type="float" office:value="18.2933333333" calcext:value-type="float">
            <text:p>18.29</text:p>
          </table:table-cell>
          <table:table-cell office:value-type="float" office:value="18.18" calcext:value-type="float">
            <text:p>18.18</text:p>
          </table:table-cell>
          <table:table-cell table:formula="of:=AVERAGE([.I51:.K51])" office:value-type="float" office:value="18.1927777777667" calcext:value-type="float">
            <text:p>18.19</text:p>
          </table:table-cell>
          <table:table-cell table:formula="of:=([.I51] - [.L51])" office:value-type="float" office:value="-0.087777777766668" calcext:value-type="float">
            <text:p>-0.09</text:p>
          </table:table-cell>
          <table:table-cell table:formula="of:=([.J51] - [.L51])" office:value-type="float" office:value="0.100555555533333" calcext:value-type="float">
            <text:p>0.10</text:p>
          </table:table-cell>
          <table:table-cell table:formula="of:=([.K51] - [.L51])" office:value-type="float" office:value="-0.0127777777666687" calcext:value-type="float">
            <text:p>-0.01</text:p>
          </table:table-cell>
          <table:table-cell table:number-columns-repeated="1009"/>
        </table:table-row>
        <table:table-row table:style-name="ro2">
          <table:table-cell table:number-columns-repeated="4" table:style-name="ce7" office:value-type="float" office:value="1" calcext:value-type="float">
            <text:p>1</text:p>
          </table:table-cell>
          <table:table-cell table:style-name="ce7" table:formula="of:=[.B52]*[.C52]" office:value-type="float" office:value="1" calcext:value-type="float">
            <text:p>1</text:p>
          </table:table-cell>
          <table:table-cell table:style-name="ce7" table:formula="of:=([.B52]*[.D52])" office:value-type="float" office:value="1" calcext:value-type="float">
            <text:p>1</text:p>
          </table:table-cell>
          <table:table-cell table:style-name="ce7" table:formula="of:=([.C52]*[.D52])" office:value-type="float" office:value="1" calcext:value-type="float">
            <text:p>1</text:p>
          </table:table-cell>
          <table:table-cell table:style-name="ce7" table:formula="of:=([.B52]*[.C52]*[.D52])" office:value-type="float" office:value="1" calcext:value-type="float">
            <text:p>1</text:p>
          </table:table-cell>
          <table:table-cell office:value-type="float" office:value="9.51333333333" calcext:value-type="float">
            <text:p>9.51</text:p>
          </table:table-cell>
          <table:table-cell office:value-type="float" office:value="9.74166666667" calcext:value-type="float">
            <text:p>9.74</text:p>
          </table:table-cell>
          <table:table-cell office:value-type="float" office:value="9.52333333333" calcext:value-type="float">
            <text:p>9.52</text:p>
          </table:table-cell>
          <table:table-cell table:formula="of:=AVERAGE([.I52:.K52])" office:value-type="float" office:value="9.59277777777667" calcext:value-type="float">
            <text:p>9.59</text:p>
          </table:table-cell>
          <table:table-cell table:formula="of:=([.I52] - [.L52])" office:value-type="float" office:value="-0.0794444444466667" calcext:value-type="float">
            <text:p>-0.08</text:p>
          </table:table-cell>
          <table:table-cell table:formula="of:=([.J52] - [.L52])" office:value-type="float" office:value="0.148888888893334" calcext:value-type="float">
            <text:p>0.15</text:p>
          </table:table-cell>
          <table:table-cell table:formula="of:=([.K52] - [.L52])" office:value-type="float" office:value="-0.0694444444466669" calcext:value-type="float">
            <text:p>-0.07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8" office:value-type="string" calcext:value-type="string">
            <text:p>Table of q values</text:p>
          </table:table-cell>
          <table:table-cell table:style-name="ce9"/>
          <table:table-cell table:number-columns-repeated="5"/>
          <table:table-cell table:style-name="ce8" office:value-type="string" calcext:value-type="string">
            <text:p>Table of Sum of Squares and Variation Contribution Analysis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 calcext:value-type="string">
            <text:p>Conf. Bound</text:p>
          </table:table-cell>
          <table:table-cell table:number-columns-repeated="4"/>
          <table:table-cell office:value-type="string" calcext:value-type="string">
            <text:p>Component</text:p>
          </table:table-cell>
          <table:table-cell office:value-type="string" calcext:value-type="string">
            <text:p>SS(comp) val</text:p>
          </table:table-cell>
          <table:table-cell office:value-type="string" calcext:value-type="string">
            <text:p>Contribution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q0</text:p>
          </table:table-cell>
          <table:table-cell table:formula="of:=SUMPRODUCT([.A45:.A52];[.L45:.L52])/8" office:value-type="float" office:value="18.7848611111092" calcext:value-type="float">
            <text:p>18.78</text:p>
          </table:table-cell>
          <table:table-cell table:formula="of:=ROUND( [.C57] - [.$G$74];2)" office:value-type="float" office:value="18.56" calcext:value-type="float">
            <text:p>18.56</text:p>
          </table:table-cell>
          <table:table-cell table:style-name="ce11" table:formula="of:=ROUND( [.C57] + [.$G$74];2)" office:value-type="float" office:value="19.01" calcext:value-type="float">
            <text:p>19.01</text:p>
          </table:table-cell>
          <table:table-cell table:number-columns-repeated="3"/>
          <table:table-cell office:value-type="string" calcext:value-type="string">
            <text:p>SSY</text:p>
          </table:table-cell>
          <table:table-cell table:formula="of:=SUMSQ([.I45:.K52])" office:value-type="float" office:value="10019.8877000001" calcext:value-type="float">
            <text:p>10019.8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qA</text:p>
          </table:table-cell>
          <table:table-cell table:formula="of:=SUMPRODUCT([.B45:.B52];[.L45:.L52])/8" office:value-type="float" office:value="1.19569444444333" calcext:value-type="float">
            <text:p>1.20</text:p>
          </table:table-cell>
          <table:table-cell table:formula="of:=ROUND( [.C58] - [.$G$74];2)" office:value-type="float" office:value="0.97" calcext:value-type="float">
            <text:p>0.97</text:p>
          </table:table-cell>
          <table:table-cell table:style-name="ce11" table:formula="of:=ROUND( [.C58] + [.$G$74];2)" office:value-type="float" office:value="1.42" calcext:value-type="float">
            <text:p>1.42</text:p>
          </table:table-cell>
          <table:table-cell table:number-columns-repeated="3"/>
          <table:table-cell office:value-type="string" calcext:value-type="string">
            <text:p>SS0</text:p>
          </table:table-cell>
          <table:table-cell table:formula="of:=24*[.C57]*[.C57]" office:value-type="float" office:value="8468.90416712788" calcext:value-type="float">
            <text:p>8468.90</text:p>
          </table:table-cell>
          <table:table-cell table:formula="of:=(100* [.J58]/[.$J$59])" office:value-type="float" office:value="546.03443477213" calcext:value-type="float">
            <text:p>546.03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qB</text:p>
          </table:table-cell>
          <table:table-cell table:formula="of:=SUMPRODUCT([.C45:.C52];[.L45:.L52])/8" office:value-type="float" office:value="-4.71236111111583" calcext:value-type="float">
            <text:p>-4.71</text:p>
          </table:table-cell>
          <table:table-cell table:formula="of:=ROUND( [.C59] - [.$G$74];2)" office:value-type="float" office:value="-4.94" calcext:value-type="float">
            <text:p>-4.94</text:p>
          </table:table-cell>
          <table:table-cell table:style-name="ce11" table:formula="of:=ROUND( [.C59] + [.$G$74];2)" office:value-type="float" office:value="-4.49" calcext:value-type="float">
            <text:p>-4.49</text:p>
          </table:table-cell>
          <table:table-cell office:value-type="string" calcext:value-type="string">
            <text:p><text:s/>Increasing MW reduces latency</text:p>
          </table:table-cell>
          <table:table-cell table:number-columns-repeated="2"/>
          <table:table-cell office:value-type="string" calcext:value-type="string">
            <text:p>SST</text:p>
          </table:table-cell>
          <table:table-cell table:formula="of:=([.J57] - [.J58])" office:value-type="float" office:value="1550.98353287226" calcext:value-type="float">
            <text:p>1550.98</text:p>
          </table:table-cell>
          <table:table-cell table:formula="of:=(100* [.J59]/[.$J$59])" office:value-type="float" office:value="100" calcext:value-type="float">
            <text:p>100.00</text:p>
          </table:table-cell>
          <table:table-cell/>
          <table:table-cell office:value-type="string" calcext:value-type="string">
            <text:p>Sum of Squares Total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qC</text:p>
          </table:table-cell>
          <table:table-cell table:style-name="ce11" table:formula="of:=SUMPRODUCT([.D45:.D52];[.L45:.L52])/8" office:value-type="float" office:value="-5.99888888889083" calcext:value-type="float">
            <text:p>-6.00</text:p>
          </table:table-cell>
          <table:table-cell table:formula="of:=ROUND( [.C60] - [.$G$74];2)" office:value-type="float" office:value="-6.22" calcext:value-type="float">
            <text:p>-6.22</text:p>
          </table:table-cell>
          <table:table-cell table:style-name="ce11" table:formula="of:=ROUND( [.C60] + [.$G$74];2)" office:value-type="float" office:value="-5.78" calcext:value-type="float">
            <text:p>-5.78</text:p>
          </table:table-cell>
          <table:table-cell office:value-type="string" calcext:value-type="string">
            <text:p>Increasing Num Thread reduces latency</text:p>
          </table:table-cell>
          <table:table-cell table:number-columns-repeated="2"/>
          <table:table-cell office:value-type="string" calcext:value-type="string">
            <text:p>SSA</text:p>
          </table:table-cell>
          <table:table-cell table:formula="of:=24*[.C58]*[.C58]" office:value-type="float" office:value="34.3124449073437" calcext:value-type="float">
            <text:p>34.31</text:p>
          </table:table-cell>
          <table:table-cell table:formula="of:=(100* [.J60]/[.$J$59])" office:value-type="float" office:value="2.21230233462251" calcext:value-type="float">
            <text:p>2.21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qAB</text:p>
          </table:table-cell>
          <table:table-cell table:style-name="ce11" table:formula="of:=SUMPRODUCT([.E45:.E52];[.L45:.L52])/8" office:value-type="float" office:value="-1.375416666665" calcext:value-type="float">
            <text:p>-1.38</text:p>
          </table:table-cell>
          <table:table-cell table:formula="of:=ROUND( [.C61] - [.$G$74];2)" office:value-type="float" office:value="-1.6" calcext:value-type="float">
            <text:p>-1.60</text:p>
          </table:table-cell>
          <table:table-cell table:style-name="ce11" table:formula="of:=ROUND( [.C61] + [.$G$74];2)" office:value-type="float" office:value="-1.15" calcext:value-type="float">
            <text:p>-1.15</text:p>
          </table:table-cell>
          <table:table-cell table:number-columns-repeated="3"/>
          <table:table-cell office:value-type="string" calcext:value-type="string">
            <text:p>SSB</text:p>
          </table:table-cell>
          <table:table-cell table:formula="of:=24*[.C59]*[.C59]" office:value-type="float" office:value="532.952333797365" calcext:value-type="float">
            <text:p>532.95</text:p>
          </table:table-cell>
          <table:table-cell table:formula="of:=(100* [.J61]/[.$J$59])" office:value-type="float" office:value="34.3622174253773" calcext:value-type="float">
            <text:p>34.36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qAC</text:p>
          </table:table-cell>
          <table:table-cell table:style-name="ce11" table:formula="of:=SUMPRODUCT([.F45:.F52];[.L45:.L52])/8" office:value-type="float" office:value="-0.47138888889" calcext:value-type="float">
            <text:p>-0.47</text:p>
          </table:table-cell>
          <table:table-cell table:formula="of:=ROUND( [.C62] - [.$G$74];2)" office:value-type="float" office:value="-0.69" calcext:value-type="float">
            <text:p>-0.69</text:p>
          </table:table-cell>
          <table:table-cell table:style-name="ce11" table:formula="of:=ROUND( [.C62] + [.$G$74];2)" office:value-type="float" office:value="-0.25" calcext:value-type="float">
            <text:p>-0.25</text:p>
          </table:table-cell>
          <table:table-cell table:number-columns-repeated="3"/>
          <table:table-cell office:value-type="string" calcext:value-type="string">
            <text:p>SSC</text:p>
          </table:table-cell>
          <table:table-cell table:formula="of:=24*[.C60]*[.C60]" office:value-type="float" office:value="863.680029630189" calcext:value-type="float">
            <text:p>863.68</text:p>
          </table:table-cell>
          <table:table-cell table:formula="of:=(100* [.J62]/[.$J$59])" office:value-type="float" office:value="55.6859574150825" calcext:value-type="float">
            <text:p>55.69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qBC</text:p>
          </table:table-cell>
          <table:table-cell table:style-name="ce11" table:formula="of:=SUMPRODUCT([.G45:.G52];[.L45:.L52])/8" office:value-type="float" office:value="1.29277777778417" calcext:value-type="float">
            <text:p>1.29</text:p>
          </table:table-cell>
          <table:table-cell table:formula="of:=ROUND( [.C63] - [.$G$74];2)" office:value-type="float" office:value="1.07" calcext:value-type="float">
            <text:p>1.07</text:p>
          </table:table-cell>
          <table:table-cell table:style-name="ce11" table:formula="of:=ROUND( [.C63] + [.$G$74];2)" office:value-type="float" office:value="1.52" calcext:value-type="float">
            <text:p>1.52</text:p>
          </table:table-cell>
          <table:table-cell table:number-columns-repeated="3"/>
          <table:table-cell office:value-type="string" calcext:value-type="string">
            <text:p>SSAB</text:p>
          </table:table-cell>
          <table:table-cell table:formula="of:=24*[.C61]*[.C61]" office:value-type="float" office:value="45.4025041665566" calcext:value-type="float">
            <text:p>45.40</text:p>
          </table:table-cell>
          <table:table-cell table:formula="of:=(100* [.J63]/[.$J$59])" office:value-type="float" office:value="2.9273363130088" calcext:value-type="float">
            <text:p>2.93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qABC</text:p>
          </table:table-cell>
          <table:table-cell table:style-name="ce11" table:formula="of:=SUMPRODUCT([.H45:.H52];[.L45:.L52])/8" office:value-type="float" office:value="0.877500000001666" calcext:value-type="float">
            <text:p>0.88</text:p>
          </table:table-cell>
          <table:table-cell table:formula="of:=ROUND( [.C64] - [.$G$74];2)" office:value-type="float" office:value="0.65" calcext:value-type="float">
            <text:p>0.65</text:p>
          </table:table-cell>
          <table:table-cell table:style-name="ce11" table:formula="of:=ROUND( [.C64] + [.$G$74];2)" office:value-type="float" office:value="1.1" calcext:value-type="float">
            <text:p>1.10</text:p>
          </table:table-cell>
          <table:table-cell table:number-columns-repeated="3"/>
          <table:table-cell office:value-type="string" calcext:value-type="string">
            <text:p>SSAC</text:p>
          </table:table-cell>
          <table:table-cell table:formula="of:=24*[.C62]*[.C62]" office:value-type="float" office:value="5.33297962965477" calcext:value-type="float">
            <text:p>5.33</text:p>
          </table:table-cell>
          <table:table-cell table:formula="of:=(100* [.J64]/[.$J$59])" office:value-type="float" office:value="0.343845019410273" calcext:value-type="float">
            <text:p>0.34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 calcext:value-type="string">
            <text:p>SSBC</text:p>
          </table:table-cell>
          <table:table-cell table:formula="of:=24*[.C63]*[.C63]" office:value-type="float" office:value="40.1105851855816" calcext:value-type="float">
            <text:p>40.11</text:p>
          </table:table-cell>
          <table:table-cell table:formula="of:=(100* [.J65]/[.$J$59])" office:value-type="float" office:value="2.58613868783641" calcext:value-type="float">
            <text:p>2.59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 calcext:value-type="string">
            <text:p>SSABC</text:p>
          </table:table-cell>
          <table:table-cell table:formula="of:=24*[.C64]*[.C64]" office:value-type="float" office:value="18.4801500000702" calcext:value-type="float">
            <text:p>18.48</text:p>
          </table:table-cell>
          <table:table-cell table:formula="of:=(100* [.J66]/[.$J$59])" office:value-type="float" office:value="1.19151168328956" calcext:value-type="float">
            <text:p>1.19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 calcext:value-type="string">
            <text:p>SSE</text:p>
          </table:table-cell>
          <table:table-cell table:formula="of:=SUMSQ([.M45:.O52])" office:value-type="float" office:value="10.7125055555" calcext:value-type="float">
            <text:p>10.71</text:p>
          </table:table-cell>
          <table:table-cell table:formula="of:=(100* [.J67]/[.$J$59])" office:value-type="float" office:value="0.690691121372615" calcext:value-type="float">
            <text:p>0.69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Variance of errors</text:p>
          </table:table-cell>
          <table:table-cell/>
          <table:table-cell table:formula="of:=([.J67] / 16)" office:value-type="float" office:value="0.669531597218752" calcext:value-type="float">
            <text:p>0.67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Std deviation of errors</text:p>
          </table:table-cell>
          <table:table-cell/>
          <table:table-cell table:formula="of:=SQRT([.G70])" office:value-type="float" office:value="0.818249104624473" calcext:value-type="float">
            <text:p>0.82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Std deviation of effects</text:p>
          </table:table-cell>
          <table:table-cell/>
          <table:table-cell table:formula="of:=([.G71] / SQRT(8*3))" office:value-type="float" office:value="0.167024399068264" calcext:value-type="float">
            <text:p>0.17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T-value 16 dof 90% conf</text:p>
          </table:table-cell>
          <table:table-cell/>
          <table:table-cell office:value-type="float" office:value="1.337" calcext:value-type="float">
            <text:p>1.34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confidence bound</text:p>
          </table:table-cell>
          <table:table-cell/>
          <table:table-cell table:formula="of:=([.G72]*[.G73])" office:value-type="float" office:value="0.223311621554269" calcext:value-type="float">
            <text:p>0.22</text:p>
          </table:table-cell>
          <table:table-cell table:number-columns-repeated="1017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0-50" table:style-name="ta1">
        <table:table-column table:style-name="co1" table:number-columns-repeated="9" table:default-cell-style-name="ce6"/>
        <table:table-column table:style-name="co4" table:default-cell-style-name="ce6"/>
        <table:table-column table:style-name="co1" table:number-columns-repeated="6" table:default-cell-style-name="ce6"/>
        <table:table-row table:style-name="ro1">
          <table:table-cell table:number-columns-repeated="4"/>
          <table:table-cell table:style-name="ce12" office:value-type="string" calcext:value-type="string">
            <text:p>2K Analysis for read-write loads</text:p>
          </table:table-cell>
          <table:table-cell table:style-name="ce12"/>
          <table:table-cell table:number-columns-repeated="10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Variables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Num MC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Num M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Num Threads</text:p>
          </table:table-cell>
          <table:table-cell table:number-columns-repeated="14"/>
        </table:table-row>
        <table:table-row table:style-name="ro3">
          <table:table-cell table:number-columns-repeated="6"/>
          <table:table-cell table:style-name="ce13" office:value-type="string" calcext:value-type="string">
            <text:p>Throughput</text:p>
          </table:table-cell>
          <table:table-cell/>
          <table:table-cell table:style-name="ce14" table:number-columns-repeated="3"/>
          <table:table-cell table:number-columns-repeated="5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TPS_1</text:p>
          </table:table-cell>
          <table:table-cell office:value-type="string" calcext:value-type="string">
            <text:p>TPS_2</text:p>
          </table:table-cell>
          <table:table-cell office:value-type="string" calcext:value-type="string">
            <text:p>TPS_3</text:p>
          </table:table-cell>
          <table:table-cell office:value-type="string" calcext:value-type="string">
            <text:p>Mean TPS</text:p>
          </table:table-cell>
          <table:table-cell office:value-type="string" calcext:value-type="string">
            <text:p>ERR_1</text:p>
          </table:table-cell>
          <table:table-cell office:value-type="string" calcext:value-type="string">
            <text:p>ERR_2</text:p>
          </table:table-cell>
          <table:table-cell office:value-type="string" calcext:value-type="string">
            <text:p>ERR_3</text:p>
          </table:table-cell>
          <table:table-cell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-1" calcext:value-type="float">
            <text:p>-1</text:p>
          </table:table-cell>
          <table:table-cell table:style-name="ce7" table:formula="of:=[.B10]*[.C10]" office:value-type="float" office:value="1" calcext:value-type="float">
            <text:p>1</text:p>
          </table:table-cell>
          <table:table-cell table:style-name="ce7" table:formula="of:=([.B10]*[.D10])" office:value-type="float" office:value="1" calcext:value-type="float">
            <text:p>1</text:p>
          </table:table-cell>
          <table:table-cell table:style-name="ce7" table:formula="of:=([.C10]*[.D10])" office:value-type="float" office:value="1" calcext:value-type="float">
            <text:p>1</text:p>
          </table:table-cell>
          <table:table-cell table:style-name="ce7" table:formula="of:=([.B10]*[.C10]*[.D10])" office:value-type="float" office:value="-1" calcext:value-type="float">
            <text:p>-1</text:p>
          </table:table-cell>
          <table:table-cell table:style-name="Default" office:value-type="float" office:value="6232.82" calcext:value-type="float">
            <text:p>6232.82</text:p>
          </table:table-cell>
          <table:table-cell table:style-name="Default" office:value-type="float" office:value="6180.9" calcext:value-type="float">
            <text:p>6180.9</text:p>
          </table:table-cell>
          <table:table-cell table:style-name="Default" office:value-type="float" office:value="6654.47" calcext:value-type="float">
            <text:p>6654.47</text:p>
          </table:table-cell>
          <table:table-cell table:formula="of:=AVERAGE([.I10:.K10])" office:value-type="float" office:value="6356.06333333333" calcext:value-type="float">
            <text:p>6356.06</text:p>
          </table:table-cell>
          <table:table-cell table:formula="of:=([.I10] - [.L10])" office:value-type="float" office:value="-123.243333333333" calcext:value-type="float">
            <text:p>-123.24</text:p>
          </table:table-cell>
          <table:table-cell table:formula="of:=([.J10] - [.L10])" office:value-type="float" office:value="-175.163333333333" calcext:value-type="float">
            <text:p>-175.16</text:p>
          </table:table-cell>
          <table:table-cell table:formula="of:=([.K10] - [.L10])" office:value-type="float" office:value="298.406666666668" calcext:value-type="float">
            <text:p>298.41</text:p>
          </table:table-cell>
          <table:table-cell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B11]*[.C11]" office:value-type="float" office:value="1" calcext:value-type="float">
            <text:p>1</text:p>
          </table:table-cell>
          <table:table-cell table:style-name="ce7" table:formula="of:=([.B11]*[.D11])" office:value-type="float" office:value="-1" calcext:value-type="float">
            <text:p>-1</text:p>
          </table:table-cell>
          <table:table-cell table:style-name="ce7" table:formula="of:=([.C11]*[.D11])" office:value-type="float" office:value="-1" calcext:value-type="float">
            <text:p>-1</text:p>
          </table:table-cell>
          <table:table-cell table:style-name="ce7" table:formula="of:=([.B11]*[.C11]*[.D11])" office:value-type="float" office:value="1" calcext:value-type="float">
            <text:p>1</text:p>
          </table:table-cell>
          <table:table-cell table:style-name="Default" office:value-type="float" office:value="12054.08" calcext:value-type="float">
            <text:p>12054.08</text:p>
          </table:table-cell>
          <table:table-cell table:style-name="Default" office:value-type="float" office:value="11417.01" calcext:value-type="float">
            <text:p>11417.01</text:p>
          </table:table-cell>
          <table:table-cell table:style-name="Default" office:value-type="float" office:value="11838.1" calcext:value-type="float">
            <text:p>11838.1</text:p>
          </table:table-cell>
          <table:table-cell table:formula="of:=AVERAGE([.I11:.K11])" office:value-type="float" office:value="11769.73" calcext:value-type="float">
            <text:p>11769.73</text:p>
          </table:table-cell>
          <table:table-cell table:formula="of:=([.I11] - [.L11])" office:value-type="float" office:value="284.349999999999" calcext:value-type="float">
            <text:p>284.35</text:p>
          </table:table-cell>
          <table:table-cell table:formula="of:=([.J11] - [.L11])" office:value-type="float" office:value="-352.720000000001" calcext:value-type="float">
            <text:p>-352.72</text:p>
          </table:table-cell>
          <table:table-cell table:formula="of:=([.K11] - [.L11])" office:value-type="float" office:value="68.369999999999" calcext:value-type="float">
            <text:p>68.37</text:p>
          </table:table-cell>
          <table:table-cell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7" table:formula="of:=[.B12]*[.C12]" office:value-type="float" office:value="-1" calcext:value-type="float">
            <text:p>-1</text:p>
          </table:table-cell>
          <table:table-cell table:style-name="ce7" table:formula="of:=([.B12]*[.D12])" office:value-type="float" office:value="1" calcext:value-type="float">
            <text:p>1</text:p>
          </table:table-cell>
          <table:table-cell table:style-name="ce7" table:formula="of:=([.C12]*[.D12])" office:value-type="float" office:value="-1" calcext:value-type="float">
            <text:p>-1</text:p>
          </table:table-cell>
          <table:table-cell table:style-name="ce7" table:formula="of:=([.B12]*[.C12]*[.D12])" office:value-type="float" office:value="1" calcext:value-type="float">
            <text:p>1</text:p>
          </table:table-cell>
          <table:table-cell table:style-name="Default" office:value-type="float" office:value="10542.57" calcext:value-type="float">
            <text:p>10542.57</text:p>
          </table:table-cell>
          <table:table-cell table:style-name="Default" office:value-type="float" office:value="10579.65" calcext:value-type="float">
            <text:p>10579.65</text:p>
          </table:table-cell>
          <table:table-cell table:style-name="Default" office:value-type="float" office:value="10477.33" calcext:value-type="float">
            <text:p>10477.33</text:p>
          </table:table-cell>
          <table:table-cell table:formula="of:=AVERAGE([.I12:.K12])" office:value-type="float" office:value="10533.1833333333" calcext:value-type="float">
            <text:p>10533.18</text:p>
          </table:table-cell>
          <table:table-cell table:formula="of:=([.I12] - [.L12])" office:value-type="float" office:value="9.38666666666722" calcext:value-type="float">
            <text:p>9.39</text:p>
          </table:table-cell>
          <table:table-cell table:formula="of:=([.J12] - [.L12])" office:value-type="float" office:value="46.4666666666672" calcext:value-type="float">
            <text:p>46.47</text:p>
          </table:table-cell>
          <table:table-cell table:formula="of:=([.K12] - [.L12])" office:value-type="float" office:value="-55.8533333333326" calcext:value-type="float">
            <text:p>-55.85</text:p>
          </table:table-cell>
          <table:table-cell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[.B13]*[.C13]" office:value-type="float" office:value="-1" calcext:value-type="float">
            <text:p>-1</text:p>
          </table:table-cell>
          <table:table-cell table:style-name="ce7" table:formula="of:=([.B13]*[.D13])" office:value-type="float" office:value="-1" calcext:value-type="float">
            <text:p>-1</text:p>
          </table:table-cell>
          <table:table-cell table:style-name="ce7" table:formula="of:=([.C13]*[.D13])" office:value-type="float" office:value="1" calcext:value-type="float">
            <text:p>1</text:p>
          </table:table-cell>
          <table:table-cell table:style-name="ce7" table:formula="of:=([.B13]*[.C13]*[.D13])" office:value-type="float" office:value="-1" calcext:value-type="float">
            <text:p>-1</text:p>
          </table:table-cell>
          <table:table-cell table:style-name="Default" office:value-type="float" office:value="19360.33" calcext:value-type="float">
            <text:p>19360.33</text:p>
          </table:table-cell>
          <table:table-cell table:style-name="Default" office:value-type="float" office:value="18999.67" calcext:value-type="float">
            <text:p>18999.67</text:p>
          </table:table-cell>
          <table:table-cell table:style-name="Default" office:value-type="float" office:value="18239.5" calcext:value-type="float">
            <text:p>18239.5</text:p>
          </table:table-cell>
          <table:table-cell table:formula="of:=AVERAGE([.I13:.K13])" office:value-type="float" office:value="18866.5" calcext:value-type="float">
            <text:p>18866.50</text:p>
          </table:table-cell>
          <table:table-cell table:formula="of:=([.I13] - [.L13])" office:value-type="float" office:value="493.830000000002" calcext:value-type="float">
            <text:p>493.83</text:p>
          </table:table-cell>
          <table:table-cell table:formula="of:=([.J13] - [.L13])" office:value-type="float" office:value="133.169999999998" calcext:value-type="float">
            <text:p>133.17</text:p>
          </table:table-cell>
          <table:table-cell table:formula="of:=([.K13] - [.L13])" office:value-type="float" office:value="-627" calcext:value-type="float">
            <text:p>-627.00</text:p>
          </table:table-cell>
          <table:table-cell/>
        </table:table-row>
        <table:table-row table:style-name="ro2"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-1" calcext:value-type="float">
            <text:p>-1</text:p>
          </table:table-cell>
          <table:table-cell table:style-name="ce7" table:formula="of:=[.B14]*[.C14]" office:value-type="float" office:value="-1" calcext:value-type="float">
            <text:p>-1</text:p>
          </table:table-cell>
          <table:table-cell table:style-name="ce7" table:formula="of:=([.B14]*[.D14])" office:value-type="float" office:value="-1" calcext:value-type="float">
            <text:p>-1</text:p>
          </table:table-cell>
          <table:table-cell table:style-name="ce7" table:formula="of:=([.C14]*[.D14])" office:value-type="float" office:value="1" calcext:value-type="float">
            <text:p>1</text:p>
          </table:table-cell>
          <table:table-cell table:style-name="ce7" table:formula="of:=([.B14]*[.C14]*[.D14])" office:value-type="float" office:value="1" calcext:value-type="float">
            <text:p>1</text:p>
          </table:table-cell>
          <table:table-cell table:style-name="Default" office:value-type="float" office:value="3987.2" calcext:value-type="float">
            <text:p>3987.2</text:p>
          </table:table-cell>
          <table:table-cell table:style-name="Default" office:value-type="float" office:value="4015.18" calcext:value-type="float">
            <text:p>4015.18</text:p>
          </table:table-cell>
          <table:table-cell table:style-name="Default" office:value-type="float" office:value="4018.7" calcext:value-type="float">
            <text:p>4018.7</text:p>
          </table:table-cell>
          <table:table-cell table:formula="of:=AVERAGE([.I14:.K14])" office:value-type="float" office:value="4007.02666666667" calcext:value-type="float">
            <text:p>4007.03</text:p>
          </table:table-cell>
          <table:table-cell table:formula="of:=([.I14] - [.L14])" office:value-type="float" office:value="-19.8266666666664" calcext:value-type="float">
            <text:p>-19.83</text:p>
          </table:table-cell>
          <table:table-cell table:formula="of:=([.J14] - [.L14])" office:value-type="float" office:value="8.15333333333365" calcext:value-type="float">
            <text:p>8.15</text:p>
          </table:table-cell>
          <table:table-cell table:formula="of:=([.K14] - [.L14])" office:value-type="float" office:value="11.6733333333336" calcext:value-type="float">
            <text:p>11.67</text:p>
          </table:table-cell>
          <table:table-cell/>
        </table:table-row>
        <table:table-row table:style-name="ro2"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B15]*[.C15]" office:value-type="float" office:value="-1" calcext:value-type="float">
            <text:p>-1</text:p>
          </table:table-cell>
          <table:table-cell table:style-name="ce7" table:formula="of:=([.B15]*[.D15])" office:value-type="float" office:value="1" calcext:value-type="float">
            <text:p>1</text:p>
          </table:table-cell>
          <table:table-cell table:style-name="ce7" table:formula="of:=([.C15]*[.D15])" office:value-type="float" office:value="-1" calcext:value-type="float">
            <text:p>-1</text:p>
          </table:table-cell>
          <table:table-cell table:style-name="ce7" table:formula="of:=([.B15]*[.C15]*[.D15])" office:value-type="float" office:value="-1" calcext:value-type="float">
            <text:p>-1</text:p>
          </table:table-cell>
          <table:table-cell table:style-name="Default" office:value-type="float" office:value="6129.36" calcext:value-type="float">
            <text:p>6129.36</text:p>
          </table:table-cell>
          <table:table-cell table:style-name="Default" office:value-type="float" office:value="7755.02" calcext:value-type="float">
            <text:p>7755.02</text:p>
          </table:table-cell>
          <table:table-cell table:style-name="Default" office:value-type="float" office:value="8036.72" calcext:value-type="float">
            <text:p>8036.72</text:p>
          </table:table-cell>
          <table:table-cell table:formula="of:=AVERAGE([.I15:.K15])" office:value-type="float" office:value="7307.03333333333" calcext:value-type="float">
            <text:p>7307.03</text:p>
          </table:table-cell>
          <table:table-cell table:formula="of:=([.I15] - [.L15])" office:value-type="float" office:value="-1177.67333333333" calcext:value-type="float">
            <text:p>-1177.67</text:p>
          </table:table-cell>
          <table:table-cell table:formula="of:=([.J15] - [.L15])" office:value-type="float" office:value="447.986666666667" calcext:value-type="float">
            <text:p>447.99</text:p>
          </table:table-cell>
          <table:table-cell table:formula="of:=([.K15] - [.L15])" office:value-type="float" office:value="729.686666666666" calcext:value-type="float">
            <text:p>729.69</text:p>
          </table:table-cell>
          <table:table-cell/>
        </table:table-row>
        <table:table-row table:style-name="ro2"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7" table:formula="of:=[.B16]*[.C16]" office:value-type="float" office:value="1" calcext:value-type="float">
            <text:p>1</text:p>
          </table:table-cell>
          <table:table-cell table:style-name="ce7" table:formula="of:=([.B16]*[.D16])" office:value-type="float" office:value="-1" calcext:value-type="float">
            <text:p>-1</text:p>
          </table:table-cell>
          <table:table-cell table:style-name="ce7" table:formula="of:=([.C16]*[.D16])" office:value-type="float" office:value="-1" calcext:value-type="float">
            <text:p>-1</text:p>
          </table:table-cell>
          <table:table-cell table:style-name="ce7" table:formula="of:=([.B16]*[.C16]*[.D16])" office:value-type="float" office:value="-1" calcext:value-type="float">
            <text:p>-1</text:p>
          </table:table-cell>
          <table:table-cell table:style-name="Default" office:value-type="float" office:value="8354.41" calcext:value-type="float">
            <text:p>8354.41</text:p>
          </table:table-cell>
          <table:table-cell table:style-name="Default" office:value-type="float" office:value="8368.4" calcext:value-type="float">
            <text:p>8368.4</text:p>
          </table:table-cell>
          <table:table-cell table:style-name="Default" office:value-type="float" office:value="8562.45" calcext:value-type="float">
            <text:p>8562.45</text:p>
          </table:table-cell>
          <table:table-cell table:formula="of:=AVERAGE([.I16:.K16])" office:value-type="float" office:value="8428.42" calcext:value-type="float">
            <text:p>8428.42</text:p>
          </table:table-cell>
          <table:table-cell table:formula="of:=([.I16] - [.L16])" office:value-type="float" office:value="-74.0100000000002" calcext:value-type="float">
            <text:p>-74.01</text:p>
          </table:table-cell>
          <table:table-cell table:formula="of:=([.J16] - [.L16])" office:value-type="float" office:value="-60.0200000000004" calcext:value-type="float">
            <text:p>-60.02</text:p>
          </table:table-cell>
          <table:table-cell table:formula="of:=([.K16] - [.L16])" office:value-type="float" office:value="134.030000000001" calcext:value-type="float">
            <text:p>134.03</text:p>
          </table:table-cell>
          <table:table-cell/>
        </table:table-row>
        <table:table-row table:style-name="ro2">
          <table:table-cell table:number-columns-repeated="4" table:style-name="ce7" office:value-type="float" office:value="1" calcext:value-type="float">
            <text:p>1</text:p>
          </table:table-cell>
          <table:table-cell table:style-name="ce7" table:formula="of:=[.B17]*[.C17]" office:value-type="float" office:value="1" calcext:value-type="float">
            <text:p>1</text:p>
          </table:table-cell>
          <table:table-cell table:style-name="ce7" table:formula="of:=([.B17]*[.D17])" office:value-type="float" office:value="1" calcext:value-type="float">
            <text:p>1</text:p>
          </table:table-cell>
          <table:table-cell table:style-name="ce7" table:formula="of:=([.C17]*[.D17])" office:value-type="float" office:value="1" calcext:value-type="float">
            <text:p>1</text:p>
          </table:table-cell>
          <table:table-cell table:style-name="ce7" table:formula="of:=([.B17]*[.C17]*[.D17])" office:value-type="float" office:value="1" calcext:value-type="float">
            <text:p>1</text:p>
          </table:table-cell>
          <table:table-cell table:style-name="Default" office:value-type="float" office:value="16266.49" calcext:value-type="float">
            <text:p>16266.49</text:p>
          </table:table-cell>
          <table:table-cell table:style-name="Default" office:value-type="float" office:value="16348.99" calcext:value-type="float">
            <text:p>16348.99</text:p>
          </table:table-cell>
          <table:table-cell table:style-name="Default" office:value-type="float" office:value="15362.5" calcext:value-type="float">
            <text:p>15362.5</text:p>
          </table:table-cell>
          <table:table-cell table:formula="of:=AVERAGE([.I17:.K17])" office:value-type="float" office:value="15992.66" calcext:value-type="float">
            <text:p>15992.66</text:p>
          </table:table-cell>
          <table:table-cell table:formula="of:=([.I17] - [.L17])" office:value-type="float" office:value="273.830000000002" calcext:value-type="float">
            <text:p>273.83</text:p>
          </table:table-cell>
          <table:table-cell table:formula="of:=([.J17] - [.L17])" office:value-type="float" office:value="356.330000000002" calcext:value-type="float">
            <text:p>356.33</text:p>
          </table:table-cell>
          <table:table-cell table:formula="of:=([.K17] - [.L17])" office:value-type="float" office:value="-630.159999999998" calcext:value-type="float">
            <text:p>-630.16</text:p>
          </table:table-cell>
          <table:table-cell/>
        </table:table-row>
        <table:table-row table:style-name="ro2">
          <table:table-cell table:number-columns-repeated="16"/>
        </table:table-row>
        <table:table-row table:style-name="ro4">
          <table:table-cell/>
          <table:table-cell table:style-name="ce8" office:value-type="string" calcext:value-type="string">
            <text:p>Table of q values</text:p>
          </table:table-cell>
          <table:table-cell table:style-name="ce9"/>
          <table:table-cell table:number-columns-repeated="5"/>
          <table:table-cell table:style-name="ce8" office:value-type="string" calcext:value-type="string">
            <text:p>Table of Sum of Squares and Variation Contribution Analysis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Conf. Bound</text:p>
          </table:table-cell>
          <table:table-cell table:number-columns-repeated="4"/>
          <table:table-cell office:value-type="string" calcext:value-type="string">
            <text:p>Component</text:p>
          </table:table-cell>
          <table:table-cell office:value-type="string" calcext:value-type="string">
            <text:p>SS(comp) val</text:p>
          </table:table-cell>
          <table:table-cell office:value-type="string" calcext:value-type="string">
            <text:p>Contribution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q0</text:p>
          </table:table-cell>
          <table:table-cell table:formula="of:=SUMPRODUCT([.A10:.A17];[.L10:.L17])/8" office:value-type="float" office:value="10407.5770833333" calcext:value-type="float">
            <text:p>10407.58</text:p>
          </table:table-cell>
          <table:table-cell table:formula="of:=ROUND( [.C22] - [.$G$39];2)" office:value-type="float" office:value="10275.42" calcext:value-type="float">
            <text:p>10275.42</text:p>
          </table:table-cell>
          <table:table-cell table:style-name="ce11" table:formula="of:=ROUND( [.C22] + [.$G$39];2)" office:value-type="float" office:value="10539.73" calcext:value-type="float">
            <text:p>10539.73</text:p>
          </table:table-cell>
          <table:table-cell table:number-columns-repeated="3"/>
          <table:table-cell office:value-type="string" calcext:value-type="string">
            <text:p>SSY</text:p>
          </table:table-cell>
          <table:table-cell table:formula="of:=SUMSQ([.I10:.K17])" office:value-type="float" office:value="3129965586.5955" calcext:value-type="float">
            <text:p>3129965586.6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qA</text:p>
          </table:table-cell>
          <table:table-cell table:formula="of:=SUMPRODUCT([.B10:.B17];[.L10:.L17])/8" office:value-type="float" office:value="-1473.79208333333" calcext:value-type="float">
            <text:p>-1473.79</text:p>
          </table:table-cell>
          <table:table-cell table:formula="of:=ROUND( [.C23] - [.$G$39];2)" office:value-type="float" office:value="-1605.95" calcext:value-type="float">
            <text:p>-1605.95</text:p>
          </table:table-cell>
          <table:table-cell table:style-name="ce11" table:formula="of:=ROUND( [.C23] + [.$G$39];2)" office:value-type="float" office:value="-1341.64" calcext:value-type="float">
            <text:p>-1341.64</text:p>
          </table:table-cell>
          <table:table-cell table:style-name="Default"/>
          <table:table-cell table:number-columns-repeated="2"/>
          <table:table-cell office:value-type="string" calcext:value-type="string">
            <text:p>SS0</text:p>
          </table:table-cell>
          <table:table-cell table:formula="of:=24*[.C22]*[.C22]" office:value-type="float" office:value="2599623857.8926" calcext:value-type="float">
            <text:p>2599623857.89</text:p>
          </table:table-cell>
          <table:table-cell table:formula="of:=(100* [.J23]/[.$J$24])" office:value-type="float" office:value="490.179014246293" calcext:value-type="float">
            <text:p>490.18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qB</text:p>
          </table:table-cell>
          <table:table-cell table:formula="of:=SUMPRODUCT([.C10:.C17];[.L10:.L17])/8" office:value-type="float" office:value="3047.61375" calcext:value-type="float">
            <text:p>3047.61</text:p>
          </table:table-cell>
          <table:table-cell table:formula="of:=ROUND( [.C24] - [.$G$39];2)" office:value-type="float" office:value="2915.46" calcext:value-type="float">
            <text:p>2915.46</text:p>
          </table:table-cell>
          <table:table-cell table:style-name="ce11" table:formula="of:=ROUND( [.C24] + [.$G$39];2)" office:value-type="float" office:value="3179.77" calcext:value-type="float">
            <text:p>3179.77</text:p>
          </table:table-cell>
          <table:table-cell table:number-columns-repeated="3"/>
          <table:table-cell office:value-type="string" calcext:value-type="string">
            <text:p>SST</text:p>
          </table:table-cell>
          <table:table-cell table:formula="of:=([.J22] - [.J23])" office:value-type="float" office:value="530341728.702896" calcext:value-type="float">
            <text:p>530341728.70</text:p>
          </table:table-cell>
          <table:table-cell table:formula="of:=(100* [.J24]/[.$J$24])" office:value-type="float" office:value="100" calcext:value-type="float">
            <text:p>100.00</text:p>
          </table:table-cell>
          <table:table-cell/>
          <table:table-cell office:value-type="string" calcext:value-type="string">
            <text:p>Sum of Squares Total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qC</text:p>
          </table:table-cell>
          <table:table-cell table:style-name="ce11" table:formula="of:=SUMPRODUCT([.D10:.D17];[.L10:.L17])/8" office:value-type="float" office:value="3076.40375" calcext:value-type="float">
            <text:p>3076.40</text:p>
          </table:table-cell>
          <table:table-cell table:formula="of:=ROUND( [.C25] - [.$G$39];2)" office:value-type="float" office:value="2944.25" calcext:value-type="float">
            <text:p>2944.25</text:p>
          </table:table-cell>
          <table:table-cell table:style-name="ce11" table:formula="of:=ROUND( [.C25] + [.$G$39];2)" office:value-type="float" office:value="3208.56" calcext:value-type="float">
            <text:p>3208.56</text:p>
          </table:table-cell>
          <table:table-cell table:number-columns-repeated="3"/>
          <table:table-cell office:value-type="string" calcext:value-type="string">
            <text:p>SSA</text:p>
          </table:table-cell>
          <table:table-cell table:formula="of:=24*[.C23]*[.C23]" office:value-type="float" office:value="52129514.5175042" calcext:value-type="float">
            <text:p>52129514.52</text:p>
          </table:table-cell>
          <table:table-cell table:formula="of:=(100* [.J25]/[.$J$24])" office:value-type="float" office:value="9.82941972999221" calcext:value-type="float">
            <text:p>9.8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qAB</text:p>
          </table:table-cell>
          <table:table-cell table:style-name="ce11" table:formula="of:=SUMPRODUCT([.E10:.E17];[.L10:.L17])/8" office:value-type="float" office:value="229.14125" calcext:value-type="float">
            <text:p>229.14</text:p>
          </table:table-cell>
          <table:table-cell table:formula="of:=ROUND( [.C26] - [.$G$39];2)" office:value-type="float" office:value="96.99" calcext:value-type="float">
            <text:p>96.99</text:p>
          </table:table-cell>
          <table:table-cell table:style-name="ce11" table:formula="of:=ROUND( [.C26] + [.$G$39];2)" office:value-type="float" office:value="361.3" calcext:value-type="float">
            <text:p>361.30</text:p>
          </table:table-cell>
          <table:table-cell table:number-columns-repeated="3"/>
          <table:table-cell office:value-type="string" calcext:value-type="string">
            <text:p>SSB</text:p>
          </table:table-cell>
          <table:table-cell table:formula="of:=24*[.C24]*[.C24]" office:value-type="float" office:value="222910789.660537" calcext:value-type="float">
            <text:p>222910789.66</text:p>
          </table:table-cell>
          <table:table-cell table:formula="of:=(100* [.J26]/[.$J$24])" office:value-type="float" office:value="42.0315388354845" calcext:value-type="float">
            <text:p>42.0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qAC</text:p>
          </table:table-cell>
          <table:table-cell table:style-name="ce11" table:formula="of:=SUMPRODUCT([.F10:.F17];[.L10:.L17])/8" office:value-type="float" office:value="-360.342083333334" calcext:value-type="float">
            <text:p>-360.34</text:p>
          </table:table-cell>
          <table:table-cell table:formula="of:=ROUND( [.C27] - [.$G$39];2)" office:value-type="float" office:value="-492.5" calcext:value-type="float">
            <text:p>-492.50</text:p>
          </table:table-cell>
          <table:table-cell table:style-name="ce11" table:formula="of:=ROUND( [.C27] + [.$G$39];2)" office:value-type="float" office:value="-228.19" calcext:value-type="float">
            <text:p>-228.19</text:p>
          </table:table-cell>
          <table:table-cell office:value-type="string" calcext:value-type="string">
            <text:p>(insig coz crosses 0)</text:p>
          </table:table-cell>
          <table:table-cell table:number-columns-repeated="2"/>
          <table:table-cell office:value-type="string" calcext:value-type="string">
            <text:p>SSC</text:p>
          </table:table-cell>
          <table:table-cell table:formula="of:=24*[.C25]*[.C25]" office:value-type="float" office:value="227142240.792338" calcext:value-type="float">
            <text:p>227142240.79</text:p>
          </table:table-cell>
          <table:table-cell table:formula="of:=(100* [.J27]/[.$J$24])" office:value-type="float" office:value="42.8294113962858" calcext:value-type="float">
            <text:p>42.8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qBC</text:p>
          </table:table-cell>
          <table:table-cell table:style-name="ce11" table:formula="of:=SUMPRODUCT([.G10:.G17];[.L10:.L17])/8" office:value-type="float" office:value="897.985416666666" calcext:value-type="float">
            <text:p>897.99</text:p>
          </table:table-cell>
          <table:table-cell table:formula="of:=ROUND( [.C28] - [.$G$39];2)" office:value-type="float" office:value="765.83" calcext:value-type="float">
            <text:p>765.83</text:p>
          </table:table-cell>
          <table:table-cell table:style-name="ce11" table:formula="of:=ROUND( [.C28] + [.$G$39];2)" office:value-type="float" office:value="1030.14" calcext:value-type="float">
            <text:p>1030.14</text:p>
          </table:table-cell>
          <table:table-cell table:number-columns-repeated="3"/>
          <table:table-cell office:value-type="string" calcext:value-type="string">
            <text:p>SSAB</text:p>
          </table:table-cell>
          <table:table-cell table:formula="of:=24*[.C26]*[.C26]" office:value-type="float" office:value="1260137.0988375" calcext:value-type="float">
            <text:p>1260137.10</text:p>
          </table:table-cell>
          <table:table-cell table:formula="of:=(100* [.J28]/[.$J$24])" office:value-type="float" office:value="0.237608513650157" calcext:value-type="float">
            <text:p>0.24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qABC</text:p>
          </table:table-cell>
          <table:table-cell table:style-name="ce11" table:formula="of:=SUMPRODUCT([.H10:.H17];[.L10:.L17])/8" office:value-type="float" office:value="168.072916666667" calcext:value-type="float">
            <text:p>168.07</text:p>
          </table:table-cell>
          <table:table-cell table:formula="of:=ROUND( [.C29] - [.$G$39];2)" office:value-type="float" office:value="35.92" calcext:value-type="float">
            <text:p>35.92</text:p>
          </table:table-cell>
          <table:table-cell table:style-name="ce11" table:formula="of:=ROUND( [.C29] + [.$G$39];2)" office:value-type="float" office:value="300.23" calcext:value-type="float">
            <text:p>300.23</text:p>
          </table:table-cell>
          <table:table-cell office:value-type="string" calcext:value-type="string">
            <text:p>(insig coz crosses 0)</text:p>
          </table:table-cell>
          <table:table-cell table:number-columns-repeated="2"/>
          <table:table-cell office:value-type="string" calcext:value-type="string">
            <text:p>SSAC</text:p>
          </table:table-cell>
          <table:table-cell table:formula="of:=24*[.C27]*[.C27]" office:value-type="float" office:value="3116314.00850417" calcext:value-type="float">
            <text:p>3116314.01</text:p>
          </table:table-cell>
          <table:table-cell table:formula="of:=(100* [.J29]/[.$J$24])" office:value-type="float" office:value="0.587604904506764" calcext:value-type="float">
            <text:p>0.5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string" calcext:value-type="string">
            <text:p>SSBC</text:p>
          </table:table-cell>
          <table:table-cell table:formula="of:=24*[.C28]*[.C28]" office:value-type="float" office:value="19353067.4051041" calcext:value-type="float">
            <text:p>19353067.41</text:p>
          </table:table-cell>
          <table:table-cell table:formula="of:=(100* [.J30]/[.$J$24])" office:value-type="float" office:value="3.64916927288329" calcext:value-type="float">
            <text:p>3.6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string" calcext:value-type="string">
            <text:p>SSABC</text:p>
          </table:table-cell>
          <table:table-cell table:formula="of:=24*[.C29]*[.C29]" office:value-type="float" office:value="677964.127604165" calcext:value-type="float">
            <text:p>677964.13</text:p>
          </table:table-cell>
          <table:table-cell table:formula="of:=(100* [.J31]/[.$J$24])" office:value-type="float" office:value="0.127835335390697" calcext:value-type="float">
            <text:p>0.1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string" calcext:value-type="string">
            <text:p>SSE</text:p>
          </table:table-cell>
          <table:table-cell table:formula="of:=SUMSQ([.M10:.O17])" office:value-type="float" office:value="3751701.09246667" calcext:value-type="float">
            <text:p>3751701.09</text:p>
          </table:table-cell>
          <table:table-cell table:formula="of:=(100* [.J32]/[.$J$24])" office:value-type="float" office:value="0.707412011806527" calcext:value-type="float">
            <text:p>0.71</text:p>
          </table:table-cell>
          <table:table-cell table:number-columns-repeated="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Variance of errors</text:p>
          </table:table-cell>
          <table:table-cell/>
          <table:table-cell table:formula="of:=([.J32] / 16)" office:value-type="float" office:value="234481.318279167" calcext:value-type="float">
            <text:p>234481.32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Std deviation of errors</text:p>
          </table:table-cell>
          <table:table-cell/>
          <table:table-cell table:formula="of:=SQRT([.G35])" office:value-type="float" office:value="484.232710872744" calcext:value-type="float">
            <text:p>484.23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Std deviation of effects</text:p>
          </table:table-cell>
          <table:table-cell/>
          <table:table-cell table:formula="of:=([.G36] / SQRT(8*3))" office:value-type="float" office:value="98.84358820024" calcext:value-type="float">
            <text:p>98.84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T-value 16 dof 90% conf</text:p>
          </table:table-cell>
          <table:table-cell/>
          <table:table-cell office:value-type="float" office:value="1.337" calcext:value-type="float">
            <text:p>1.34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confidence bound</text:p>
          </table:table-cell>
          <table:table-cell/>
          <table:table-cell table:formula="of:=([.G37]*[.G38])" office:value-type="float" office:value="132.153877423721" calcext:value-type="float">
            <text:p>132.15</text:p>
          </table:table-cell>
          <table:table-cell table:number-columns-repeated="9"/>
        </table:table-row>
        <table:table-row table:style-name="ro2" table:number-rows-repeated="2">
          <table:table-cell table:number-columns-repeated="16"/>
        </table:table-row>
        <table:table-row table:style-name="ro3">
          <table:table-cell table:number-columns-repeated="6"/>
          <table:table-cell table:style-name="ce13" office:value-type="string" calcext:value-type="string">
            <text:p>Response Time</text:p>
          </table:table-cell>
          <table:table-cell/>
          <table:table-cell table:style-name="ce14" table:number-columns-repeated="3"/>
          <table:table-cell table:number-columns-repeated="5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LAT_1</text:p>
          </table:table-cell>
          <table:table-cell office:value-type="string" calcext:value-type="string">
            <text:p>LAT_2</text:p>
          </table:table-cell>
          <table:table-cell office:value-type="string" calcext:value-type="string">
            <text:p>LAT_3</text:p>
          </table:table-cell>
          <table:table-cell office:value-type="string" calcext:value-type="string">
            <text:p>Mean LAT</text:p>
          </table:table-cell>
          <table:table-cell office:value-type="string" calcext:value-type="string">
            <text:p>ERR_1</text:p>
          </table:table-cell>
          <table:table-cell office:value-type="string" calcext:value-type="string">
            <text:p>ERR_2</text:p>
          </table:table-cell>
          <table:table-cell office:value-type="string" calcext:value-type="string">
            <text:p>ERR_3</text:p>
          </table:table-cell>
          <table:table-cell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-1" calcext:value-type="float">
            <text:p>-1</text:p>
          </table:table-cell>
          <table:table-cell table:style-name="ce7" table:formula="of:=[.B45]*[.C45]" office:value-type="float" office:value="1" calcext:value-type="float">
            <text:p>1</text:p>
          </table:table-cell>
          <table:table-cell table:style-name="ce7" table:formula="of:=([.B45]*[.D45])" office:value-type="float" office:value="1" calcext:value-type="float">
            <text:p>1</text:p>
          </table:table-cell>
          <table:table-cell table:style-name="ce7" table:formula="of:=([.C45]*[.D45])" office:value-type="float" office:value="1" calcext:value-type="float">
            <text:p>1</text:p>
          </table:table-cell>
          <table:table-cell table:style-name="ce7" table:formula="of:=([.B45]*[.C45]*[.D45])" office:value-type="float" office:value="-1" calcext:value-type="float">
            <text:p>-1</text:p>
          </table:table-cell>
          <table:table-cell office:value-type="float" office:value="30.7966666667" calcext:value-type="float">
            <text:p>30.80</text:p>
          </table:table-cell>
          <table:table-cell office:value-type="float" office:value="31.06" calcext:value-type="float">
            <text:p>31.06</text:p>
          </table:table-cell>
          <table:table-cell office:value-type="float" office:value="28.8466666667" calcext:value-type="float">
            <text:p>28.85</text:p>
          </table:table-cell>
          <table:table-cell table:formula="of:=AVERAGE([.I45:.K45])" office:value-type="float" office:value="30.2344444444667" calcext:value-type="float">
            <text:p>30.23</text:p>
          </table:table-cell>
          <table:table-cell table:formula="of:=([.I45] - [.L45])" office:value-type="float" office:value="0.562222222233334" calcext:value-type="float">
            <text:p>0.56</text:p>
          </table:table-cell>
          <table:table-cell table:formula="of:=([.J45] - [.L45])" office:value-type="float" office:value="0.825555555533335" calcext:value-type="float">
            <text:p>0.83</text:p>
          </table:table-cell>
          <table:table-cell table:formula="of:=([.K45] - [.L45])" office:value-type="float" office:value="-1.38777777776667" calcext:value-type="float">
            <text:p>-1.39</text:p>
          </table:table-cell>
          <table:table-cell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B46]*[.C46]" office:value-type="float" office:value="1" calcext:value-type="float">
            <text:p>1</text:p>
          </table:table-cell>
          <table:table-cell table:style-name="ce7" table:formula="of:=([.B46]*[.D46])" office:value-type="float" office:value="-1" calcext:value-type="float">
            <text:p>-1</text:p>
          </table:table-cell>
          <table:table-cell table:style-name="ce7" table:formula="of:=([.C46]*[.D46])" office:value-type="float" office:value="-1" calcext:value-type="float">
            <text:p>-1</text:p>
          </table:table-cell>
          <table:table-cell table:style-name="ce7" table:formula="of:=([.B46]*[.C46]*[.D46])" office:value-type="float" office:value="1" calcext:value-type="float">
            <text:p>1</text:p>
          </table:table-cell>
          <table:table-cell office:value-type="float" office:value="15.93" calcext:value-type="float">
            <text:p>15.93</text:p>
          </table:table-cell>
          <table:table-cell office:value-type="float" office:value="16.8166666667" calcext:value-type="float">
            <text:p>16.82</text:p>
          </table:table-cell>
          <table:table-cell office:value-type="float" office:value="16.2166666667" calcext:value-type="float">
            <text:p>16.22</text:p>
          </table:table-cell>
          <table:table-cell table:formula="of:=AVERAGE([.I46:.K46])" office:value-type="float" office:value="16.3211111111333" calcext:value-type="float">
            <text:p>16.32</text:p>
          </table:table-cell>
          <table:table-cell table:formula="of:=([.I46] - [.L46])" office:value-type="float" office:value="-0.391111111133334" calcext:value-type="float">
            <text:p>-0.39</text:p>
          </table:table-cell>
          <table:table-cell table:formula="of:=([.J46] - [.L46])" office:value-type="float" office:value="0.495555555566668" calcext:value-type="float">
            <text:p>0.50</text:p>
          </table:table-cell>
          <table:table-cell table:formula="of:=([.K46] - [.L46])" office:value-type="float" office:value="-0.104444444433334" calcext:value-type="float">
            <text:p>-0.10</text:p>
          </table:table-cell>
          <table:table-cell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7" table:formula="of:=[.B47]*[.C47]" office:value-type="float" office:value="-1" calcext:value-type="float">
            <text:p>-1</text:p>
          </table:table-cell>
          <table:table-cell table:style-name="ce7" table:formula="of:=([.B47]*[.D47])" office:value-type="float" office:value="1" calcext:value-type="float">
            <text:p>1</text:p>
          </table:table-cell>
          <table:table-cell table:style-name="ce7" table:formula="of:=([.C47]*[.D47])" office:value-type="float" office:value="-1" calcext:value-type="float">
            <text:p>-1</text:p>
          </table:table-cell>
          <table:table-cell table:style-name="ce7" table:formula="of:=([.B47]*[.C47]*[.D47])" office:value-type="float" office:value="1" calcext:value-type="float">
            <text:p>1</text:p>
          </table:table-cell>
          <table:table-cell office:value-type="float" office:value="19.3983333333" calcext:value-type="float">
            <text:p>19.40</text:p>
          </table:table-cell>
          <table:table-cell office:value-type="float" office:value="19.235" calcext:value-type="float">
            <text:p>19.24</text:p>
          </table:table-cell>
          <table:table-cell office:value-type="float" office:value="19.39" calcext:value-type="float">
            <text:p>19.39</text:p>
          </table:table-cell>
          <table:table-cell table:formula="of:=AVERAGE([.I47:.K47])" office:value-type="float" office:value="19.3411111111" calcext:value-type="float">
            <text:p>19.34</text:p>
          </table:table-cell>
          <table:table-cell table:formula="of:=([.I47] - [.L47])" office:value-type="float" office:value="0.0572222221999965" calcext:value-type="float">
            <text:p>0.06</text:p>
          </table:table-cell>
          <table:table-cell table:formula="of:=([.J47] - [.L47])" office:value-type="float" office:value="-0.106111111100002" calcext:value-type="float">
            <text:p>-0.11</text:p>
          </table:table-cell>
          <table:table-cell table:formula="of:=([.K47] - [.L47])" office:value-type="float" office:value="0.0488888888999988" calcext:value-type="float">
            <text:p>0.05</text:p>
          </table:table-cell>
          <table:table-cell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[.B48]*[.C48]" office:value-type="float" office:value="-1" calcext:value-type="float">
            <text:p>-1</text:p>
          </table:table-cell>
          <table:table-cell table:style-name="ce7" table:formula="of:=([.B48]*[.D48])" office:value-type="float" office:value="-1" calcext:value-type="float">
            <text:p>-1</text:p>
          </table:table-cell>
          <table:table-cell table:style-name="ce7" table:formula="of:=([.C48]*[.D48])" office:value-type="float" office:value="1" calcext:value-type="float">
            <text:p>1</text:p>
          </table:table-cell>
          <table:table-cell table:style-name="ce7" table:formula="of:=([.B48]*[.C48]*[.D48])" office:value-type="float" office:value="-1" calcext:value-type="float">
            <text:p>-1</text:p>
          </table:table-cell>
          <table:table-cell office:value-type="float" office:value="10.0783333333" calcext:value-type="float">
            <text:p>10.08</text:p>
          </table:table-cell>
          <table:table-cell office:value-type="float" office:value="10.195" calcext:value-type="float">
            <text:p>10.20</text:p>
          </table:table-cell>
          <table:table-cell office:value-type="float" office:value="10.6583333333" calcext:value-type="float">
            <text:p>10.66</text:p>
          </table:table-cell>
          <table:table-cell table:formula="of:=AVERAGE([.I48:.K48])" office:value-type="float" office:value="10.3105555555333" calcext:value-type="float">
            <text:p>10.31</text:p>
          </table:table-cell>
          <table:table-cell table:formula="of:=([.I48] - [.L48])" office:value-type="float" office:value="-0.232222222233334" calcext:value-type="float">
            <text:p>-0.23</text:p>
          </table:table-cell>
          <table:table-cell table:formula="of:=([.J48] - [.L48])" office:value-type="float" office:value="-0.115555555533334" calcext:value-type="float">
            <text:p>-0.12</text:p>
          </table:table-cell>
          <table:table-cell table:formula="of:=([.K48] - [.L48])" office:value-type="float" office:value="0.347777777766666" calcext:value-type="float">
            <text:p>0.35</text:p>
          </table:table-cell>
          <table:table-cell/>
        </table:table-row>
        <table:table-row table:style-name="ro2"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-1" calcext:value-type="float">
            <text:p>-1</text:p>
          </table:table-cell>
          <table:table-cell table:style-name="ce7" table:formula="of:=[.B49]*[.C49]" office:value-type="float" office:value="-1" calcext:value-type="float">
            <text:p>-1</text:p>
          </table:table-cell>
          <table:table-cell table:style-name="ce7" table:formula="of:=([.B49]*[.D49])" office:value-type="float" office:value="-1" calcext:value-type="float">
            <text:p>-1</text:p>
          </table:table-cell>
          <table:table-cell table:style-name="ce7" table:formula="of:=([.C49]*[.D49])" office:value-type="float" office:value="1" calcext:value-type="float">
            <text:p>1</text:p>
          </table:table-cell>
          <table:table-cell table:style-name="ce7" table:formula="of:=([.B49]*[.C49]*[.D49])" office:value-type="float" office:value="1" calcext:value-type="float">
            <text:p>1</text:p>
          </table:table-cell>
          <table:table-cell office:value-type="float" office:value="48.16" calcext:value-type="float">
            <text:p>48.16</text:p>
          </table:table-cell>
          <table:table-cell office:value-type="float" office:value="47.81" calcext:value-type="float">
            <text:p>47.81</text:p>
          </table:table-cell>
          <table:table-cell office:value-type="float" office:value="47.7733333333" calcext:value-type="float">
            <text:p>47.77</text:p>
          </table:table-cell>
          <table:table-cell table:formula="of:=AVERAGE([.I49:.K49])" office:value-type="float" office:value="47.9144444444333" calcext:value-type="float">
            <text:p>47.91</text:p>
          </table:table-cell>
          <table:table-cell table:formula="of:=([.I49] - [.L49])" office:value-type="float" office:value="0.245555555566661" calcext:value-type="float">
            <text:p>0.25</text:p>
          </table:table-cell>
          <table:table-cell table:formula="of:=([.J49] - [.L49])" office:value-type="float" office:value="-0.104444444433334" calcext:value-type="float">
            <text:p>-0.10</text:p>
          </table:table-cell>
          <table:table-cell table:formula="of:=([.K49] - [.L49])" office:value-type="float" office:value="-0.141111111133334" calcext:value-type="float">
            <text:p>-0.14</text:p>
          </table:table-cell>
          <table:table-cell/>
        </table:table-row>
        <table:table-row table:style-name="ro2"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B50]*[.C50]" office:value-type="float" office:value="-1" calcext:value-type="float">
            <text:p>-1</text:p>
          </table:table-cell>
          <table:table-cell table:style-name="ce7" table:formula="of:=([.B50]*[.D50])" office:value-type="float" office:value="1" calcext:value-type="float">
            <text:p>1</text:p>
          </table:table-cell>
          <table:table-cell table:style-name="ce7" table:formula="of:=([.C50]*[.D50])" office:value-type="float" office:value="-1" calcext:value-type="float">
            <text:p>-1</text:p>
          </table:table-cell>
          <table:table-cell table:style-name="ce7" table:formula="of:=([.B50]*[.C50]*[.D50])" office:value-type="float" office:value="-1" calcext:value-type="float">
            <text:p>-1</text:p>
          </table:table-cell>
          <table:table-cell office:value-type="float" office:value="31.3166666667" calcext:value-type="float">
            <text:p>31.32</text:p>
          </table:table-cell>
          <table:table-cell office:value-type="float" office:value="24.75" calcext:value-type="float">
            <text:p>24.75</text:p>
          </table:table-cell>
          <table:table-cell office:value-type="float" office:value="23.8833333333" calcext:value-type="float">
            <text:p>23.88</text:p>
          </table:table-cell>
          <table:table-cell table:formula="of:=AVERAGE([.I50:.K50])" office:value-type="float" office:value="26.65" calcext:value-type="float">
            <text:p>26.65</text:p>
          </table:table-cell>
          <table:table-cell table:formula="of:=([.I50] - [.L50])" office:value-type="float" office:value="4.6666666667" calcext:value-type="float">
            <text:p>4.67</text:p>
          </table:table-cell>
          <table:table-cell table:formula="of:=([.J50] - [.L50])" office:value-type="float" office:value="-1.9" calcext:value-type="float">
            <text:p>-1.90</text:p>
          </table:table-cell>
          <table:table-cell table:formula="of:=([.K50] - [.L50])" office:value-type="float" office:value="-2.7666666667" calcext:value-type="float">
            <text:p>-2.77</text:p>
          </table:table-cell>
          <table:table-cell/>
        </table:table-row>
        <table:table-row table:style-name="ro2"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7" table:formula="of:=[.B51]*[.C51]" office:value-type="float" office:value="1" calcext:value-type="float">
            <text:p>1</text:p>
          </table:table-cell>
          <table:table-cell table:style-name="ce7" table:formula="of:=([.B51]*[.D51])" office:value-type="float" office:value="-1" calcext:value-type="float">
            <text:p>-1</text:p>
          </table:table-cell>
          <table:table-cell table:style-name="ce7" table:formula="of:=([.C51]*[.D51])" office:value-type="float" office:value="-1" calcext:value-type="float">
            <text:p>-1</text:p>
          </table:table-cell>
          <table:table-cell table:style-name="ce7" table:formula="of:=([.B51]*[.C51]*[.D51])" office:value-type="float" office:value="-1" calcext:value-type="float">
            <text:p>-1</text:p>
          </table:table-cell>
          <table:table-cell office:value-type="float" office:value="22.9883333333" calcext:value-type="float">
            <text:p>22.99</text:p>
          </table:table-cell>
          <table:table-cell office:value-type="float" office:value="22.9366666667" calcext:value-type="float">
            <text:p>22.94</text:p>
          </table:table-cell>
          <table:table-cell office:value-type="float" office:value="22.4666666667" calcext:value-type="float">
            <text:p>22.47</text:p>
          </table:table-cell>
          <table:table-cell table:formula="of:=AVERAGE([.I51:.K51])" office:value-type="float" office:value="22.7972222222333" calcext:value-type="float">
            <text:p>22.80</text:p>
          </table:table-cell>
          <table:table-cell table:formula="of:=([.I51] - [.L51])" office:value-type="float" office:value="0.191111111066668" calcext:value-type="float">
            <text:p>0.19</text:p>
          </table:table-cell>
          <table:table-cell table:formula="of:=([.J51] - [.L51])" office:value-type="float" office:value="0.139444444466665" calcext:value-type="float">
            <text:p>0.14</text:p>
          </table:table-cell>
          <table:table-cell table:formula="of:=([.K51] - [.L51])" office:value-type="float" office:value="-0.330555555533333" calcext:value-type="float">
            <text:p>-0.33</text:p>
          </table:table-cell>
          <table:table-cell/>
        </table:table-row>
        <table:table-row table:style-name="ro2">
          <table:table-cell table:number-columns-repeated="4" table:style-name="ce7" office:value-type="float" office:value="1" calcext:value-type="float">
            <text:p>1</text:p>
          </table:table-cell>
          <table:table-cell table:style-name="ce7" table:formula="of:=[.B52]*[.C52]" office:value-type="float" office:value="1" calcext:value-type="float">
            <text:p>1</text:p>
          </table:table-cell>
          <table:table-cell table:style-name="ce7" table:formula="of:=([.B52]*[.D52])" office:value-type="float" office:value="1" calcext:value-type="float">
            <text:p>1</text:p>
          </table:table-cell>
          <table:table-cell table:style-name="ce7" table:formula="of:=([.C52]*[.D52])" office:value-type="float" office:value="1" calcext:value-type="float">
            <text:p>1</text:p>
          </table:table-cell>
          <table:table-cell table:style-name="ce7" table:formula="of:=([.B52]*[.C52]*[.D52])" office:value-type="float" office:value="1" calcext:value-type="float">
            <text:p>1</text:p>
          </table:table-cell>
          <table:table-cell office:value-type="float" office:value="11.8083333333" calcext:value-type="float">
            <text:p>11.81</text:p>
          </table:table-cell>
          <table:table-cell office:value-type="float" office:value="11.7616666667" calcext:value-type="float">
            <text:p>11.76</text:p>
          </table:table-cell>
          <table:table-cell office:value-type="float" office:value="12.4966666667" calcext:value-type="float">
            <text:p>12.50</text:p>
          </table:table-cell>
          <table:table-cell table:formula="of:=AVERAGE([.I52:.K52])" office:value-type="float" office:value="12.0222222222333" calcext:value-type="float">
            <text:p>12.02</text:p>
          </table:table-cell>
          <table:table-cell table:formula="of:=([.I52] - [.L52])" office:value-type="float" office:value="-0.213888888933333" calcext:value-type="float">
            <text:p>-0.21</text:p>
          </table:table-cell>
          <table:table-cell table:formula="of:=([.J52] - [.L52])" office:value-type="float" office:value="-0.260555555533333" calcext:value-type="float">
            <text:p>-0.26</text:p>
          </table:table-cell>
          <table:table-cell table:formula="of:=([.K52] - [.L52])" office:value-type="float" office:value="0.474444444466666" calcext:value-type="float">
            <text:p>0.47</text:p>
          </table:table-cell>
          <table:table-cell/>
        </table:table-row>
        <table:table-row table:style-name="ro2">
          <table:table-cell table:number-columns-repeated="16"/>
        </table:table-row>
        <table:table-row table:style-name="ro4">
          <table:table-cell/>
          <table:table-cell table:style-name="ce8" office:value-type="string" calcext:value-type="string">
            <text:p>Table of q values</text:p>
          </table:table-cell>
          <table:table-cell table:style-name="ce9"/>
          <table:table-cell table:number-columns-repeated="5"/>
          <table:table-cell table:style-name="ce8" office:value-type="string" calcext:value-type="string">
            <text:p>Table of Sum of Squares and Variation Contribution Analysis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Conf. Bound</text:p>
          </table:table-cell>
          <table:table-cell table:number-columns-repeated="4"/>
          <table:table-cell office:value-type="string" calcext:value-type="string">
            <text:p>Component</text:p>
          </table:table-cell>
          <table:table-cell office:value-type="string" calcext:value-type="string">
            <text:p>SS(comp) val</text:p>
          </table:table-cell>
          <table:table-cell office:value-type="string" calcext:value-type="string">
            <text:p>Contribution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q0</text:p>
          </table:table-cell>
          <table:table-cell table:formula="of:=SUMPRODUCT([.A45:.A52];[.L45:.L52])/8" office:value-type="float" office:value="23.1988888888917" calcext:value-type="float">
            <text:p>23.20</text:p>
          </table:table-cell>
          <table:table-cell table:formula="of:=ROUND( [.C57] - [.$G$74];2)" office:value-type="float" office:value="22.78" calcext:value-type="float">
            <text:p>22.78</text:p>
          </table:table-cell>
          <table:table-cell table:style-name="ce11" table:formula="of:=ROUND( [.C57] + [.$G$74];2)" office:value-type="float" office:value="23.61" calcext:value-type="float">
            <text:p>23.61</text:p>
          </table:table-cell>
          <table:table-cell table:number-columns-repeated="3"/>
          <table:table-cell office:value-type="string" calcext:value-type="string">
            <text:p>SSY</text:p>
          </table:table-cell>
          <table:table-cell table:formula="of:=SUMSQ([.I45:.K52])" office:value-type="float" office:value="16030.6257444476" calcext:value-type="float">
            <text:p>16030.6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qA</text:p>
          </table:table-cell>
          <table:table-cell table:formula="of:=SUMPRODUCT([.B45:.B52];[.L45:.L52])/8" office:value-type="float" office:value="4.14708333333333" calcext:value-type="float">
            <text:p>4.15</text:p>
          </table:table-cell>
          <table:table-cell table:formula="of:=ROUND( [.C58] - [.$G$74];2)" office:value-type="float" office:value="3.73" calcext:value-type="float">
            <text:p>3.73</text:p>
          </table:table-cell>
          <table:table-cell table:style-name="ce11" table:formula="of:=ROUND( [.C58] + [.$G$74];2)" office:value-type="float" office:value="4.56" calcext:value-type="float">
            <text:p>4.56</text:p>
          </table:table-cell>
          <table:table-cell table:number-columns-repeated="3"/>
          <table:table-cell office:value-type="string" calcext:value-type="string">
            <text:p>SS0</text:p>
          </table:table-cell>
          <table:table-cell table:formula="of:=24*[.C57]*[.C57]" office:value-type="float" office:value="12916.5226962994" calcext:value-type="float">
            <text:p>12916.52</text:p>
          </table:table-cell>
          <table:table-cell table:formula="of:=(100* [.J58]/[.$J$59])" office:value-type="float" office:value="414.775057106097" calcext:value-type="float">
            <text:p>414.78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qB</text:p>
          </table:table-cell>
          <table:table-cell table:formula="of:=SUMPRODUCT([.C45:.C52];[.L45:.L52])/8" office:value-type="float" office:value="-7.08111111111667" calcext:value-type="float">
            <text:p>-7.08</text:p>
          </table:table-cell>
          <table:table-cell table:formula="of:=ROUND( [.C59] - [.$G$74];2)" office:value-type="float" office:value="-7.5" calcext:value-type="float">
            <text:p>-7.50</text:p>
          </table:table-cell>
          <table:table-cell table:style-name="ce11" table:formula="of:=ROUND( [.C59] + [.$G$74];2)" office:value-type="float" office:value="-6.67" calcext:value-type="float">
            <text:p>-6.67</text:p>
          </table:table-cell>
          <table:table-cell office:value-type="string" calcext:value-type="string">
            <text:p><text:s/>Increasing MW reduces latency</text:p>
          </table:table-cell>
          <table:table-cell table:number-columns-repeated="2"/>
          <table:table-cell office:value-type="string" calcext:value-type="string">
            <text:p>SST</text:p>
          </table:table-cell>
          <table:table-cell table:formula="of:=([.J57] - [.J58])" office:value-type="float" office:value="3114.1030481482" calcext:value-type="float">
            <text:p>3114.10</text:p>
          </table:table-cell>
          <table:table-cell table:formula="of:=(100* [.J59]/[.$J$59])" office:value-type="float" office:value="100" calcext:value-type="float">
            <text:p>100.00</text:p>
          </table:table-cell>
          <table:table-cell/>
          <table:table-cell office:value-type="string" calcext:value-type="string">
            <text:p>Sum of Squares Total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qC</text:p>
          </table:table-cell>
          <table:table-cell table:style-name="ce11" table:formula="of:=SUMPRODUCT([.D45:.D52];[.L45:.L52])/8" office:value-type="float" office:value="-6.87291666666667" calcext:value-type="float">
            <text:p>-6.87</text:p>
          </table:table-cell>
          <table:table-cell table:formula="of:=ROUND( [.C60] - [.$G$74];2)" office:value-type="float" office:value="-7.29" calcext:value-type="float">
            <text:p>-7.29</text:p>
          </table:table-cell>
          <table:table-cell table:style-name="ce11" table:formula="of:=ROUND( [.C60] + [.$G$74];2)" office:value-type="float" office:value="-6.46" calcext:value-type="float">
            <text:p>-6.46</text:p>
          </table:table-cell>
          <table:table-cell office:value-type="string" calcext:value-type="string">
            <text:p>Increasing Num Thread reduces latency</text:p>
          </table:table-cell>
          <table:table-cell table:number-columns-repeated="2"/>
          <table:table-cell office:value-type="string" calcext:value-type="string">
            <text:p>SSA</text:p>
          </table:table-cell>
          <table:table-cell table:formula="of:=24*[.C58]*[.C58]" office:value-type="float" office:value="412.759204166667" calcext:value-type="float">
            <text:p>412.76</text:p>
          </table:table-cell>
          <table:table-cell table:formula="of:=(100* [.J60]/[.$J$59])" office:value-type="float" office:value="13.2545133473382" calcext:value-type="float">
            <text:p>13.2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qAB</text:p>
          </table:table-cell>
          <table:table-cell table:style-name="ce11" table:formula="of:=SUMPRODUCT([.E45:.E52];[.L45:.L52])/8" office:value-type="float" office:value="-2.855138888875" calcext:value-type="float">
            <text:p>-2.86</text:p>
          </table:table-cell>
          <table:table-cell table:formula="of:=ROUND( [.C61] - [.$G$74];2)" office:value-type="float" office:value="-3.27" calcext:value-type="float">
            <text:p>-3.27</text:p>
          </table:table-cell>
          <table:table-cell table:style-name="ce11" table:formula="of:=ROUND( [.C61] + [.$G$74];2)" office:value-type="float" office:value="-2.44" calcext:value-type="float">
            <text:p>-2.44</text:p>
          </table:table-cell>
          <table:table-cell table:number-columns-repeated="3"/>
          <table:table-cell office:value-type="string" calcext:value-type="string">
            <text:p>SSB</text:p>
          </table:table-cell>
          <table:table-cell table:formula="of:=24*[.C59]*[.C59]" office:value-type="float" office:value="1203.41122963152" calcext:value-type="float">
            <text:p>1203.41</text:p>
          </table:table-cell>
          <table:table-cell table:formula="of:=(100* [.J61]/[.$J$59])" office:value-type="float" office:value="38.6439116183752" calcext:value-type="float">
            <text:p>38.64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qAC</text:p>
          </table:table-cell>
          <table:table-cell table:style-name="ce11" table:formula="of:=SUMPRODUCT([.F45:.F52];[.L45:.L52])/8" office:value-type="float" office:value="-1.13694444444167" calcext:value-type="float">
            <text:p>-1.14</text:p>
          </table:table-cell>
          <table:table-cell table:formula="of:=ROUND( [.C62] - [.$G$74];2)" office:value-type="float" office:value="-1.55" calcext:value-type="float">
            <text:p>-1.55</text:p>
          </table:table-cell>
          <table:table-cell table:style-name="ce11" table:formula="of:=ROUND( [.C62] + [.$G$74];2)" office:value-type="float" office:value="-0.72" calcext:value-type="float">
            <text:p>-0.72</text:p>
          </table:table-cell>
          <table:table-cell table:number-columns-repeated="3"/>
          <table:table-cell office:value-type="string" calcext:value-type="string">
            <text:p>SSC</text:p>
          </table:table-cell>
          <table:table-cell table:formula="of:=24*[.C60]*[.C60]" office:value-type="float" office:value="1133.68760416667" calcext:value-type="float">
            <text:p>1133.69</text:p>
          </table:table-cell>
          <table:table-cell table:formula="of:=(100* [.J62]/[.$J$59])" office:value-type="float" office:value="36.4049482832887" calcext:value-type="float">
            <text:p>36.4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qBC</text:p>
          </table:table-cell>
          <table:table-cell table:style-name="ce11" table:formula="of:=SUMPRODUCT([.G45:.G52];[.L45:.L52])/8" office:value-type="float" office:value="1.921527777775" calcext:value-type="float">
            <text:p>1.92</text:p>
          </table:table-cell>
          <table:table-cell table:formula="of:=ROUND( [.C63] - [.$G$74];2)" office:value-type="float" office:value="1.51" calcext:value-type="float">
            <text:p>1.51</text:p>
          </table:table-cell>
          <table:table-cell table:style-name="ce11" table:formula="of:=ROUND( [.C63] + [.$G$74];2)" office:value-type="float" office:value="2.34" calcext:value-type="float">
            <text:p>2.34</text:p>
          </table:table-cell>
          <table:table-cell table:number-columns-repeated="3"/>
          <table:table-cell office:value-type="string" calcext:value-type="string">
            <text:p>SSAB</text:p>
          </table:table-cell>
          <table:table-cell table:formula="of:=24*[.C61]*[.C61]" office:value-type="float" office:value="195.643633794393" calcext:value-type="float">
            <text:p>195.64</text:p>
          </table:table-cell>
          <table:table-cell table:formula="of:=(100* [.J63]/[.$J$59])" office:value-type="float" office:value="6.28250352571771" calcext:value-type="float">
            <text:p>6.28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qABC</text:p>
          </table:table-cell>
          <table:table-cell table:style-name="ce11" table:formula="of:=SUMPRODUCT([.H45:.H52];[.L45:.L52])/8" office:value-type="float" office:value="0.700833333333334" calcext:value-type="float">
            <text:p>0.70</text:p>
          </table:table-cell>
          <table:table-cell table:formula="of:=ROUND( [.C64] - [.$G$74];2)" office:value-type="float" office:value="0.28" calcext:value-type="float">
            <text:p>0.28</text:p>
          </table:table-cell>
          <table:table-cell table:style-name="ce11" table:formula="of:=ROUND( [.C64] + [.$G$74];2)" office:value-type="float" office:value="1.12" calcext:value-type="float">
            <text:p>1.12</text:p>
          </table:table-cell>
          <table:table-cell table:number-columns-repeated="3"/>
          <table:table-cell office:value-type="string" calcext:value-type="string">
            <text:p>SSAC</text:p>
          </table:table-cell>
          <table:table-cell table:formula="of:=24*[.C62]*[.C62]" office:value-type="float" office:value="31.0234240739225" calcext:value-type="float">
            <text:p>31.02</text:p>
          </table:table-cell>
          <table:table-cell table:formula="of:=(100* [.J64]/[.$J$59])" office:value-type="float" office:value="0.996223425951514" calcext:value-type="float">
            <text:p>1.0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string" calcext:value-type="string">
            <text:p>SSBC</text:p>
          </table:table-cell>
          <table:table-cell table:formula="of:=24*[.C63]*[.C63]" office:value-type="float" office:value="88.6144560182623" calcext:value-type="float">
            <text:p>88.61</text:p>
          </table:table-cell>
          <table:table-cell table:formula="of:=(100* [.J65]/[.$J$59])" office:value-type="float" office:value="2.8455852182206" calcext:value-type="float">
            <text:p>2.8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string" calcext:value-type="string">
            <text:p>SSABC</text:p>
          </table:table-cell>
          <table:table-cell table:formula="of:=24*[.C64]*[.C64]" office:value-type="float" office:value="11.7880166666667" calcext:value-type="float">
            <text:p>11.79</text:p>
          </table:table-cell>
          <table:table-cell table:formula="of:=(100* [.J66]/[.$J$59])" office:value-type="float" office:value="0.378536499415986" calcext:value-type="float">
            <text:p>0.3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string" calcext:value-type="string">
            <text:p>SSE</text:p>
          </table:table-cell>
          <table:table-cell table:formula="of:=SUMSQ([.M45:.O52])" office:value-type="float" office:value="37.1754796300972" calcext:value-type="float">
            <text:p>37.18</text:p>
          </table:table-cell>
          <table:table-cell table:formula="of:=(100* [.J67]/[.$J$59])" office:value-type="float" office:value="1.19377808169205" calcext:value-type="float">
            <text:p>1.19</text:p>
          </table:table-cell>
          <table:table-cell table:number-columns-repeated="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Variance of errors</text:p>
          </table:table-cell>
          <table:table-cell/>
          <table:table-cell table:formula="of:=([.J67] / 16)" office:value-type="float" office:value="2.32346747688107" calcext:value-type="float">
            <text:p>2.32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Std deviation of errors</text:p>
          </table:table-cell>
          <table:table-cell/>
          <table:table-cell table:formula="of:=SQRT([.G70])" office:value-type="float" office:value="1.52429245123141" calcext:value-type="float">
            <text:p>1.52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Std deviation of effects</text:p>
          </table:table-cell>
          <table:table-cell/>
          <table:table-cell table:formula="of:=([.G71] / SQRT(8*3))" office:value-type="float" office:value="0.311144893691098" calcext:value-type="float">
            <text:p>0.31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T-value 16 dof 90% conf</text:p>
          </table:table-cell>
          <table:table-cell/>
          <table:table-cell office:value-type="float" office:value="1.337" calcext:value-type="float">
            <text:p>1.34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confidence bound</text:p>
          </table:table-cell>
          <table:table-cell/>
          <table:table-cell table:formula="of:=([.G72]*[.G73])" office:value-type="float" office:value="0.416000722864998" calcext:value-type="float">
            <text:p>0.42</text:p>
          </table:table-cell>
          <table:table-cell table:number-columns-repeated="9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2">00/00/0000</text:date>, <text:time style:data-style-name="N2" text:time-value="03:40:17.2588745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01:03:15.912091006</meta:creation-date>
    <meta:generator>LibreOffice/5.4.3.2$Linux_X86_64 LibreOffice_project/40m0$Build-2</meta:generator>
    <dc:date>2017-12-12T03:41:50.165841013</dc:date>
    <meta:editing-duration>PT2H45M30S</meta:editing-duration>
    <meta:editing-cycles>49</meta:editing-cycles>
    <meta:document-statistic meta:table-count="3" meta:cell-count="1356" meta:object-count="0"/>
  </office:meta>
</office:document-meta>
</file>